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96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208.66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186.24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138.39pt"/>
    </style:style>
    <style:style style:name="co19" style:family="table-column">
      <style:table-column-properties fo:break-before="auto" style:column-width="142.24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27.59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32.66pt"/>
    </style:style>
    <style:style style:name="co25" style:family="table-column">
      <style:table-column-properties fo:break-before="auto" style:column-width="161.55pt"/>
    </style:style>
    <style:style style:name="co26" style:family="table-column">
      <style:table-column-properties fo:break-before="auto" style:column-width="126.06pt"/>
    </style:style>
    <style:style style:name="co27" style:family="table-column">
      <style:table-column-properties fo:break-before="auto" style:column-width="79.74pt"/>
    </style:style>
    <style:style style:name="co28" style:family="table-column">
      <style:table-column-properties fo:break-before="auto" style:column-width="80.5pt"/>
    </style:style>
    <style:style style:name="co29" style:family="table-column">
      <style:table-column-properties fo:break-before="auto" style:column-width="108.31pt"/>
    </style:style>
    <style:style style:name="co30" style:family="table-column">
      <style:table-column-properties fo:break-before="auto" style:column-width="98.25pt"/>
    </style:style>
    <style:style style:name="co31" style:family="table-column">
      <style:table-column-properties fo:break-before="auto" style:column-width="105.9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137.65pt"/>
    </style:style>
    <style:style style:name="co34" style:family="table-column">
      <style:table-column-properties fo:break-before="auto" style:column-width="15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57" style:family="table-cell" style:parent-style-name="Default">
      <style:text-properties fo:font-style="normal" style:font-style-asian="normal" style:font-style-complex="normal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/>
    <style:style style:name="ce100" style:family="table-cell" style:parent-style-name="Default"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7" style:family="table-cell" style:parent-style-name="Default"/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/>
    <style:style style:name="ce10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/>
    <style:style style:name="ce193" style:family="table-cell" style:parent-style-name="Default"/>
    <style:style style:name="ce10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20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/>
    <style:style style:name="ce207" style:family="table-cell" style:parent-style-name="Default"/>
    <style:style style:name="ce124" style:family="table-cell" style:parent-style-name="Default"/>
    <style:style style:name="ce109" style:family="table-cell" style:parent-style-name="Default"/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/>
    <style:style style:name="ce1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/>
    <style:style style:name="ce159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70" style:family="table-cell" style:parent-style-name="Default"/>
    <style:style style:name="ce32" style:family="table-cell" style:parent-style-name="Default"/>
    <style:style style:name="ce163" style:family="table-cell" style:parent-style-name="Default"/>
    <style:style style:name="ce204" style:family="table-cell" style:parent-style-name="Default"/>
    <style:style style:name="ce1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97" style:family="table-cell" style:parent-style-name="Default">
      <style:text-properties fo:font-style="italic" style:font-style-asian="italic" style:font-style-complex="italic"/>
    </style:style>
    <style:style style:name="ce322" style:family="table-cell" style:parent-style-name="Default"/>
    <style:style style:name="ce218" style:family="table-cell" style:parent-style-name="Default"/>
    <style:style style:name="ce211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8" style:family="table-cell" style:parent-style-name="Default"/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39" style:family="table-cell" style:parent-style-name="Default"/>
    <style:style style:name="ce174" style:family="table-cell" style:parent-style-name="Default"/>
    <style:style style:name="ce215" style:family="table-cell" style:parent-style-name="Default"/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8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/>
    <style:style style:name="ce150" style:family="table-cell" style:parent-style-name="Default"/>
    <style:style style:name="ce268" style:family="table-cell" style:parent-style-name="Default"/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/>
    <style:style style:name="ce1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/>
    <style:style style:name="ce281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65" style:family="table-cell" style:parent-style-name="Default"/>
    <style:style style:name="ce188" style:family="table-cell" style:parent-style-name="Default"/>
    <style:style style:name="ce145" style:family="table-cell" style:parent-style-name="Default"/>
    <style:style style:name="ce1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9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/>
    <style:style style:name="ce147" style:family="table-cell" style:parent-style-name="Default"/>
    <style:style style:name="ce310" style:family="table-cell" style:parent-style-name="Default"/>
    <style:style style:name="ce176" style:family="table-cell" style:parent-style-name="Default"/>
    <style:style style:name="ce1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1" style:family="table-cell" style:parent-style-name="Default"/>
    <style:style style:name="ce1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/>
    <style:style style:name="ce321" style:family="table-cell" style:parent-style-name="Default"/>
    <style:style style:name="ce323" style:family="table-cell" style:parent-style-name="Default"/>
    <style:style style:name="ce329" style:family="table-cell" style:parent-style-name="Default"/>
    <style:style style:name="ce337" style:family="table-cell" style:parent-style-name="Default"/>
    <style:style style:name="ce70" style:family="table-cell" style:parent-style-name="Default"/>
    <style:style style:name="ce199" style:family="table-cell" style:parent-style-name="Default"/>
    <style:style style:name="ce160" style:family="table-cell" style:parent-style-name="Default"/>
    <style:style style:name="ce2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1" style:family="table-cell" style:parent-style-name="Default"/>
    <style:style style:name="ce157" style:family="table-cell" style:parent-style-name="Default"/>
    <style:style style:name="ce162" style:family="table-cell" style:parent-style-name="Default"/>
    <style:style style:name="ce203" style:family="table-cell" style:parent-style-name="Default"/>
    <style:style style:name="ce206" style:family="table-cell" style:parent-style-name="Default"/>
    <style:style style:name="ce75" style:family="table-cell" style:parent-style-name="Default"/>
    <style:style style:name="ce360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210" style:family="table-cell" style:parent-style-name="Default"/>
    <style:style style:name="ce171" style:family="table-cell" style:parent-style-name="Default"/>
    <style:style style:name="ce2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2" style:family="table-cell" style:parent-style-name="Default"/>
    <style:style style:name="ce168" style:family="table-cell" style:parent-style-name="Default"/>
    <style:style style:name="ce173" style:family="table-cell" style:parent-style-name="Default"/>
    <style:style style:name="ce379" style:family="table-cell" style:parent-style-name="Default"/>
    <style:style style:name="ce234" style:family="table-cell" style:parent-style-name="Default"/>
    <style:style style:name="ce2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6" style:family="table-cell" style:parent-style-name="Default"/>
    <style:style style:name="ce2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6" style:family="table-cell" style:parent-style-name="Default"/>
    <style:style style:name="ce83" style:family="table-cell" style:parent-style-name="Default"/>
    <style:style style:name="ce221" style:family="table-cell" style:parent-style-name="Default"/>
    <style:style style:name="ce185" style:family="table-cell" style:parent-style-name="Default"/>
    <style:style style:name="ce2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8" style:family="table-cell" style:parent-style-name="Default"/>
    <style:style style:name="ce182" style:family="table-cell" style:parent-style-name="Default"/>
    <style:style style:name="ce187" style:family="table-cell" style:parent-style-name="Default"/>
    <style:style style:name="ce410" style:family="table-cell" style:parent-style-name="Default"/>
    <style:style style:name="ce255" style:family="table-cell" style:parent-style-name="Default"/>
    <style:style style:name="ce2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88" style:family="table-cell" style:parent-style-name="Default"/>
    <style:style style:name="ce4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3" style:family="table-cell" style:parent-style-name="Default">
      <style:text-properties fo:font-style="normal" style:text-underline-style="none" style:font-style-asian="normal" style:font-style-complex="normal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425" style:family="table-cell" style:parent-style-name="Default"/>
    <style:style style:name="ce1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295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/>
    <style:style style:name="ce299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8" style:family="table-cell" style:parent-style-name="Default"/>
    <style:style style:name="ce309" style:family="table-cell" style:parent-style-name="Default"/>
    <style:style style:name="ce37" style:family="table-cell" style:parent-style-name="Default"/>
    <style:style style:name="ce64" style:family="table-cell" style:parent-style-name="Default"/>
    <style:style style:name="ce448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57" style:family="table-cell" style:parent-style-name="Default"/>
    <style:style style:name="ce320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2" style:family="table-cell" style:parent-style-name="Default"/>
    <style:style style:name="ce327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6" style:family="table-cell" style:parent-style-name="Default"/>
    <style:style style:name="ce69" style:family="table-cell" style:parent-style-name="Default"/>
    <style:style style:name="ce470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476" style:family="table-cell" style:parent-style-name="Default"/>
    <style:style style:name="ce343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09" style:family="table-cell" style:parent-style-name="Default"/>
    <style:style style:name="ce346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1" style:family="table-cell" style:parent-style-name="Default"/>
    <style:style style:name="ce517" style:family="table-cell" style:parent-style-name="Default"/>
    <style:style style:name="ce489" style:family="table-cell" style:parent-style-name="Default"/>
    <style:style style:name="ce519" style:family="table-cell" style:parent-style-name="Default"/>
    <style:style style:name="ce354" style:family="table-cell" style:parent-style-name="Default"/>
    <style:style style:name="ce521" style:family="table-cell" style:parent-style-name="Default"/>
    <style:style style:name="ce495" style:family="table-cell" style:parent-style-name="Default"/>
    <style:style style:name="ce356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25" style:family="table-cell" style:parent-style-name="Default"/>
    <style:style style:name="ce359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4" style:family="table-cell" style:parent-style-name="Default"/>
    <style:style style:name="ce82" style:family="table-cell" style:parent-style-name="Default"/>
    <style:style style:name="ce508" style:family="table-cell" style:parent-style-name="Default"/>
    <style:style style:name="ce538" style:family="table-cell" style:parent-style-name="Default"/>
    <style:style style:name="ce367" style:family="table-cell" style:parent-style-name="Default"/>
    <style:style style:name="ce540" style:family="table-cell" style:parent-style-name="Default"/>
    <style:style style:name="ce516" style:family="table-cell" style:parent-style-name="Default"/>
    <style:style style:name="ce369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45" style:family="table-cell" style:parent-style-name="Default"/>
    <style:style style:name="ce196" style:family="table-cell" style:parent-style-name="Default"/>
    <style:style style:name="ce2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87" style:family="table-cell" style:parent-style-name="Default"/>
    <style:style style:name="ce527" style:family="table-cell" style:parent-style-name="Default"/>
    <style:style style:name="ce555" style:family="table-cell" style:parent-style-name="Default"/>
    <style:style style:name="ce380" style:family="table-cell" style:parent-style-name="Default"/>
    <style:style style:name="ce557" style:family="table-cell" style:parent-style-name="Default"/>
    <style:style style:name="ce531" style:family="table-cell" style:parent-style-name="Default"/>
    <style:style style:name="ce382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62" style:family="table-cell" style:parent-style-name="Default"/>
    <style:style style:name="ce385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Default"/>
    <style:style style:name="ce388" style:family="table-cell" style:parent-style-name="Default"/>
    <style:style style:name="ce3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0" style:family="table-cell" style:parent-style-name="Default"/>
    <style:style style:name="ce569" style:family="table-cell" style:parent-style-name="Default"/>
    <style:style style:name="ce544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48" style:family="table-cell" style:parent-style-name="Default"/>
    <style:style style:name="ce395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/>
    <style:style style:name="ce398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0" style:family="table-cell" style:parent-style-name="Default"/>
    <style:style style:name="ce401" style:family="table-cell" style:parent-style-name="Default"/>
    <style:style style:name="ce4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3" style:family="table-cell" style:parent-style-name="Default"/>
    <style:style style:name="ce33" style:family="table-cell" style:parent-style-name="Default"/>
    <style:style style:name="ce559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8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>
      <style:text-properties fo:font-style="italic" style:font-style-asian="italic" style:font-style-complex="italic"/>
    </style:style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>
      <style:text-properties fo:font-style="italic" style:font-style-asian="italic" style:font-style-complex="italic"/>
    </style:style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>
      <style:text-properties fo:font-style="italic" style:font-style-asian="italic" style:font-style-complex="italic"/>
    </style:style>
    <style:style style:name="ce607" style:family="table-cell" style:parent-style-name="Default"/>
    <style:style style:name="ce608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0" style:family="table-cell" style:parent-style-name="Default"/>
    <style:style style:name="ce619" style:family="table-cell" style:parent-style-name="Default"/>
    <style:style style:name="ce624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8" style:family="table-cell" style:parent-style-name="Default"/>
    <style:style style:name="ce629" style:family="table-cell" style:parent-style-name="Default"/>
    <style:style style:name="ce630" style:family="table-cell" style:parent-style-name="Default"/>
    <style:style style:name="ce634" style:family="table-cell" style:parent-style-name="Default"/>
    <style:style style:name="ce61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57" style:family="table-cell" style:parent-style-name="Default"/>
    <style:style style:name="ce6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7" style:family="table-cell" style:parent-style-name="Default"/>
    <style:style style:name="ce669" style:family="table-cell" style:parent-style-name="Default"/>
    <style:style style:name="ce6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6" style:family="table-cell" style:parent-style-name="Default"/>
    <style:style style:name="ce6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8" style:family="table-cell" style:parent-style-name="Default"/>
    <style:style style:name="ce6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8" style:family="table-cell" style:parent-style-name="Default"/>
    <style:style style:name="ce689" style:family="table-cell" style:parent-style-name="Default"/>
    <style:style style:name="ce6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2" style:family="table-cell" style:parent-style-name="Default"/>
    <style:style style:name="ce638" style:family="table-cell" style:parent-style-name="Default">
      <style:text-properties fo:font-style="italic" style:font-style-asian="italic" style:font-style-complex="italic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0" style:family="table-cell" style:parent-style-name="Default"/>
    <style:style style:name="ce6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4" style:family="table-cell" style:parent-style-name="Default"/>
    <style:style style:name="ce705" style:family="table-cell" style:parent-style-name="Default"/>
    <style:style style:name="ce6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7" style:family="table-cell" style:parent-style-name="Default"/>
    <style:style style:name="ce649" style:family="table-cell" style:parent-style-name="Default">
      <style:text-properties fo:font-style="italic" style:font-style-asian="italic" style:font-style-complex="italic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1" style:family="table-cell" style:parent-style-name="Default"/>
    <style:style style:name="ce6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5" style:family="table-cell" style:parent-style-name="Default"/>
    <style:style style:name="ce716" style:family="table-cell" style:parent-style-name="Default"/>
    <style:style style:name="ce6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8" style:family="table-cell" style:parent-style-name="Default"/>
    <style:style style:name="ce660" style:family="table-cell" style:parent-style-name="Default">
      <style:text-properties fo:font-style="italic" style:font-style-asian="italic" style:font-style-complex="italic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2" style:family="table-cell" style:parent-style-name="Default"/>
    <style:style style:name="ce6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5" style:family="table-cell" style:parent-style-name="Default"/>
    <style:style style:name="ce726" style:family="table-cell" style:parent-style-name="Default"/>
    <style:style style:name="ce6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8" style:family="table-cell" style:parent-style-name="Default"/>
    <style:style style:name="ce729" style:family="table-cell" style:parent-style-name="Default"/>
    <style:style style:name="ce6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2" style:family="table-cell" style:parent-style-name="Default"/>
    <style:style style:name="ce6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6" style:family="table-cell" style:parent-style-name="Default"/>
    <style:style style:name="ce737" style:family="table-cell" style:parent-style-name="Default"/>
    <style:style style:name="ce6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9" style:family="table-cell" style:parent-style-name="Default"/>
    <style:style style:name="ce740" style:family="table-cell" style:parent-style-name="Default"/>
    <style:style style:name="ce6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3" style:family="table-cell" style:parent-style-name="Default"/>
    <style:style style:name="ce6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7" style:family="table-cell" style:parent-style-name="Default"/>
    <style:style style:name="ce748" style:family="table-cell" style:parent-style-name="Default"/>
    <style:style style:name="ce69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0" style:family="table-cell" style:parent-style-name="Default"/>
    <style:style style:name="ce751" style:family="table-cell" style:parent-style-name="Default"/>
    <style:style style:name="ce6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59" style:family="table-cell" style:parent-style-name="Default"/>
    <style:style style:name="ce7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1" style:family="table-cell" style:parent-style-name="Default"/>
    <style:style style:name="ce7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3" style:family="table-cell" style:parent-style-name="Default"/>
    <style:style style:name="ce7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5" style:family="table-cell" style:parent-style-name="Default"/>
    <style:style style:name="ce7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7" style:family="table-cell" style:parent-style-name="Default"/>
    <style:style style:name="ce7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9" style:family="table-cell" style:parent-style-name="Default"/>
    <style:style style:name="ce7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1" style:family="table-cell" style:parent-style-name="Default"/>
    <style:style style:name="ce7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72" style:family="table-cell" style:parent-style-name="Default">
      <style:table-cell-properties fo:background-color="#ffff00"/>
    </style:style>
    <style:style style:name="ce801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54">
      <style:table-cell-properties fo:padding="2.01pt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 table:style-name="ce1" office:value-type="string" calcext:value-type="string" table:number-columns-spanned="3" table:number-rows-spanned="1">
            <text:p>Feature Based (Binary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table:style-name="ce84" office:value-type="string" calcext:value-type="string">
            <text:p>STD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4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4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4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covered-table-cell table:style-name="ce14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covered-table-cell table:style-name="ce14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I23]" office:value-type="float" office:value="0.0563813213313724" calcext:value-type="float">
            <text:p>0.056381321331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covered-table-cell/>
          <table:table-cell office:value-type="string" calcext:value-type="string">
            <text:p>Linear SVM</text:p>
          </table:table-cell>
          <table:table-cell table:formula="of:=[MEG.I24]" office:value-type="float" office:value="0.057436241176797" calcext:value-type="float">
            <text:p>0.057436241176797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covered-table-cell/>
          <table:table-cell office:value-type="string" calcext:value-type="string">
            <text:p>MLP</text:p>
          </table:table-cell>
          <table:table-cell table:formula="of:=[MEG.I25]" office:value-type="float" office:value="0.0493437956659163" calcext:value-type="float">
            <text:p>0.049343795665916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0]" office:value-type="float" office:value="0.285300506879073" calcext:value-type="float">
            <text:p>0.285300506879073</text:p>
          </table:table-cell>
          <table:table-cell table:style-name="ce73" table:formula="of:=[$MEG.I10]" office:value-type="float" office:value="0.00791157617067769" calcext:value-type="float">
            <text:p>0.007911576170678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3]" office:value-type="float" office:value="0.28094033" calcext:value-type="float">
            <text:p>0.28094033</text:p>
          </table:table-cell>
          <table:table-cell table:style-name="ce73" table:formula="of:=[$MEG.I13]" office:value-type="float" office:value="0.0591203399545884" calcext:value-type="float">
            <text:p>0.059120339954588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9]" office:value-type="float" office:value="0.95114286" calcext:value-type="float">
            <text:p>0.95114286</text:p>
          </table:table-cell>
          <table:table-cell table:style-name="ce73" table:formula="of:=[Raw.I9]" office:value-type="float" office:value="0.0231391677725043" calcext:value-type="float">
            <text:p>0.02313916777250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7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7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7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7]" office:value-type="float" office:value="0.302805755395683" calcext:value-type="float">
            <text:p>0.302805755395683</text:p>
          </table:table-cell>
          <table:table-cell table:style-name="ce73" table:formula="of:=['Temporal Augmentation Raw'.I7]" office:value-type="float" office:value="0.0736191307276074" calcext:value-type="float">
            <text:p>0.073619130727607</text:p>
          </table:table-cell>
          <table:table-cell table:style-name="ce7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 table:number-columns-spanned="1" table:number-rows-spanned="2">
            <text:p>Spatial Transform MEG</text:p>
          </table:table-cell>
          <table:table-cell table:number-columns-repeated="15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4" table:number-rows-spanned="2">
            <text:p>Nemenyi Post-Hoc (1-off)</text:p>
          </table:table-cell>
          <table:covered-table-cell table:number-columns-repeated="3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SCNN</text:p>
          </table:table-cell>
          <table:table-cell/>
          <table:table-cell office:value-type="string" calcext:value-type="string">
            <text:p>Raw.Spatial.Projection.SCNN</text:p>
          </table:table-cell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9795167" calcext:value-type="float">
            <text:p>0.9795167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0.9999703" calcext:value-type="float">
            <text:p>0.9999703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7912552" calcext:value-type="float">
            <text:p>0.7912552</text:p>
          </table:table-cell>
          <table:table-cell office:value-type="float" office:value="1" calcext:value-type="float">
            <text:p>1</text:p>
          </table:table-cell>
          <table:table-cell office:value-type="float" office:value="0.9915881" calcext:value-type="float">
            <text:p>0.991588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7951668" calcext:value-type="float">
            <text:p>0.97951668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9999703" calcext:value-type="float">
            <text:p>0.9999703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89398955" calcext:value-type="float">
            <text:p>0.893989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1" calcext:value-type="float">
            <text:p>1</text:p>
          </table:table-cell>
          <table:table-cell office:value-type="float" office:value="0.12272963" calcext:value-type="float">
            <text:p>0.12272963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0.9995977" calcext:value-type="float">
            <text:p>0.9995977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9970826" calcext:value-type="float">
            <text:p>0.997082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6549623" calcext:value-type="float">
            <text:p>0.6549623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0.969748" calcext:value-type="float">
            <text:p>0.969748</text:p>
          </table:table-cell>
          <table:table-cell office:value-type="float" office:value="1" calcext:value-type="float">
            <text:p>1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400744" calcext:value-type="float">
            <text:p>0.9400744</text:p>
          </table:table-cell>
          <table:table-cell table:number-columns-repeated="2" office:value-type="float" office:value="0.9984036" calcext:value-type="float">
            <text:p>0.9984036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9915881" calcext:value-type="float">
            <text:p>0.99158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1" calcext:value-type="float">
            <text:p>1</text:p>
          </table:table-cell>
          <table:table-cell office:value-type="float" office:value="0.9400744" calcext:value-type="float">
            <text:p>0.9400744</text:p>
          </table:table-cell>
          <table:table-cell office:value-type="float" office:value="0.99493087" calcext:value-type="float">
            <text:p>0.99493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8" calcext:value-type="float">
            <text:p>0.9999968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5035316" calcext:value-type="float">
            <text:p>0.50353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1" calcext:value-type="float">
            <text:p>1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0.8641726" calcext:value-type="float">
            <text:p>0.8641726</text:p>
          </table:table-cell>
          <table:table-cell table:number-columns-repeated="2" office:value-type="float" office:value="0.9915881" calcext:value-type="float">
            <text:p>0.991588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88274" calcext:value-type="float">
            <text:p>0.74882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Projection.SCNN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70826" calcext:value-type="float">
            <text:p>0.9970826</text:p>
          </table:table-cell>
          <table:table-cell office:value-type="float" office:value="0.35887" calcext:value-type="float">
            <text:p>0.35887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table:number-columns-repeated="2" office:value-type="float" office:value="0.9567684" calcext:value-type="float">
            <text:p>0.9567684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0.3152697" calcext:value-type="float">
            <text:p>0.3152697</text:p>
          </table:table-cell>
          <table:table-cell office:value-type="float" office:value="0.23747116" calcext:value-type="float">
            <text:p>0.237471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1463908" calcext:value-type="float">
            <text:p>0.1463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Augmentation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table:number-columns-repeated="2" office:value-type="float" office:value="0.7912552" calcext:value-type="float">
            <text:p>0.7912552</text:p>
          </table:table-cell>
          <table:table-cell office:value-type="float" office:value="0.8641726" calcext:value-type="float">
            <text:p>0.8641726</text:p>
          </table:table-cell>
          <table:table-cell office:value-type="float" office:value="0.8939895" calcext:value-type="float">
            <text:p>0.8939895</text:p>
          </table:table-cell>
          <table:table-cell office:value-type="float" office:value="0.1227296" calcext:value-type="float">
            <text:p>0.1227296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L2:Summary.L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2" table:default-cell-style-name="Default"/>
        <table:table-column table:style-name="co11" table:number-columns-repeated="11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table:style-name="ce179" table:number-columns-repeated="3"/>
          <table:table-cell table:number-columns-repeated="10"/>
        </table:table-row>
      </table:table>
      <table:table table:name="Audio" table:style-name="ta1">
        <table:table-column table:style-name="co14" table:default-cell-style-name="Default"/>
        <table:table-column table:style-name="co11" table:number-columns-repeated="8" table:default-cell-style-name="Default"/>
        <table:table-column table:style-name="co15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20]; 2; [$Utils.A$2]; 2; 1)) + SUM(OFFSET([.$A20]; 2; [$Utils.A$2]+1; 3; 1))+ SUM(OFFSET([.$A20]; 3; [$Utils.A$2]+2; 3; 1))+ SUM(OFFSET([.$A20]; 4; [$Utils.A$2]+3; 3; 1))+ SUM(OFFSET([.$A20]; 5; [$Utils.A$2]+4; 3; 1))+ SUM(OFFSET([.$A20]; 6; [$Utils.A$2]+5; 3; 1))+SUM(OFFSET([.$A20]; 7; [$Utils.A$2]+6; 3; 1)))/SUM(OFFSET([.$A20]; 2; [$Utils.A$2]; 7; 7))" office:value-type="float" office:value="0.42795076031861" calcext:value-type="float">
            <text:p>0.42795076031861</text:p>
          </table:table-cell>
          <table:table-cell table:formula="of:=(SUM(OFFSET([.$A20]; 2; [$Utils.B$2]; 2; 1)) + SUM(OFFSET([.$A20]; 2; [$Utils.B$2]+1; 3; 1))+ SUM(OFFSET([.$A20]; 3; [$Utils.B$2]+2; 3; 1))+ SUM(OFFSET([.$A20]; 4; [$Utils.B$2]+3; 3; 1))+ SUM(OFFSET([.$A20]; 5; [$Utils.B$2]+4; 3; 1))+ SUM(OFFSET([.$A20]; 6; [$Utils.B$2]+5; 3; 1))+SUM(OFFSET([.$A20]; 7; [$Utils.B$2]+6; 3; 1)))/SUM(OFFSET([.$A20]; 2; [$Utils.B$2]; 7; 7))" office:value-type="float" office:value="0.466328747284576" calcext:value-type="float">
            <text:p>0.466328747284576</text:p>
          </table:table-cell>
          <table:table-cell table:formula="of:=(SUM(OFFSET([.$A20]; 2; [$Utils.C$2]; 2; 1)) + SUM(OFFSET([.$A20]; 2; [$Utils.C$2]+1; 3; 1))+ SUM(OFFSET([.$A20]; 3; [$Utils.C$2]+2; 3; 1))+ SUM(OFFSET([.$A20]; 4; [$Utils.C$2]+3; 3; 1))+ SUM(OFFSET([.$A20]; 5; [$Utils.C$2]+4; 3; 1))+ SUM(OFFSET([.$A20]; 6; [$Utils.C$2]+5; 3; 1))+SUM(OFFSET([.$A20]; 7; [$Utils.C$2]+6; 3; 1)))/SUM(OFFSET([.$A20]; 2; [$Utils.C$2]; 7; 7))" office:value-type="float" office:value="0.51810282404055" calcext:value-type="float">
            <text:p>0.51810282404055</text:p>
          </table:table-cell>
          <table:table-cell table:formula="of:=(SUM(OFFSET([.$A20]; 2; [$Utils.D$2]; 2; 1)) + SUM(OFFSET([.$A20]; 2; [$Utils.D$2]+1; 3; 1))+ SUM(OFFSET([.$A20]; 3; [$Utils.D$2]+2; 3; 1))+ SUM(OFFSET([.$A20]; 4; [$Utils.D$2]+3; 3; 1))+ SUM(OFFSET([.$A20]; 5; [$Utils.D$2]+4; 3; 1))+ SUM(OFFSET([.$A20]; 6; [$Utils.D$2]+5; 3; 1))+SUM(OFFSET([.$A20]; 7; [$Utils.D$2]+6; 3; 1)))/SUM(OFFSET([.$A20]; 2; [$Utils.D$2]; 7; 7))" office:value-type="float" office:value="0.534033309196235" calcext:value-type="float">
            <text:p>0.534033309196235</text:p>
          </table:table-cell>
          <table:table-cell table:formula="of:=(SUM(OFFSET([.$A20]; 2; [$Utils.E$2]; 2; 1)) + SUM(OFFSET([.$A20]; 2; [$Utils.E$2]+1; 3; 1))+ SUM(OFFSET([.$A20]; 3; [$Utils.E$2]+2; 3; 1))+ SUM(OFFSET([.$A20]; 4; [$Utils.E$2]+3; 3; 1))+ SUM(OFFSET([.$A20]; 5; [$Utils.E$2]+4; 3; 1))+ SUM(OFFSET([.$A20]; 6; [$Utils.E$2]+5; 3; 1))+SUM(OFFSET([.$A20]; 7; [$Utils.E$2]+6; 3; 1)))/SUM(OFFSET([.$A20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formula="of:=(SUM(OFFSET([.$A30]; 2; [$Utils.A$2]; 2; 1)) + SUM(OFFSET([.$A30]; 2; [$Utils.A$2]+1; 3; 1))+ SUM(OFFSET([.$A30]; 3; [$Utils.A$2]+2; 3; 1))+ SUM(OFFSET([.$A30]; 4; [$Utils.A$2]+3; 3; 1))+ SUM(OFFSET([.$A30]; 5; [$Utils.A$2]+4; 3; 1))+ SUM(OFFSET([.$A30]; 6; [$Utils.A$2]+5; 3; 1))+SUM(OFFSET([.$A30]; 7; [$Utils.A$2]+6; 3; 1)))/SUM(OFFSET([.$A30]; 2; [$Utils.A$2]; 7; 7))" office:value-type="float" office:value="0.556118754525706" calcext:value-type="float">
            <text:p>0.556118754525706</text:p>
          </table:table-cell>
          <table:table-cell table:formula="of:=(SUM(OFFSET([.$A30]; 2; [$Utils.B$2]; 2; 1)) + SUM(OFFSET([.$A30]; 2; [$Utils.B$2]+1; 3; 1))+ SUM(OFFSET([.$A30]; 3; [$Utils.B$2]+2; 3; 1))+ SUM(OFFSET([.$A30]; 4; [$Utils.B$2]+3; 3; 1))+ SUM(OFFSET([.$A30]; 5; [$Utils.B$2]+4; 3; 1))+ SUM(OFFSET([.$A30]; 6; [$Utils.B$2]+5; 3; 1))+SUM(OFFSET([.$A30]; 7; [$Utils.B$2]+6; 3; 1)))/SUM(OFFSET([.$A30]; 2; [$Utils.B$2]; 7; 7))" office:value-type="float" office:value="0.533671252715424" calcext:value-type="float">
            <text:p>0.533671252715424</text:p>
          </table:table-cell>
          <table:table-cell table:formula="of:=(SUM(OFFSET([.$A30]; 2; [$Utils.C$2]; 2; 1)) + SUM(OFFSET([.$A30]; 2; [$Utils.C$2]+1; 3; 1))+ SUM(OFFSET([.$A30]; 3; [$Utils.C$2]+2; 3; 1))+ SUM(OFFSET([.$A30]; 4; [$Utils.C$2]+3; 3; 1))+ SUM(OFFSET([.$A30]; 5; [$Utils.C$2]+4; 3; 1))+ SUM(OFFSET([.$A30]; 6; [$Utils.C$2]+5; 3; 1))+SUM(OFFSET([.$A30]; 7; [$Utils.C$2]+6; 3; 1)))/SUM(OFFSET([.$A30]; 2; [$Utils.C$2]; 7; 7))" office:value-type="float" office:value="0.557204923968139" calcext:value-type="float">
            <text:p>0.557204923968139</text:p>
          </table:table-cell>
          <table:table-cell table:formula="of:=(SUM(OFFSET([.$A30]; 2; [$Utils.D$2]; 2; 1)) + SUM(OFFSET([.$A30]; 2; [$Utils.D$2]+1; 3; 1))+ SUM(OFFSET([.$A30]; 3; [$Utils.D$2]+2; 3; 1))+ SUM(OFFSET([.$A30]; 4; [$Utils.D$2]+3; 3; 1))+ SUM(OFFSET([.$A30]; 5; [$Utils.D$2]+4; 3; 1))+ SUM(OFFSET([.$A30]; 6; [$Utils.D$2]+5; 3; 1))+SUM(OFFSET([.$A30]; 7; [$Utils.D$2]+6; 3; 1)))/SUM(OFFSET([.$A30]; 2; [$Utils.D$2]; 7; 7))" office:value-type="float" office:value="0.557204923968139" calcext:value-type="float">
            <text:p>0.557204923968139</text:p>
          </table:table-cell>
          <table:table-cell table:formula="of:=(SUM(OFFSET([.$A30]; 2; [$Utils.E$2]; 2; 1)) + SUM(OFFSET([.$A30]; 2; [$Utils.E$2]+1; 3; 1))+ SUM(OFFSET([.$A30]; 3; [$Utils.E$2]+2; 3; 1))+ SUM(OFFSET([.$A30]; 4; [$Utils.E$2]+3; 3; 1))+ SUM(OFFSET([.$A30]; 5; [$Utils.E$2]+4; 3; 1))+ SUM(OFFSET([.$A30]; 6; [$Utils.E$2]+5; 3; 1))+SUM(OFFSET([.$A30]; 7; [$Utils.E$2]+6; 3; 1)))/SUM(OFFSET([.$A30]; 2; [$Utils.E$2]; 7; 7))" office:value-type="float" office:value="0.514844315713251" calcext:value-type="float">
            <text:p>0.514844315713251</text:p>
          </table:table-cell>
          <table:table-cell/>
          <table:table-cell table:formula="of:=AVERAGE([.B10:.F10])" office:value-type="float" office:value="0.543808834178132" calcext:value-type="float">
            <text:p>0.543808834178132</text:p>
          </table:table-cell>
          <table:table-cell table:formula="of:=STDEV([.B10:.F10])" office:value-type="float" office:value="0.0190535985453073" calcext:value-type="float">
            <text:p>0.019053598545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style-name="ce180" table:formula="of:=(SUM(OFFSET([.$A59]; 2; [$Utils.A$2]; 2; 1)) + SUM(OFFSET([.$A59]; 2; [$Utils.A$2]+1; 3; 1))+ SUM(OFFSET([.$A59]; 3; [$Utils.A$2]+2; 3; 1))+ SUM(OFFSET([.$A59]; 4; [$Utils.A$2]+3; 3; 1))+ SUM(OFFSET([.$A59]; 5; [$Utils.A$2]+4; 3; 1))+ SUM(OFFSET([.$A59]; 6; [$Utils.A$2]+5; 3; 1))+SUM(OFFSET([.$A59]; 7; [$Utils.A$2]+6; 3; 1)))/SUM(OFFSET([.$A59]; 2; [$Utils.A$2]; 7; 7))" office:value-type="float" office:value="0.613323678493845" calcext:value-type="float">
            <text:p>0.613323678493845</text:p>
          </table:table-cell>
          <table:table-cell table:style-name="ce180" table:formula="of:=(SUM(OFFSET([.$A59]; 2; [$Utils.B$2]; 2; 1)) + SUM(OFFSET([.$A59]; 2; [$Utils.B$2]+1; 3; 1))+ SUM(OFFSET([.$A59]; 3; [$Utils.B$2]+2; 3; 1))+ SUM(OFFSET([.$A59]; 4; [$Utils.B$2]+3; 3; 1))+ SUM(OFFSET([.$A59]; 5; [$Utils.B$2]+4; 3; 1))+ SUM(OFFSET([.$A59]; 6; [$Utils.B$2]+5; 3; 1))+SUM(OFFSET([.$A59]; 7; [$Utils.B$2]+6; 3; 1)))/SUM(OFFSET([.$A59]; 2; [$Utils.B$2]; 7; 7))" office:value-type="float" office:value="0.524257784214337" calcext:value-type="float">
            <text:p>0.524257784214337</text:p>
          </table:table-cell>
          <table:table-cell table:style-name="ce180" table:formula="of:=(SUM(OFFSET([.$A59]; 2; [$Utils.C$2]; 2; 1)) + SUM(OFFSET([.$A59]; 2; [$Utils.C$2]+1; 3; 1))+ SUM(OFFSET([.$A59]; 3; [$Utils.C$2]+2; 3; 1))+ SUM(OFFSET([.$A59]; 4; [$Utils.C$2]+3; 3; 1))+ SUM(OFFSET([.$A59]; 5; [$Utils.C$2]+4; 3; 1))+ SUM(OFFSET([.$A59]; 6; [$Utils.C$2]+5; 3; 1))+SUM(OFFSET([.$A59]; 7; [$Utils.C$2]+6; 3; 1)))/SUM(OFFSET([.$A59]; 2; [$Utils.C$2]; 7; 7))" office:value-type="float" office:value="0.329471397538016" calcext:value-type="float">
            <text:p>0.329471397538016</text:p>
          </table:table-cell>
          <table:table-cell table:style-name="ce180" table:formula="of:=(SUM(OFFSET([.$A59]; 2; [$Utils.D$2]; 2; 1)) + SUM(OFFSET([.$A59]; 2; [$Utils.D$2]+1; 3; 1))+ SUM(OFFSET([.$A59]; 3; [$Utils.D$2]+2; 3; 1))+ SUM(OFFSET([.$A59]; 4; [$Utils.D$2]+3; 3; 1))+ SUM(OFFSET([.$A59]; 5; [$Utils.D$2]+4; 3; 1))+ SUM(OFFSET([.$A59]; 6; [$Utils.D$2]+5; 3; 1))+SUM(OFFSET([.$A59]; 7; [$Utils.D$2]+6; 3; 1)))/SUM(OFFSET([.$A59]; 2; [$Utils.D$2]; 7; 7))" office:value-type="float" office:value="0.42795076031861" calcext:value-type="float">
            <text:p>0.42795076031861</text:p>
          </table:table-cell>
          <table:table-cell table:style-name="ce180" table:formula="of:=(SUM(OFFSET([.$A59]; 2; [$Utils.E$2]; 2; 1)) + SUM(OFFSET([.$A59]; 2; [$Utils.E$2]+1; 3; 1))+ SUM(OFFSET([.$A59]; 3; [$Utils.E$2]+2; 3; 1))+ SUM(OFFSET([.$A59]; 4; [$Utils.E$2]+3; 3; 1))+ SUM(OFFSET([.$A59]; 5; [$Utils.E$2]+4; 3; 1))+ SUM(OFFSET([.$A59]; 6; [$Utils.E$2]+5; 3; 1))+SUM(OFFSET([.$A59]; 7; [$Utils.E$2]+6; 3; 1)))/SUM(OFFSET([.$A59]; 2; [$Utils.E$2]; 7; 7))" office:value-type="float" office:value="0.592324402606807" calcext:value-type="float">
            <text:p>0.592324402606807</text:p>
          </table:table-cell>
          <table:table-cell/>
          <table:table-cell table:formula="of:=AVERAGE([.B11:.F11])" office:value-type="float" office:value="0.497465604634323" calcext:value-type="float">
            <text:p>0.497465604634323</text:p>
          </table:table-cell>
          <table:table-cell table:formula="of:=STDEV([.B11:.F11])" office:value-type="float" office:value="0.118525812500933" calcext:value-type="float">
            <text:p>0.118525812500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180" table:formula="of:=(SUM(OFFSET([.$A40]; 2; [$Utils.A$2]; 2; 1)) + SUM(OFFSET([.$A40]; 2; [$Utils.A$2]+1; 3; 1))+ SUM(OFFSET([.$A40]; 3; [$Utils.A$2]+2; 3; 1))+ SUM(OFFSET([.$A40]; 4; [$Utils.A$2]+3; 3; 1))+ SUM(OFFSET([.$A40]; 5; [$Utils.A$2]+4; 3; 1))+ SUM(OFFSET([.$A40]; 6; [$Utils.A$2]+5; 3; 1))+SUM(OFFSET([.$A40]; 7; [$Utils.A$2]+6; 3; 1)))/SUM(OFFSET([.$A40]; 2; [$Utils.A$2]; 7; 7))" office:value-type="float" office:value="0.672338884866039" calcext:value-type="float">
            <text:p>0.672338884866039</text:p>
          </table:table-cell>
          <table:table-cell table:style-name="ce180" table:formula="of:=(SUM(OFFSET([.$A40]; 2; [$Utils.B$2]; 2; 1)) + SUM(OFFSET([.$A40]; 2; [$Utils.B$2]+1; 3; 1))+ SUM(OFFSET([.$A40]; 3; [$Utils.B$2]+2; 3; 1))+ SUM(OFFSET([.$A40]; 4; [$Utils.B$2]+3; 3; 1))+ SUM(OFFSET([.$A40]; 5; [$Utils.B$2]+4; 3; 1))+ SUM(OFFSET([.$A40]; 6; [$Utils.B$2]+5; 3; 1))+SUM(OFFSET([.$A40]; 7; [$Utils.B$2]+6; 3; 1)))/SUM(OFFSET([.$A40]; 2; [$Utils.B$2]; 7; 7))" office:value-type="float" office:value="0.612237509051412" calcext:value-type="float">
            <text:p>0.612237509051412</text:p>
          </table:table-cell>
          <table:table-cell table:style-name="ce180" table:formula="of:=(SUM(OFFSET([.$A40]; 2; [$Utils.C$2]; 2; 1)) + SUM(OFFSET([.$A40]; 2; [$Utils.C$2]+1; 3; 1))+ SUM(OFFSET([.$A40]; 3; [$Utils.C$2]+2; 3; 1))+ SUM(OFFSET([.$A40]; 4; [$Utils.C$2]+3; 3; 1))+ SUM(OFFSET([.$A40]; 5; [$Utils.C$2]+4; 3; 1))+ SUM(OFFSET([.$A40]; 6; [$Utils.C$2]+5; 3; 1))+SUM(OFFSET([.$A40]; 7; [$Utils.C$2]+6; 3; 1)))/SUM(OFFSET([.$A40]; 2; [$Utils.C$2]; 7; 7))" office:value-type="float" office:value="0.507603186097031" calcext:value-type="float">
            <text:p>0.507603186097031</text:p>
          </table:table-cell>
          <table:table-cell table:style-name="ce180" table:formula="of:=(SUM(OFFSET([.$A40]; 2; [$Utils.D$2]; 2; 1)) + SUM(OFFSET([.$A40]; 2; [$Utils.D$2]+1; 3; 1))+ SUM(OFFSET([.$A40]; 3; [$Utils.D$2]+2; 3; 1))+ SUM(OFFSET([.$A40]; 4; [$Utils.D$2]+3; 3; 1))+ SUM(OFFSET([.$A40]; 5; [$Utils.D$2]+4; 3; 1))+ SUM(OFFSET([.$A40]; 6; [$Utils.D$2]+5; 3; 1))+SUM(OFFSET([.$A40]; 7; [$Utils.D$2]+6; 3; 1)))/SUM(OFFSET([.$A40]; 2; [$Utils.D$2]; 7; 7))" office:value-type="float" office:value="0.544170890658943" calcext:value-type="float">
            <text:p>0.544170890658943</text:p>
          </table:table-cell>
          <table:table-cell table:style-name="ce180" table:formula="of:=(SUM(OFFSET([.$A40]; 2; [$Utils.E$2]; 2; 1)) + SUM(OFFSET([.$A40]; 2; [$Utils.E$2]+1; 3; 1))+ SUM(OFFSET([.$A40]; 3; [$Utils.E$2]+2; 3; 1))+ SUM(OFFSET([.$A40]; 4; [$Utils.E$2]+3; 3; 1))+ SUM(OFFSET([.$A40]; 5; [$Utils.E$2]+4; 3; 1))+ SUM(OFFSET([.$A40]; 6; [$Utils.E$2]+5; 3; 1))+SUM(OFFSET([.$A40]; 7; [$Utils.E$2]+6; 3; 1)))/SUM(OFFSET([.$A40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180" table:formula="of:=(SUM(OFFSET([.$A49]; 2; [$Utils.A$2]; 2; 1)) + SUM(OFFSET([.$A49]; 2; [$Utils.A$2]+1; 3; 1))+ SUM(OFFSET([.$A49]; 3; [$Utils.A$2]+2; 3; 1))+ SUM(OFFSET([.$A49]; 4; [$Utils.A$2]+3; 3; 1))+ SUM(OFFSET([.$A49]; 5; [$Utils.A$2]+4; 3; 1))+ SUM(OFFSET([.$A49]; 6; [$Utils.A$2]+5; 3; 1))+SUM(OFFSET([.$A49]; 7; [$Utils.A$2]+6; 3; 1)))/SUM(OFFSET([.$A49]; 2; [$Utils.A$2]; 7; 7))" office:value-type="float" office:value="0.313540912382332" calcext:value-type="float">
            <text:p>0.313540912382332</text:p>
          </table:table-cell>
          <table:table-cell table:style-name="ce180" table:formula="of:=(SUM(OFFSET([.$A49]; 2; [$Utils.B$2]; 2; 1)) + SUM(OFFSET([.$A49]; 2; [$Utils.B$2]+1; 3; 1))+ SUM(OFFSET([.$A49]; 3; [$Utils.B$2]+2; 3; 1))+ SUM(OFFSET([.$A49]; 4; [$Utils.B$2]+3; 3; 1))+ SUM(OFFSET([.$A49]; 5; [$Utils.B$2]+4; 3; 1))+ SUM(OFFSET([.$A49]; 6; [$Utils.B$2]+5; 3; 1))+SUM(OFFSET([.$A49]; 7; [$Utils.B$2]+6; 3; 1)))/SUM(OFFSET([.$A49]; 2; [$Utils.B$2]; 7; 7))" office:value-type="float" office:value="0.458725561187545" calcext:value-type="float">
            <text:p>0.458725561187545</text:p>
          </table:table-cell>
          <table:table-cell table:style-name="ce180" table:formula="of:=(SUM(OFFSET([.$A49]; 2; [$Utils.C$2]; 2; 1)) + SUM(OFFSET([.$A49]; 2; [$Utils.C$2]+1; 3; 1))+ SUM(OFFSET([.$A49]; 3; [$Utils.C$2]+2; 3; 1))+ SUM(OFFSET([.$A49]; 4; [$Utils.C$2]+3; 3; 1))+ SUM(OFFSET([.$A49]; 5; [$Utils.C$2]+4; 3; 1))+ SUM(OFFSET([.$A49]; 6; [$Utils.C$2]+5; 3; 1))+SUM(OFFSET([.$A49]; 7; [$Utils.C$2]+6; 3; 1)))/SUM(OFFSET([.$A49]; 2; [$Utils.C$2]; 7; 7))" office:value-type="float" office:value="0.503982621288921" calcext:value-type="float">
            <text:p>0.503982621288921</text:p>
          </table:table-cell>
          <table:table-cell table:style-name="ce180" table:formula="of:=(SUM(OFFSET([.$A49]; 2; [$Utils.D$2]; 2; 1)) + SUM(OFFSET([.$A49]; 2; [$Utils.D$2]+1; 3; 1))+ SUM(OFFSET([.$A49]; 3; [$Utils.D$2]+2; 3; 1))+ SUM(OFFSET([.$A49]; 4; [$Utils.D$2]+3; 3; 1))+ SUM(OFFSET([.$A49]; 5; [$Utils.D$2]+4; 3; 1))+ SUM(OFFSET([.$A49]; 6; [$Utils.D$2]+5; 3; 1))+SUM(OFFSET([.$A49]; 7; [$Utils.D$2]+6; 3; 1)))/SUM(OFFSET([.$A49]; 2; [$Utils.D$2]; 7; 7))" office:value-type="float" office:value="0.420347574221579" calcext:value-type="float">
            <text:p>0.420347574221579</text:p>
          </table:table-cell>
          <table:table-cell table:style-name="ce180" table:formula="of:=(SUM(OFFSET([.$A49]; 2; [$Utils.E$2]; 2; 1)) + SUM(OFFSET([.$A49]; 2; [$Utils.E$2]+1; 3; 1))+ SUM(OFFSET([.$A49]; 3; [$Utils.E$2]+2; 3; 1))+ SUM(OFFSET([.$A49]; 4; [$Utils.E$2]+3; 3; 1))+ SUM(OFFSET([.$A49]; 5; [$Utils.E$2]+4; 3; 1))+ SUM(OFFSET([.$A49]; 6; [$Utils.E$2]+5; 3; 1))+SUM(OFFSET([.$A49]; 7; [$Utils.E$2]+6; 3; 1)))/SUM(OFFSET([.$A49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576393917451122" calcext:value-type="float">
            <text:p>0.576393917451122</text:p>
          </table:table-cell>
          <table:table-cell/>
          <table:table-cell table:formula="of:=AVERAGE([.B15:.F15])" office:value-type="float" office:value="0.659015206372194" calcext:value-type="float">
            <text:p>0.659015206372194</text:p>
          </table:table-cell>
          <table:table-cell table:formula="of:=STDEV([.B15:.F15])" office:value-type="float" office:value="0.0935085425532835" calcext:value-type="float">
            <text:p>0.093508542553284</text:p>
          </table:table-cell>
          <table:table-cell table:number-columns-repeated="1015"/>
        </table:table-row>
        <table:table-row table:style-name="ro1" table:number-rows-repeated="3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Logistic Regression Confusion</text:p>
          </table:table-cell>
          <table:table-cell table:style-name="ce100" table:number-columns-repeated="7"/>
          <table:table-cell table:number-columns-repeated="3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/>
          <table:table-cell table:style-name="ce221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93"/>
          <table:table-cell table:style-name="ce204"/>
          <table:table-cell table:style-name="ce215"/>
          <table:table-cell table:style-name="ce145"/>
          <table:table-cell table:style-name="ce160"/>
          <table:table-cell table:style-name="ce171" office:value-type="string" calcext:value-type="string">
            <text:p>Fold 2</text:p>
          </table:table-cell>
          <table:table-cell table:style-name="ce18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0" office:value-type="float" office:value="47.4" calcext:value-type="float">
            <text:p>47.4</text:p>
          </table:table-cell>
          <table:table-cell table:style-name="ce90" office:value-type="float" office:value="161" calcext:value-type="float">
            <text:p>161</text:p>
          </table:table-cell>
          <table:table-cell table:style-name="ce90" office:value-type="float" office:value="167.4" calcext:value-type="float">
            <text:p>167.4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126.6" calcext:value-type="float">
            <text:p>126.6</text:p>
          </table:table-cell>
          <table:table-cell table:style-name="ce90" office:value-type="float" office:value="39.2" calcext:value-type="float">
            <text:p>39.2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23" calcext:value-type="float">
            <text:p>123</text:p>
          </table:table-cell>
          <table:table-cell table:style-name="ce89" office:value-type="float" office:value="316" calcext:value-type="float">
            <text:p>31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77" calcext:value-type="float">
            <text:p>77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2" calcext:value-type="float">
            <text:p>232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289" calcext:value-type="float">
            <text:p>28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45" calcext:value-type="float">
            <text:p>145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3.8" calcext:value-type="float">
            <text:p>13.8</text:p>
          </table:table-cell>
          <table:table-cell table:style-name="ce90" office:value-type="float" office:value="80.4" calcext:value-type="float">
            <text:p>80.4</text:p>
          </table:table-cell>
          <table:table-cell table:style-name="ce90" office:value-type="float" office:value="95.6" calcext:value-type="float">
            <text:p>95.6</text:p>
          </table:table-cell>
          <table:table-cell table:style-name="ce90" office:value-type="float" office:value="10.2" calcext:value-type="float">
            <text:p>10.2</text:p>
          </table:table-cell>
          <table:table-cell table:style-name="ce90" office:value-type="float" office:value="82.4" calcext:value-type="float">
            <text:p>82.4</text:p>
          </table:table-cell>
          <table:table-cell table:style-name="ce90" office:value-type="float" office:value="30.2" calcext:value-type="float">
            <text:p>30.2</text:p>
          </table:table-cell>
          <table:table-cell table:style-name="ce90" office:value-type="float" office:value="3.4" calcext:value-type="float">
            <text:p>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49" calcext:value-type="float">
            <text:p>49</text:p>
          </table:table-cell>
          <table:table-cell table:style-name="ce89" office:value-type="float" office:value="151" calcext:value-type="float">
            <text:p>151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89" calcext:value-type="float">
            <text:p>89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7" calcext:value-type="float">
            <text:p>17</text:p>
          </table:table-cell>
          <table:table-cell table:style-name="ce14"/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42" calcext:value-type="float">
            <text:p>142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185" calcext:value-type="float">
            <text:p>18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07" calcext:value-type="float">
            <text:p>10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82.8" calcext:value-type="float">
            <text:p>82.8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16.4" calcext:value-type="float">
            <text:p>16.4</text:p>
          </table:table-cell>
          <table:table-cell table:style-name="ce90" office:value-type="float" office:value="93" calcext:value-type="float">
            <text:p>93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8.8" calcext:value-type="float">
            <text:p>8.8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70" calcext:value-type="float">
            <text:p>70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7" calcext:value-type="float">
            <text:p>13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4" calcext:value-type="float">
            <text:p>44</text:p>
          </table:table-cell>
          <table:table-cell table:style-name="ce14"/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2" calcext:value-type="float">
            <text:p>102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61" calcext:value-type="float">
            <text:p>6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2.4" calcext:value-type="float">
            <text:p>12.4</text:p>
          </table:table-cell>
          <table:table-cell table:style-name="ce90" office:value-type="float" office:value="84.4" calcext:value-type="float">
            <text:p>84.4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4.4" calcext:value-type="float">
            <text:p>94.4</text:p>
          </table:table-cell>
          <table:table-cell table:style-name="ce90" office:value-type="float" office:value="71.4" calcext:value-type="float">
            <text:p>71.4</text:p>
          </table:table-cell>
          <table:table-cell table:style-name="ce90" office:value-type="float" office:value="13.4" calcext:value-type="float">
            <text:p>1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89" office:value-type="float" office:value="41" calcext:value-type="float">
            <text:p>4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27" calcext:value-type="float">
            <text:p>12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7" calcext:value-type="float">
            <text:p>67</text:p>
          </table:table-cell>
          <table:table-cell table:style-name="ce14"/>
          <table:table-cell table:style-name="ce89" office:value-type="float" office:value="62" calcext:value-type="float">
            <text:p>62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105" calcext:value-type="float">
            <text:p>105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1" calcext:value-type="float">
            <text:p>111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9" calcext:value-type="float">
            <text:p>3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246" calcext:value-type="float">
            <text:p>24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178.4" calcext:value-type="float">
            <text:p>178.4</text:p>
          </table:table-cell>
          <table:table-cell table:style-name="ce90" office:value-type="float" office:value="22.8" calcext:value-type="float">
            <text:p>22.8</text:p>
          </table:table-cell>
          <table:table-cell table:style-name="ce90" office:value-type="float" office:value="63.8" calcext:value-type="float">
            <text:p>63.8</text:p>
          </table:table-cell>
          <table:table-cell table:style-name="ce90" office:value-type="float" office:value="189.6" calcext:value-type="float">
            <text:p>189.6</text:p>
          </table:table-cell>
          <table:table-cell table:style-name="ce90" office:value-type="float" office:value="155.6" calcext:value-type="float">
            <text:p>155.6</text:p>
          </table:table-cell>
          <table:table-cell table:style-name="ce90" office:value-type="float" office:value="17.4" calcext:value-type="float">
            <text:p>17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632" calcext:value-type="float">
            <text:p>632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45" calcext:value-type="float">
            <text:p>14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87" calcext:value-type="float">
            <text:p>87</text:p>
          </table:table-cell>
          <table:table-cell table:style-name="ce14"/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83" calcext:value-type="float">
            <text:p>83</text:p>
          </table:table-cell>
          <table:table-cell table:style-name="ce89" office:value-type="float" office:value="97" calcext:value-type="float">
            <text:p>97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0" calcext:value-type="float">
            <text:p>1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508" calcext:value-type="float">
            <text:p>50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632" calcext:value-type="float">
            <text:p>632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81.4" calcext:value-type="float">
            <text:p>81.4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23.8" calcext:value-type="float">
            <text:p>23.8</text:p>
          </table:table-cell>
          <table:table-cell table:style-name="ce90" office:value-type="float" office:value="77.2" calcext:value-type="float">
            <text:p>77.2</text:p>
          </table:table-cell>
          <table:table-cell table:style-name="ce90" office:value-type="float" office:value="118.8" calcext:value-type="float">
            <text:p>118.8</text:p>
          </table:table-cell>
          <table:table-cell table:style-name="ce90" office:value-type="float" office:value="14" calcext:value-type="float">
            <text:p>1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78" calcext:value-type="float">
            <text:p>7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39" calcext:value-type="float">
            <text:p>139</text:p>
          </table:table-cell>
          <table:table-cell table:style-name="ce89" office:value-type="float" office:value="70" calcext:value-type="float">
            <text:p>70</text:p>
          </table:table-cell>
          <table:table-cell table:style-name="ce14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7" calcext:value-type="float">
            <text:p>19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258" calcext:value-type="float">
            <text:p>25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1.6" calcext:value-type="float">
            <text:p>11.6</text:p>
          </table:table-cell>
          <table:table-cell table:style-name="ce90" office:value-type="float" office:value="90.2" calcext:value-type="float">
            <text:p>90.2</text:p>
          </table:table-cell>
          <table:table-cell table:style-name="ce90" office:value-type="float" office:value="22.6" calcext:value-type="float">
            <text:p>22.6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33.8" calcext:value-type="float">
            <text:p>133.8</text:p>
          </table:table-cell>
          <table:table-cell table:style-name="ce90" office:value-type="float" office:value="32.6" calcext:value-type="float">
            <text:p>32.6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57" calcext:value-type="float">
            <text:p>57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03" calcext:value-type="float">
            <text:p>203</text:p>
          </table:table-cell>
          <table:table-cell table:number-columns-repeated="2"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58" calcext:value-type="float">
            <text:p>58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101" calcext:value-type="float">
            <text:p>101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50" calcext:value-type="float">
            <text:p>150</text:p>
          </table:table-cell>
          <table:table-cell table:style-name="ce89" office:value-type="float" office:value="126" calcext:value-type="float">
            <text:p>12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3"/>
          <table:table-cell table:style-name="ce120"/>
          <table:table-cell table:style-name="ce197"/>
          <table:table-cell table:style-name="ce258"/>
          <table:table-cell table:style-name="ce298"/>
          <table:table-cell table:style-name="ce381"/>
          <table:table-cell table:style-name="ce412"/>
          <table:table-cell table:style-name="ce438"/>
          <table:table-cell table:number-columns-repeated="1006"/>
        </table:table-row>
        <table:table-row table:style-name="ro1">
          <table:table-cell table:style-name="ce73" office:value-type="string" calcext:value-type="string">
            <text:p>Linear SVM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07"/>
          <table:table-cell table:style-name="ce218"/>
          <table:table-cell table:style-name="ce150"/>
          <table:table-cell table:style-name="ce147"/>
          <table:table-cell table:style-name="ce162"/>
          <table:table-cell table:style-name="ce173" office:value-type="string" calcext:value-type="string">
            <text:p>Fold 2</text:p>
          </table:table-cell>
          <table:table-cell table:style-name="ce18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57" office:value-type="float" office:value="47.6" calcext:value-type="float">
            <text:p>47.6</text:p>
          </table:table-cell>
          <table:table-cell table:style-name="ce57" office:value-type="float" office:value="127.6" calcext:value-type="float">
            <text:p>127.6</text:p>
          </table:table-cell>
          <table:table-cell table:style-name="ce57" office:value-type="float" office:value="109.6" calcext:value-type="float">
            <text:p>109.6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30.8" calcext:value-type="float">
            <text:p>130.8</text:p>
          </table:table-cell>
          <table:table-cell table:style-name="ce57" office:value-type="float" office:value="22.6" calcext:value-type="float">
            <text:p>22.6</text:p>
          </table:table-cell>
          <table:table-cell table:style-name="ce57" office:value-type="float" office:value="0.8" calcext:value-type="float">
            <text:p>0.8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188" calcext:value-type="float">
            <text:p>188</text:p>
          </table:table-cell>
          <table:table-cell table:style-name="ce97" office:value-type="float" office:value="78" calcext:value-type="float">
            <text:p>78</text:p>
          </table:table-cell>
          <table:table-cell table:style-name="ce124" office:value-type="float" office:value="76" calcext:value-type="float">
            <text:p>76</text:p>
          </table:table-cell>
          <table:table-cell table:style-name="ce211" office:value-type="float" office:value="205" calcext:value-type="float">
            <text:p>205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2" calcext:value-type="float">
            <text:p>2</text:p>
          </table:table-cell>
          <table:table-cell table:style-name="ce410" office:value-type="float" office:value="308" calcext:value-type="float">
            <text:p>308</text:p>
          </table:table-cell>
          <table:table-cell table:style-name="ce97" office:value-type="float" office:value="87" calcext:value-type="float">
            <text:p>87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92" calcext:value-type="float">
            <text:p>292</text:p>
          </table:table-cell>
          <table:table-cell table:style-name="ce97" office:value-type="float" office:value="175" calcext:value-type="float">
            <text:p>175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57" office:value-type="float" office:value="10.8" calcext:value-type="float">
            <text:p>10.8</text:p>
          </table:table-cell>
          <table:table-cell table:style-name="ce57" office:value-type="float" office:value="33.4" calcext:value-type="float">
            <text:p>33.4</text:p>
          </table:table-cell>
          <table:table-cell table:style-name="ce57" office:value-type="float" office:value="79.2" calcext:value-type="float">
            <text:p>79.2</text:p>
          </table:table-cell>
          <table:table-cell table:style-name="ce57" office:value-type="float" office:value="75.4" calcext:value-type="float">
            <text:p>75.4</text:p>
          </table:table-cell>
          <table:table-cell table:style-name="ce57" office:value-type="float" office:value="106.6" calcext:value-type="float">
            <text:p>106.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.8" calcext:value-type="float">
            <text:p>1.8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69" calcext:value-type="float">
            <text:p>69</text:p>
          </table:table-cell>
          <table:table-cell table:style-name="ce124" office:value-type="float" office:value="50" calcext:value-type="float">
            <text:p>50</text:p>
          </table:table-cell>
          <table:table-cell table:style-name="ce211" office:value-type="float" office:value="171" calcext:value-type="float">
            <text:p>171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19" calcext:value-type="float">
            <text:p>119</text:p>
          </table:table-cell>
          <table:table-cell table:style-name="ce97" office:value-type="float" office:value="96" calcext:value-type="float">
            <text:p>96</text:p>
          </table:table-cell>
          <table:table-cell table:style-name="ce97" office:value-type="float" office:value="98" calcext:value-type="float">
            <text:p>9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01" calcext:value-type="float">
            <text:p>201</text:p>
          </table:table-cell>
          <table:table-cell table:style-name="ce97" office:value-type="float" office:value="99" calcext:value-type="float">
            <text:p>9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57" office:value-type="float" office:value="1.6" calcext:value-type="float">
            <text:p>1.6</text:p>
          </table:table-cell>
          <table:table-cell table:style-name="ce57" office:value-type="float" office:value="61.4" calcext:value-type="float">
            <text:p>61.4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25.2" calcext:value-type="float">
            <text:p>25.2</text:p>
          </table:table-cell>
          <table:table-cell table:style-name="ce57" office:value-type="float" office:value="200.8" calcext:value-type="float">
            <text:p>200.8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0.6" calcext:value-type="float">
            <text:p>0.6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3" calcext:value-type="float">
            <text:p>3</text:p>
          </table:table-cell>
          <table:table-cell table:style-name="ce211" office:value-type="float" office:value="294" calcext:value-type="float">
            <text:p>29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74" calcext:value-type="float">
            <text:p>27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248" calcext:value-type="float">
            <text:p>248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" calcext:value-type="float">
            <text:p>0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.2" calcext:value-type="float">
            <text:p>2.2</text:p>
          </table:table-cell>
          <table:table-cell table:style-name="ce57" office:value-type="float" office:value="4.8" calcext:value-type="float">
            <text:p>4.8</text:p>
          </table:table-cell>
          <table:table-cell table:style-name="ce57" office:value-type="float" office:value="229.2" calcext:value-type="float">
            <text:p>229.2</text:p>
          </table:table-cell>
          <table:table-cell table:style-name="ce57" office:value-type="float" office:value="17.6" calcext:value-type="float">
            <text:p>17.6</text:p>
          </table:table-cell>
          <table:table-cell table:style-name="ce57" office:value-type="float" office:value="5.2" calcext:value-type="float">
            <text:p>5.2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211" office:value-type="float" office:value="315" calcext:value-type="float">
            <text:p>315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80" calcext:value-type="float">
            <text:p>28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310" calcext:value-type="float">
            <text:p>31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.8" calcext:value-type="float">
            <text:p>0.8</text:p>
          </table:table-cell>
          <table:table-cell table:style-name="ce57" office:value-type="float" office:value="37.6" calcext:value-type="float">
            <text:p>37.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7.8" calcext:value-type="float">
            <text:p>137.8</text:p>
          </table:table-cell>
          <table:table-cell table:style-name="ce57" office:value-type="float" office:value="332.2" calcext:value-type="float">
            <text:p>332.2</text:p>
          </table:table-cell>
          <table:table-cell table:style-name="ce57" office:value-type="float" office:value="97.2" calcext:value-type="float">
            <text:p>97.2</text:p>
          </table:table-cell>
          <table:table-cell table:style-name="ce57" office:value-type="float" office:value="20.4" calcext:value-type="float">
            <text:p>20.4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117" calcext:value-type="float">
            <text:p>117</text:p>
          </table:table-cell>
          <table:table-cell table:style-name="ce211" office:value-type="float" office:value="434" calcext:value-type="float">
            <text:p>434</text:p>
          </table:table-cell>
          <table:table-cell table:style-name="ce268" office:value-type="float" office:value="72" calcext:value-type="float">
            <text:p>7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64" calcext:value-type="float">
            <text:p>164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319" calcext:value-type="float">
            <text:p>31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4" calcext:value-type="float">
            <text:p>34</text:p>
          </table:table-cell>
          <table:table-cell table:style-name="ce97" office:value-type="float" office:value="583" calcext:value-type="float">
            <text:p>58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office:value-type="float" office:value="0.4" calcext:value-type="float">
            <text:p>0.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0.6" calcext:value-type="float">
            <text:p>0.6</text:p>
          </table:table-cell>
          <table:table-cell table:style-name="ce57" office:value-type="float" office:value="20.8" calcext:value-type="float">
            <text:p>20.8</text:p>
          </table:table-cell>
          <table:table-cell table:style-name="ce57" office:value-type="float" office:value="103" calcext:value-type="float">
            <text:p>103</text:p>
          </table:table-cell>
          <table:table-cell table:style-name="ce57" office:value-type="float" office:value="37.2" calcext:value-type="float">
            <text:p>37.2</text:p>
          </table:table-cell>
          <table:table-cell table:style-name="ce57" office:value-type="float" office:value="135" calcext:value-type="float">
            <text:p>13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4" office:value-type="float" office:value="30" calcext:value-type="float">
            <text:p>30</text:p>
          </table:table-cell>
          <table:table-cell table:style-name="ce211" office:value-type="float" office:value="124" calcext:value-type="float">
            <text:p>12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61" calcext:value-type="float">
            <text:p>16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89" calcext:value-type="float">
            <text:p>8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7" calcext:value-type="float">
            <text:p>117</text:p>
          </table:table-cell>
          <table:table-cell table:style-name="ce97" office:value-type="float" office:value="55" calcext:value-type="float">
            <text:p>5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16" calcext:value-type="float">
            <text:p>11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3" calcext:value-type="float">
            <text:p>193</text:p>
          </table:table-cell>
          <table:table-cell table:number-columns-repeated="977"/>
        </table:table-row>
        <table:table-row table:style-name="ro1"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28.2" calcext:value-type="float">
            <text:p>28.2</text:p>
          </table:table-cell>
          <table:table-cell table:style-name="ce57" office:value-type="float" office:value="29.6" calcext:value-type="float">
            <text:p>29.6</text:p>
          </table:table-cell>
          <table:table-cell table:style-name="ce57" office:value-type="float" office:value="49.4" calcext:value-type="float">
            <text:p>49.4</text:p>
          </table:table-cell>
          <table:table-cell table:style-name="ce57" office:value-type="float" office:value="183.4" calcext:value-type="float">
            <text:p>183.4</text:p>
          </table:table-cell>
          <table:table-cell table:style-name="ce57" office:value-type="float" office:value="7.6" calcext:value-type="float">
            <text:p>7.6</text:p>
          </table:table-cell>
          <table:table-cell table:style-name="ce57" office:value-type="float" office:value="12.2" calcext:value-type="float">
            <text:p>12.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0" calcext:value-type="float">
            <text:p>40</text:p>
          </table:table-cell>
          <table:table-cell table:style-name="ce124" office:value-type="float" office:value="85" calcext:value-type="float">
            <text:p>85</text:p>
          </table:table-cell>
          <table:table-cell table:style-name="ce211" office:value-type="float" office:value="180" calcext:value-type="float">
            <text:p>180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5" calcext:value-type="float">
            <text:p>5</text:p>
          </table:table-cell>
          <table:table-cell table:style-name="ce157"/>
          <table:table-cell table:style-name="ce379" office:value-type="float" office:value="1" calcext:value-type="float">
            <text:p>1</text:p>
          </table:table-cell>
          <table:table-cell table:style-name="ce410" office:value-type="float" office:value="80" calcext:value-type="float">
            <text:p>80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1" calcext:value-type="float">
            <text:p>25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table:number-columns-repeated="7"/>
          <table:table-cell/>
          <table:table-cell table:style-name="ce97" table:number-columns-repeated="3"/>
          <table:table-cell table:style-name="ce124"/>
          <table:table-cell table:style-name="ce211"/>
          <table:table-cell table:style-name="ce268"/>
          <table:table-cell table:style-name="ce310"/>
          <table:table-cell table:style-name="ce157"/>
          <table:table-cell table:style-name="ce379"/>
          <table:table-cell table:style-name="ce410"/>
          <table:table-cell table:style-name="ce97" table:number-columns-repeated="5"/>
          <table:table-cell/>
          <table:table-cell table:style-name="ce97" table:number-columns-repeated="7"/>
          <table:table-cell/>
          <table:table-cell table:style-name="ce97" table:number-columns-repeated="7"/>
          <table:table-cell/>
          <table:table-cell table:style-name="ce97" table:number-columns-repeated="7"/>
          <table:table-cell table:number-columns-repeated="977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09"/>
          <table:table-cell table:style-name="ce126"/>
          <table:table-cell table:style-name="ce151"/>
          <table:table-cell table:style-name="ce176"/>
          <table:table-cell table:style-name="ce203"/>
          <table:table-cell table:style-name="ce234" office:value-type="string" calcext:value-type="string">
            <text:p>Fold 2</text:p>
          </table:table-cell>
          <table:table-cell table:style-name="ce2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1" office:value-type="float" office:value="106.2" calcext:value-type="float">
            <text:p>106.20</text:p>
          </table:table-cell>
          <table:table-cell table:style-name="ce93" office:value-type="float" office:value="71.4" calcext:value-type="float">
            <text:p>71.40</text:p>
          </table:table-cell>
          <table:table-cell table:style-name="ce93" office:value-type="float" office:value="248.6" calcext:value-type="float">
            <text:p>248.60</text:p>
          </table:table-cell>
          <table:table-cell table:style-name="ce93" office:value-type="float" office:value="59.6" calcext:value-type="float">
            <text:p>59.60</text:p>
          </table:table-cell>
          <table:table-cell table:style-name="ce93" office:value-type="float" office:value="41.4" calcext:value-type="float">
            <text:p>41.40</text:p>
          </table:table-cell>
          <table:table-cell table:style-name="ce93" office:value-type="float" office:value="1.6" calcext:value-type="float">
            <text:p>1.60</text:p>
          </table:table-cell>
          <table:table-cell table:style-name="ce93" office:value-type="float" office:value="21.2" calcext:value-type="float">
            <text:p>21.20</text:p>
          </table:table-cell>
          <table:table-cell table:style-name="ce100"/>
          <table:table-cell table:style-name="ce99" office:value-type="float" office:value="237" calcext:value-type="float">
            <text:p>23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2" calcext:value-type="float">
            <text:p>52</text:p>
          </table:table-cell>
          <table:table-cell table:style-name="ce111" office:value-type="float" office:value="247" calcext:value-type="float">
            <text:p>247</text:p>
          </table:table-cell>
          <table:table-cell table:style-name="ce127" office:value-type="float" office:value="5" calcext:value-type="float">
            <text:p>5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57"/>
          <table:table-cell table:style-name="ce235" office:value-type="float" office:value="110" calcext:value-type="float">
            <text:p>110</text:p>
          </table:table-cell>
          <table:table-cell table:style-name="ce260" office:value-type="float" office:value="49" calcext:value-type="float">
            <text:p>49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31" calcext:value-type="float">
            <text:p>13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2" calcext:value-type="float">
            <text:p>32</text:p>
          </table:table-cell>
          <table:table-cell table:style-name="ce99" office:value-type="float" office:value="259" calcext:value-type="float">
            <text:p>259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53" calcext:value-type="float">
            <text:p>5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5" calcext:value-type="float">
            <text:p>105</text:p>
          </table:table-cell>
          <table:table-cell/>
          <table:table-cell table:style-name="ce99" office:value-type="float" office:value="142" calcext:value-type="float">
            <text:p>14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380" calcext:value-type="float">
            <text:p>38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19.4" calcext:value-type="float">
            <text:p>19.40</text:p>
          </table:table-cell>
          <table:table-cell table:style-name="ce93" office:value-type="float" office:value="29.4" calcext:value-type="float">
            <text:p>29.40</text:p>
          </table:table-cell>
          <table:table-cell table:style-name="ce93" office:value-type="float" office:value="184.8" calcext:value-type="float">
            <text:p>184.80</text:p>
          </table:table-cell>
          <table:table-cell table:style-name="ce93" office:value-type="float" office:value="48" calcext:value-type="float">
            <text:p>48.00</text:p>
          </table:table-cell>
          <table:table-cell table:style-name="ce91" office:value-type="float" office:value="24.6" calcext:value-type="float">
            <text:p>24.60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office:value-type="float" office:value="9.6" calcext:value-type="float">
            <text:p>9.60</text:p>
          </table:table-cell>
          <table:table-cell table:style-name="ce100"/>
          <table:table-cell table:style-name="ce99" office:value-type="float" office:value="59" calcext:value-type="float">
            <text:p>59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3" calcext:value-type="float">
            <text:p>83</text:p>
          </table:table-cell>
          <table:table-cell table:style-name="ce111" office:value-type="float" office:value="165" calcext:value-type="float">
            <text:p>165</text:p>
          </table:table-cell>
          <table:table-cell table:style-name="ce127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4" calcext:value-type="float">
            <text:p>4</text:p>
          </table:table-cell>
          <table:table-cell table:style-name="ce260" office:value-type="float" office:value="14" calcext:value-type="float">
            <text:p>14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1" calcext:value-type="float">
            <text:p>7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113" calcext:value-type="float">
            <text:p>113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48" calcext:value-type="float">
            <text:p>48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85" calcext:value-type="float">
            <text:p>28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1" office:value-type="float" office:value="2.8" calcext:value-type="float">
            <text:p>2.80</text:p>
          </table:table-cell>
          <table:table-cell table:style-name="ce93" office:value-type="float" office:value="24.4" calcext:value-type="float">
            <text:p>24.40</text:p>
          </table:table-cell>
          <table:table-cell table:style-name="ce93" office:value-type="float" office:value="161.2" calcext:value-type="float">
            <text:p>161.20</text:p>
          </table:table-cell>
          <table:table-cell table:style-name="ce93" office:value-type="float" office:value="74.8" calcext:value-type="float">
            <text:p>74.80</text:p>
          </table:table-cell>
          <table:table-cell table:style-name="ce91" office:value-type="float" office:value="37.6" calcext:value-type="float">
            <text:p>37.6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5.2" calcext:value-type="float">
            <text:p>15.20</text:p>
          </table:table-cell>
          <table:table-cell table:style-name="ce100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111" office:value-type="float" office:value="302" calcext:value-type="float">
            <text:p>302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2" calcext:value-type="float">
            <text:p>2</text:p>
          </table:table-cell>
          <table:table-cell table:style-name="ce99" office:value-type="float" office:value="215" calcext:value-type="float">
            <text:p>215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5" calcext:value-type="float">
            <text:p>95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6" calcext:value-type="float">
            <text:p>76</text:p>
          </table:table-cell>
          <table:table-cell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310" calcext:value-type="float">
            <text:p>310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63" calcext:value-type="float">
            <text:p>263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2.6" calcext:value-type="float">
            <text:p>12.60</text:p>
          </table:table-cell>
          <table:table-cell table:style-name="ce93" office:value-type="float" office:value="155.4" calcext:value-type="float">
            <text:p>155.40</text:p>
          </table:table-cell>
          <table:table-cell table:style-name="ce93" office:value-type="float" office:value="72.2" calcext:value-type="float">
            <text:p>72.20</text:p>
          </table:table-cell>
          <table:table-cell table:style-name="ce93" office:value-type="float" office:value="61.8" calcext:value-type="float">
            <text:p>61.8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4" calcext:value-type="float">
            <text:p>14.00</text:p>
          </table:table-cell>
          <table:table-cell table:style-name="ce100"/>
          <table:table-cell table:number-columns-repeated="3" table:style-name="ce99" office:value-type="float" office:value="0" calcext:value-type="float">
            <text:p>0</text:p>
          </table:table-cell>
          <table:table-cell table:style-name="ce111" office:value-type="float" office:value="316" calcext:value-type="float">
            <text:p>316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59" calcext:value-type="float">
            <text:p>159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0" calcext:value-type="float">
            <text:p>70</text:p>
          </table:table-cell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302" calcext:value-type="float">
            <text:p>302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5.2" calcext:value-type="float">
            <text:p>5.20</text:p>
          </table:table-cell>
          <table:table-cell table:style-name="ce93" office:value-type="float" office:value="30.4" calcext:value-type="float">
            <text:p>30.40</text:p>
          </table:table-cell>
          <table:table-cell table:style-name="ce93" office:value-type="float" office:value="176.2" calcext:value-type="float">
            <text:p>176.20</text:p>
          </table:table-cell>
          <table:table-cell table:style-name="ce93" office:value-type="float" office:value="130.2" calcext:value-type="float">
            <text:p>130.20</text:p>
          </table:table-cell>
          <table:table-cell table:style-name="ce93" office:value-type="float" office:value="175.2" calcext:value-type="float">
            <text:p>175.20</text:p>
          </table:table-cell>
          <table:table-cell table:style-name="ce93" office:value-type="float" office:value="25" calcext:value-type="float">
            <text:p>25.00</text:p>
          </table:table-cell>
          <table:table-cell table:style-name="ce93" office:value-type="float" office:value="89.8" calcext:value-type="float">
            <text:p>89.80</text:p>
          </table:table-cell>
          <table:table-cell table:style-name="ce100"/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58" calcext:value-type="float">
            <text:p>58</text:p>
          </table:table-cell>
          <table:table-cell table:style-name="ce99" office:value-type="float" office:value="12" calcext:value-type="float">
            <text:p>12</text:p>
          </table:table-cell>
          <table:table-cell table:style-name="ce111" office:value-type="float" office:value="495" calcext:value-type="float">
            <text:p>495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40" calcext:value-type="float">
            <text:p>40</text:p>
          </table:table-cell>
          <table:table-cell table:style-name="ce178" office:value-type="float" office:value="7" calcext:value-type="float">
            <text:p>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6" calcext:value-type="float">
            <text:p>6</text:p>
          </table:table-cell>
          <table:table-cell table:style-name="ce99" office:value-type="float" office:value="164" calcext:value-type="float">
            <text:p>164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445" calcext:value-type="float">
            <text:p>445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87" calcext:value-type="float">
            <text:p>87</text:p>
          </table:table-cell>
          <table:table-cell table:style-name="ce99" office:value-type="float" office:value="54" calcext:value-type="float">
            <text:p>54</text:p>
          </table:table-cell>
          <table:table-cell table:style-name="ce99" office:value-type="float" office:value="423" calcext:value-type="float">
            <text:p>423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469" calcext:value-type="float">
            <text:p>469</text:p>
          </table:table-cell>
          <table:table-cell table:style-name="ce99" office:value-type="float" office:value="104" calcext:value-type="float">
            <text:p>104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08" calcext:value-type="float">
            <text:p>208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326" calcext:value-type="float">
            <text:p>326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93" office:value-type="float" office:value="1" calcext:value-type="float">
            <text:p>1.00</text:p>
          </table:table-cell>
          <table:table-cell table:style-name="ce93" office:value-type="float" office:value="6" calcext:value-type="float">
            <text:p>6.00</text:p>
          </table:table-cell>
          <table:table-cell table:number-columns-repeated="2" table:style-name="ce93" office:value-type="float" office:value="26.2" calcext:value-type="float">
            <text:p>26.20</text:p>
          </table:table-cell>
          <table:table-cell table:style-name="ce93" office:value-type="float" office:value="81.4" calcext:value-type="float">
            <text:p>81.40</text:p>
          </table:table-cell>
          <table:table-cell table:style-name="ce93" office:value-type="float" office:value="87.4" calcext:value-type="float">
            <text:p>87.40</text:p>
          </table:table-cell>
          <table:table-cell table:style-name="ce93" office:value-type="float" office:value="87.8" calcext:value-type="float">
            <text:p>87.80</text:p>
          </table:table-cell>
          <table:table-cell table:style-name="ce100"/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" calcext:value-type="float">
            <text:p>0</text:p>
          </table:table-cell>
          <table:table-cell table:style-name="ce111" office:value-type="float" office:value="113" calcext:value-type="float">
            <text:p>113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149" calcext:value-type="float">
            <text:p>149</text:p>
          </table:table-cell>
          <table:table-cell table:style-name="ce178" office:value-type="float" office:value="47" calcext:value-type="float">
            <text:p>4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18" calcext:value-type="float">
            <text:p>18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162" calcext:value-type="float">
            <text:p>162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number-columns-repeated="3" table:style-name="ce99" office:value-type="float" office:value="0" calcext:value-type="float">
            <text:p>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81" calcext:value-type="float">
            <text:p>28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5" calcext:value-type="float">
            <text:p>12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30" calcext:value-type="float">
            <text:p>130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15" calcext:value-type="float">
            <text:p>115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93" office:value-type="float" office:value="18" calcext:value-type="float">
            <text:p>18.00</text:p>
          </table:table-cell>
          <table:table-cell table:style-name="ce93" office:value-type="float" office:value="24.8" calcext:value-type="float">
            <text:p>24.80</text:p>
          </table:table-cell>
          <table:table-cell table:style-name="ce93" office:value-type="float" office:value="74.6" calcext:value-type="float">
            <text:p>74.60</text:p>
          </table:table-cell>
          <table:table-cell table:style-name="ce93" office:value-type="float" office:value="32.4" calcext:value-type="float">
            <text:p>32.40</text:p>
          </table:table-cell>
          <table:table-cell table:style-name="ce93" office:value-type="float" office:value="100.2" calcext:value-type="float">
            <text:p>100.20</text:p>
          </table:table-cell>
          <table:table-cell table:style-name="ce93" office:value-type="float" office:value="33.4" calcext:value-type="float">
            <text:p>33.40</text:p>
          </table:table-cell>
          <table:table-cell table:style-name="ce93" office:value-type="float" office:value="32.6" calcext:value-type="float">
            <text:p>32.60</text:p>
          </table:table-cell>
          <table:table-cell table:style-name="ce100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35" calcext:value-type="float">
            <text:p>35</text:p>
          </table:table-cell>
          <table:table-cell table:style-name="ce111" office:value-type="float" office:value="118" calcext:value-type="float">
            <text:p>118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97" calcext:value-type="float">
            <text:p>97</text:p>
          </table:table-cell>
          <table:table-cell table:style-name="ce178" office:value-type="float" office:value="15" calcext:value-type="float">
            <text:p>15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5" calcext:value-type="float">
            <text:p>5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18" calcext:value-type="float">
            <text:p>11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4" calcext:value-type="float">
            <text:p>84</text:p>
          </table:table-cell>
          <table:table-cell/>
          <table:table-cell table:style-name="ce99" office:value-type="float" office:value="46" calcext:value-type="float">
            <text:p>46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1" calcext:value-type="float">
            <text:p>6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58" calcext:value-type="float">
            <text:p>58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147" calcext:value-type="float">
            <text:p>14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12"/>
          <table:table-cell table:style-name="ce128"/>
          <table:table-cell table:style-name="ce153"/>
          <table:table-cell table:style-name="ce181"/>
          <table:table-cell table:style-name="ce206"/>
          <table:table-cell table:style-name="ce236" office:value-type="string" calcext:value-type="string">
            <text:p>Fold 2</text:p>
          </table:table-cell>
          <table:table-cell table:style-name="ce26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4" office:value-type="float" office:value="243.2" calcext:value-type="float">
            <text:p>243.20</text:p>
          </table:table-cell>
          <table:table-cell table:style-name="ce94" office:value-type="float" office:value="107.4" calcext:value-type="float">
            <text:p>107.4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87.6" calcext:value-type="float">
            <text:p>187.60</text:p>
          </table:table-cell>
          <table:table-cell table:style-name="ce94" office:value-type="float" office:value="11.8" calcext:value-type="float">
            <text:p>11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81"/>
          <table:table-cell table:style-name="ce237" office:value-type="float" office:value="3" calcext:value-type="float">
            <text:p>3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97" calcext:value-type="float">
            <text:p>497</text:p>
          </table:table-cell>
          <table:table-cell table:style-name="ce102" office:value-type="float" office:value="50" calcext:value-type="float">
            <text:p>5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17" calcext:value-type="float">
            <text:p>117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433" calcext:value-type="float">
            <text:p>43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535" calcext:value-type="float">
            <text:p>53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550" calcext:value-type="float">
            <text:p>55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8.6" calcext:value-type="float">
            <text:p>128.60</text:p>
          </table:table-cell>
          <table:table-cell table:style-name="ce95" office:value-type="float" office:value="62.4" calcext:value-type="float">
            <text:p>62.4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18.4" calcext:value-type="float">
            <text:p>118.40</text:p>
          </table:table-cell>
          <table:table-cell table:style-name="ce95" office:value-type="float" office:value="6.6" calcext:value-type="float">
            <text:p>6.6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81"/>
          <table:table-cell table:style-name="ce23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1" calcext:value-type="float">
            <text:p>30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309" calcext:value-type="float">
            <text:p>30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7" calcext:value-type="float">
            <text:p>127.00</text:p>
          </table:table-cell>
          <table:table-cell table:style-name="ce95" office:value-type="float" office:value="63.2" calcext:value-type="float">
            <text:p>63.2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25.8" calcext:value-type="float">
            <text:p>125.8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13" calcext:value-type="float">
            <text:p>31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6.4" calcext:value-type="float">
            <text:p>126.40</text:p>
          </table:table-cell>
          <table:table-cell table:style-name="ce94" office:value-type="float" office:value="63.2" calcext:value-type="float">
            <text:p>63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26.4" calcext:value-type="float">
            <text:p>126.4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251.8" calcext:value-type="float">
            <text:p>251.80</text:p>
          </table:table-cell>
          <table:table-cell table:style-name="ce94" office:value-type="float" office:value="126.8" calcext:value-type="float">
            <text:p>126.8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250.6" calcext:value-type="float">
            <text:p>250.60</text:p>
          </table:table-cell>
          <table:table-cell table:style-name="ce94" office:value-type="float" office:value="2.8" calcext:value-type="float">
            <text:p>2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632" calcext:value-type="float">
            <text:p>632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3" calcext:value-type="float">
            <text:p>123.00</text:p>
          </table:table-cell>
          <table:table-cell table:style-name="ce94" office:value-type="float" office:value="75.2" calcext:value-type="float">
            <text:p>75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17.6" calcext:value-type="float">
            <text:p>117.6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94" office:value-type="float" office:value="0.2" calcext:value-type="float">
            <text:p>0.20</text:p>
          </table:table-cell>
          <table:table-cell table:style-name="ce100"/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48" calcext:value-type="float">
            <text:p>4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68" calcext:value-type="float">
            <text:p>268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5" calcext:value-type="float">
            <text:p>315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5" office:value-type="float" office:value="133.6" calcext:value-type="float">
            <text:p>133.60</text:p>
          </table:table-cell>
          <table:table-cell table:style-name="ce95" office:value-type="float" office:value="66.2" calcext:value-type="float">
            <text:p>66.20</text:p>
          </table:table-cell>
          <table:table-cell table:style-name="ce95" office:value-type="float" office:value="5.4" calcext:value-type="float">
            <text:p>5.40</text:p>
          </table:table-cell>
          <table:table-cell table:style-name="ce95" office:value-type="float" office:value="67" calcext:value-type="float">
            <text:p>67.00</text:p>
          </table:table-cell>
          <table:table-cell table:style-name="ce95" office:value-type="float" office:value="43.8" calcext:value-type="float">
            <text:p>43.8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2" office:value-type="float" office:value="154" calcext:value-type="float">
            <text:p>154</text:p>
          </table:table-cell>
          <table:table-cell table:style-name="ce102" office:value-type="float" office:value="157" calcext:value-type="float">
            <text:p>157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12" calcext:value-type="float">
            <text:p>12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133" calcext:value-type="float">
            <text:p>133</text:p>
          </table:table-cell>
          <table:table-cell table:style-name="ce102" office:value-type="float" office:value="145" calcext:value-type="float">
            <text:p>14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89" calcext:value-type="float">
            <text:p>18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27" calcext:value-type="float">
            <text:p>127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74" calcext:value-type="float">
            <text:p>7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3" calcext:value-type="float">
            <text:p>31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59"/>
          <table:table-cell table:style-name="ce232"/>
          <table:table-cell table:style-name="ce281"/>
          <table:table-cell table:style-name="ce321"/>
          <table:table-cell table:style-name="ce360"/>
          <table:table-cell table:style-name="ce392" office:value-type="string" calcext:value-type="string">
            <text:p>Fold 2</text:p>
          </table:table-cell>
          <table:table-cell table:style-name="ce41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0" office:value-type="float" office:value="115.4" calcext:value-type="float">
            <text:p>115.4</text:p>
          </table:table-cell>
          <table:table-cell table:style-name="ce80" office:value-type="float" office:value="85.2" calcext:value-type="float">
            <text:p>85.2</text:p>
          </table:table-cell>
          <table:table-cell table:style-name="ce80" office:value-type="float" office:value="156.2" calcext:value-type="float">
            <text:p>156.2</text:p>
          </table:table-cell>
          <table:table-cell table:style-name="ce80" office:value-type="float" office:value="25.8" calcext:value-type="float">
            <text:p>25.8</text:p>
          </table:table-cell>
          <table:table-cell table:style-name="ce80" office:value-type="float" office:value="89.2" calcext:value-type="float">
            <text:p>89.2</text:p>
          </table:table-cell>
          <table:table-cell table:style-name="ce80" office:value-type="float" office:value="13.4" calcext:value-type="float">
            <text:p>13.4</text:p>
          </table:table-cell>
          <table:table-cell table:style-name="ce80" office:value-type="float" office:value="64.8" calcext:value-type="float">
            <text:p>64.8</text:p>
          </table:table-cell>
          <table:table-cell/>
          <table:table-cell table:style-name="ce107" office:value-type="float" office:value="72" calcext:value-type="float">
            <text:p>72</text:p>
          </table:table-cell>
          <table:table-cell table:style-name="ce108" office:value-type="float" office:value="294" calcext:value-type="float">
            <text:p>294</text:p>
          </table:table-cell>
          <table:table-cell table:style-name="ce107" office:value-type="float" office:value="108" calcext:value-type="float">
            <text:p>108</text:p>
          </table:table-cell>
          <table:table-cell table:style-name="ce164" office:value-type="float" office:value="48" calcext:value-type="float">
            <text:p>48</text:p>
          </table:table-cell>
          <table:table-cell table:style-name="ce233" office:value-type="float" office:value="16" calcext:value-type="float">
            <text:p>16</text:p>
          </table:table-cell>
          <table:table-cell table:style-name="ce286" office:value-type="float" office:value="9" calcext:value-type="float">
            <text:p>9</text:p>
          </table:table-cell>
          <table:table-cell table:style-name="ce323" office:value-type="float" office:value="3" calcext:value-type="float">
            <text:p>3</text:p>
          </table:table-cell>
          <table:table-cell table:style-name="ce75"/>
          <table:table-cell table:style-name="ce393" office:value-type="float" office:value="116" calcext:value-type="float">
            <text:p>116</text:p>
          </table:table-cell>
          <table:table-cell table:style-name="ce418" office:value-type="float" office:value="23" calcext:value-type="float">
            <text:p>2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281" calcext:value-type="float">
            <text:p>281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51" calcext:value-type="float">
            <text:p>51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28" calcext:value-type="float">
            <text:p>228</text:p>
          </table:table-cell>
          <table:table-cell/>
          <table:table-cell table:style-name="ce80" office:value-type="float" office:value="138" calcext:value-type="float">
            <text:p>13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02" calcext:value-type="float">
            <text:p>20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48" calcext:value-type="float">
            <text:p>48</text:p>
          </table:table-cell>
          <table:table-cell table:style-name="ce80" office:value-type="float" office:value="93" calcext:value-type="float">
            <text:p>93</text:p>
          </table:table-cell>
          <table:table-cell/>
          <table:table-cell table:style-name="ce80" office:value-type="float" office:value="217" calcext:value-type="float">
            <text:p>2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92" calcext:value-type="float">
            <text:p>292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39.6" calcext:value-type="float">
            <text:p>39.6</text:p>
          </table:table-cell>
          <table:table-cell table:style-name="ce80" office:value-type="float" office:value="96.4" calcext:value-type="float">
            <text:p>96.4</text:p>
          </table:table-cell>
          <table:table-cell table:style-name="ce80" office:value-type="float" office:value="16.4" calcext:value-type="float">
            <text:p>16.4</text:p>
          </table:table-cell>
          <table:table-cell table:style-name="ce80" office:value-type="float" office:value="70.4" calcext:value-type="float">
            <text:p>70.4</text:p>
          </table:table-cell>
          <table:table-cell table:style-name="ce80" office:value-type="float" office:value="7.4" calcext:value-type="float">
            <text:p>7.4</text:p>
          </table:table-cell>
          <table:table-cell table:style-name="ce80" office:value-type="float" office:value="51.6" calcext:value-type="float">
            <text:p>51.6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08" office:value-type="float" office:value="167" calcext:value-type="float">
            <text:p>167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7" calcext:value-type="float">
            <text:p>7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219" calcext:value-type="float">
            <text:p>219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46" calcext:value-type="float">
            <text:p>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79" calcext:value-type="float">
            <text:p>79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45" calcext:value-type="float">
            <text:p>145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1" calcext:value-type="float">
            <text:p>12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01" calcext:value-type="float">
            <text:p>101</text:p>
          </table:table-cell>
          <table:table-cell/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09" calcext:value-type="float">
            <text:p>209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6.6" calcext:value-type="float">
            <text:p>6.6</text:p>
          </table:table-cell>
          <table:table-cell table:style-name="ce80" office:value-type="float" office:value="53.8" calcext:value-type="float">
            <text:p>53.8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15.6" calcext:value-type="float">
            <text:p>15.6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5.6" calcext:value-type="float">
            <text:p>5.6</text:p>
          </table:table-cell>
          <table:table-cell table:style-name="ce80" office:value-type="float" office:value="100.4" calcext:value-type="float">
            <text:p>100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46" calcext:value-type="float">
            <text:p>246</text:p>
          </table:table-cell>
          <table:table-cell table:style-name="ce107" office:value-type="float" office:value="10" calcext:value-type="float">
            <text:p>10</text:p>
          </table:table-cell>
          <table:table-cell table:style-name="ce165" office:value-type="float" office:value="42" calcext:value-type="float">
            <text:p>42</text:p>
          </table:table-cell>
          <table:table-cell table:style-name="ce242" office:value-type="float" office:value="8" calcext:value-type="float">
            <text:p>8</text:p>
          </table:table-cell>
          <table:table-cell table:style-name="ce287" office:value-type="float" office:value="7" calcext:value-type="float">
            <text:p>7</text:p>
          </table:table-cell>
          <table:table-cell table:style-name="ce329" office:value-type="float" office:value="3" calcext:value-type="float">
            <text:p>3</text:p>
          </table:table-cell>
          <table:table-cell table:style-name="ce76"/>
          <table:table-cell table:style-name="ce394" office:value-type="float" office:value="3" calcext:value-type="float">
            <text:p>3</text:p>
          </table:table-cell>
          <table:table-cell table:style-name="ce41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89" calcext:value-type="float">
            <text:p>289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59" calcext:value-type="float">
            <text:p>259</text:p>
          </table:table-cell>
          <table:table-cell/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81" calcext:value-type="float">
            <text:p>281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7.2" calcext:value-type="float">
            <text:p>7.2</text:p>
          </table:table-cell>
          <table:table-cell table:style-name="ce80" office:value-type="float" office:value="57.6" calcext:value-type="float">
            <text:p>57.6</text:p>
          </table:table-cell>
          <table:table-cell table:style-name="ce80" office:value-type="float" office:value="58.6" calcext:value-type="float">
            <text:p>58.6</text:p>
          </table:table-cell>
          <table:table-cell table:style-name="ce80" office:value-type="float" office:value="3.8" calcext:value-type="float">
            <text:p>3.8</text:p>
          </table:table-cell>
          <table:table-cell table:style-name="ce80" office:value-type="float" office:value="84.8" calcext:value-type="float">
            <text:p>84.8</text:p>
          </table:table-cell>
          <table:table-cell table:style-name="ce80" office:value-type="float" office:value="14.6" calcext:value-type="float">
            <text:p>14.6</text:p>
          </table:table-cell>
          <table:table-cell table:style-name="ce80" office:value-type="float" office:value="89.4" calcext:value-type="float">
            <text:p>89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69" calcext:value-type="float">
            <text:p>269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4" calcext:value-type="float">
            <text:p>4</text:p>
          </table:table-cell>
          <table:table-cell/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310" calcext:value-type="float">
            <text:p>31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float" office:value="54" calcext:value-type="float">
            <text:p>54</text:p>
          </table:table-cell>
          <table:table-cell table:style-name="ce80" office:value-type="float" office:value="204" calcext:value-type="float">
            <text:p>204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77" calcext:value-type="float">
            <text:p>27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53.4" calcext:value-type="float">
            <text:p>53.4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158.6" calcext:value-type="float">
            <text:p>158.6</text:p>
          </table:table-cell>
          <table:table-cell table:style-name="ce80" office:value-type="float" office:value="113.6" calcext:value-type="float">
            <text:p>113.6</text:p>
          </table:table-cell>
          <table:table-cell table:style-name="ce80" office:value-type="float" office:value="132.2" calcext:value-type="float">
            <text:p>132.2</text:p>
          </table:table-cell>
          <table:table-cell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float" office:value="197" calcext:value-type="float">
            <text:p>197</text:p>
          </table:table-cell>
          <table:table-cell table:style-name="ce108" office:value-type="float" office:value="162" calcext:value-type="float">
            <text:p>162</text:p>
          </table:table-cell>
          <table:table-cell table:style-name="ce108" office:value-type="float" office:value="32" calcext:value-type="float">
            <text:p>32</text:p>
          </table:table-cell>
          <table:table-cell/>
          <table:table-cell table:style-name="ce80" office:value-type="float" office:value="2" calcext:value-type="float">
            <text:p>2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284" calcext:value-type="float">
            <text:p>284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08" calcext:value-type="float">
            <text:p>108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79" calcext:value-type="float">
            <text:p>379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14" calcext:value-type="float">
            <text:p>14</text:p>
          </table:table-cell>
          <table:table-cell table:number-columns-repeated="2" table:style-name="ce80" office:value-type="float" office:value="22" calcext:value-type="float">
            <text:p>22</text:p>
          </table:table-cell>
          <table:table-cell table:style-name="ce80" office:value-type="float" office:value="84" calcext:value-type="float">
            <text:p>84</text:p>
          </table:table-cell>
          <table:table-cell table:style-name="ce80" office:value-type="float" office:value="246" calcext:value-type="float">
            <text:p>246</text:p>
          </table:table-cell>
          <table:table-cell table:style-name="ce80" office:value-type="float" office:value="236" calcext:value-type="float">
            <text:p>236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109" calcext:value-type="float">
            <text:p>109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4.2" calcext:value-type="float">
            <text:p>4.2</text:p>
          </table:table-cell>
          <table:table-cell table:style-name="ce80" office:value-type="float" office:value="3.6" calcext:value-type="float">
            <text:p>3.6</text:p>
          </table:table-cell>
          <table:table-cell table:style-name="ce80" office:value-type="float" office:value="9.4" calcext:value-type="float">
            <text:p>9.4</text:p>
          </table:table-cell>
          <table:table-cell table:style-name="ce80" office:value-type="float" office:value="52.6" calcext:value-type="float">
            <text:p>52.6</text:p>
          </table:table-cell>
          <table:table-cell table:style-name="ce80" office:value-type="float" office:value="19.8" calcext:value-type="float">
            <text:p>19.8</text:p>
          </table:table-cell>
          <table:table-cell table:style-name="ce80" office:value-type="float" office:value="98" calcext:value-type="float">
            <text:p>98</text:p>
          </table:table-cell>
          <table:table-cell table:style-name="ce80" office:value-type="float" office:value="128.4" calcext:value-type="float">
            <text:p>128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2" calcext:value-type="float">
            <text:p>2</text:p>
          </table:table-cell>
          <table:table-cell table:style-name="ce166" office:value-type="float" office:value="109" calcext:value-type="float">
            <text:p>109</text:p>
          </table:table-cell>
          <table:table-cell table:style-name="ce243" office:value-type="float" office:value="4" calcext:value-type="float">
            <text:p>4</text:p>
          </table:table-cell>
          <table:table-cell table:style-name="ce288" office:value-type="float" office:value="68" calcext:value-type="float">
            <text:p>68</text:p>
          </table:table-cell>
          <table:table-cell table:style-name="ce337" office:value-type="float" office:value="129" calcext:value-type="float">
            <text:p>129</text:p>
          </table:table-cell>
          <table:table-cell table:style-name="ce77"/>
          <table:table-cell table:style-name="ce396" office:value-type="float" office:value="5" calcext:value-type="float">
            <text:p>5</text:p>
          </table:table-cell>
          <table:table-cell table:style-name="ce420" office:value-type="float" office:value="7" calcext:value-type="float">
            <text:p>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76" calcext:value-type="float">
            <text:p>76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68" calcext:value-type="float">
            <text:p>68</text:p>
          </table:table-cell>
          <table:table-cell/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91" calcext:value-type="float">
            <text:p>19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82" calcext:value-type="float">
            <text:p>82</text:p>
          </table:table-cell>
          <table:table-cell table:style-name="ce80" office:value-type="float" office:value="209" calcext:value-type="float">
            <text:p>209</text:p>
          </table:table-cell>
          <table:table-cell/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61" calcext:value-type="float">
            <text:p>161</text:p>
          </table:table-cell>
          <table:table-cell table:style-name="ce80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80" office:value-type="float" office:value="47.4" calcext:value-type="float">
            <text:p>47.4</text:p>
          </table:table-cell>
          <table:table-cell table:style-name="ce80" office:value-type="float" office:value="24.4" calcext:value-type="float">
            <text:p>24.4</text:p>
          </table:table-cell>
          <table:table-cell table:style-name="ce80" office:value-type="float" office:value="52" calcext:value-type="float">
            <text:p>52</text:p>
          </table:table-cell>
          <table:table-cell table:style-name="ce80" office:value-type="float" office:value="46.6" calcext:value-type="float">
            <text:p>46.6</text:p>
          </table:table-cell>
          <table:table-cell table:style-name="ce80" office:value-type="float" office:value="57.4" calcext:value-type="float">
            <text:p>57.4</text:p>
          </table:table-cell>
          <table:table-cell table:style-name="ce80" office:value-type="float" office:value="39.4" calcext:value-type="float">
            <text:p>39.4</text:p>
          </table:table-cell>
          <table:table-cell table:style-name="ce80" office:value-type="float" office:value="48.8" calcext:value-type="float">
            <text:p>48.8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60" calcext:value-type="float">
            <text:p>60</text:p>
          </table:table-cell>
          <table:table-cell table:style-name="ce170" office:value-type="float" office:value="96" calcext:value-type="float">
            <text:p>96</text:p>
          </table:table-cell>
          <table:table-cell table:style-name="ce243" office:value-type="float" office:value="39" calcext:value-type="float">
            <text:p>39</text:p>
          </table:table-cell>
          <table:table-cell table:style-name="ce288" office:value-type="float" office:value="67" calcext:value-type="float">
            <text:p>67</text:p>
          </table:table-cell>
          <table:table-cell table:style-name="ce337" office:value-type="float" office:value="10" calcext:value-type="float">
            <text:p>10</text:p>
          </table:table-cell>
          <table:table-cell table:style-name="ce77"/>
          <table:table-cell table:style-name="ce396" office:value-type="float" office:value="61" calcext:value-type="float">
            <text:p>61</text:p>
          </table:table-cell>
          <table:table-cell table:style-name="ce420" office:value-type="float" office:value="14" calcext:value-type="float">
            <text:p>14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101" calcext:value-type="float">
            <text:p>101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41" calcext:value-type="float">
            <text:p>41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87" calcext:value-type="float">
            <text:p>87</text:p>
          </table:table-cell>
          <table:table-cell/>
          <table:table-cell table:style-name="ce80" office:value-type="float" office:value="68" calcext:value-type="float">
            <text:p>68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97" calcext:value-type="float">
            <text:p>97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23" calcext:value-type="float">
            <text:p>12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977"/>
        </table:table-row>
        <table:table-row table:style-name="ro1" table:number-rows-repeated="3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134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Audio.L51:Audio.L52 Audio.L42:Audio.L49 Audio.L21:Audio.L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1:Audio.M52 Audio.M42:Audio.M49 Audio.M21:Audio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1:Audio.N52 Audio.N42:Audio.N49 Audio.N21:Audio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1:Audio.O52 Audio.O42:Audio.O49 Audio.O21:Audio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1:Audio.P52 Audio.P42:Audio.P49 Audio.P21:Audio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1:Audio.Q52 Audio.Q42:Audio.Q49 Audio.Q21:Audio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1:Audio.R52 Audio.R42:Audio.R49 Audio.R21:Audio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1:Audio.L61 Audio.L56:Audio.L56 Audio.L58:Audio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7:Audio.L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1:Audio.M61 Audio.M56:Audio.M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1:Audio.N61 Audio.N56:Audio.N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1:Audio.O61 Audio.O56:Audio.O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1:Audio.P61 Audio.P56:Audio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1:Audio.Q61 Audio.Q56:Audio.Q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1:Audio.R61 Audio.R56:Audio.R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3:Audio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3:Audio.M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3:Audio.N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3:Audio.O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3:Audio.P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3:Audio.Q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3:Audio.R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7:Audio.L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6:Audio.L6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6:Audio.M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6:Audio.N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6:Audio.O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6:Audio.P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6:Audio.Q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6:Audio.R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2:Audio.L26 Audio.L20:Audio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2:Audio.M26 Audio.M20:Audio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2:Audio.N26 Audio.N20:Audio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2:Audio.O26 Audio.O20:Audio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2:Audio.P26 Audio.P20:Audio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2:Audio.Q26 Audio.Q20:Audio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2:Audio.R26 Audio.R20:Audio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L49 Audio.L30:Audio.L30 Audio.L32:Audio.L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9 Audio.M30:Audio.M30 Audio.M32:Audio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9 Audio.N30:Audio.N30 Audio.N32:Audio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9 Audio.O30:Audio.O30 Audio.O32:Audio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9 Audio.P30:Audio.P30 Audio.P32:Audio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9 Audio.Q30:Audio.Q30 Audio.Q32:Audio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9 Audio.R30:Audio.R30 Audio.R32:Audio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1:Audio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1:Audio.M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1:Audio.N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1:Audio.O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1:Audio.P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1:Audio.Q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1:Audio.R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2:Audio.O28 Audio.Y22:Audio.AE28 Audio.AG22:Audio.AM28 Audio.AO22:Audio.AU28 Audio.Q22:Audio.W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1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1:Audio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1:Audio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1:Audio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1:Audio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1:Audio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1:Audio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2:Audio.G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0:Audio.L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0:Audio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0:Audio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0:Audio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0:Audio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0:Audio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0:Audio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0:Audio.L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0:Audio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0:Audio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0:Audio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0:Audio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0:Audio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0:Audio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1:Audio.G57 Audio.I51:Audio.O57 Audio.Q51:Audio.W57 Audio.Y51:Audio.AE57 Audio.AG51:Audio.AM57 Audio.AO51:Audio.AU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1:Audio.G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2:Audio.G48 Audio.I42:Audio.O48 Audio.Q42:Audio.W48 Audio.Y42:Audio.AE48 Audio.AG42:Audio.AM48 Audio.AO42:Audio.AU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32:Audio.O39 Audio.Q32:Audio.W39 Audio.Y32:Audio.AE39 Audio.AG32:Audio.AM39 Audio.AG51:Audio.AG52 Audio.AO32:Audio.AU39 Audio.A32:Audio.G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0:Audio.L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0:Audio.M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0:Audio.N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0:Audio.O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0:Audio.P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0:Audio.Q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0:Audio.R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0:Audio.L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0:Audio.M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0:Audio.N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0:Audio.O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0:Audio.P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0:Audio.Q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0:Audio.R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61:Audio.G67 Audio.I61:Audio.O67 Audio.Q61:Audio.W67 Audio.Y61:Audio.AE67 Audio.AG61:Audio.AM67 Audio.AO61:Audio.AU6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61:Audio.O6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6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466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/>
          <table:table-cell table:style-name="ce179" table:number-columns-repeated="7"/>
          <table:table-cell table:number-columns-repeated="3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238" office:value-type="string" calcext:value-type="string">
            <text:p>1 off &amp; Reduced</text:p>
          </table:table-cell>
          <table:table-cell table:number-columns-repeated="10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423" office:value-type="string" calcext:value-type="string">
            <text:p>Logistic Regression</text:p>
          </table:table-cell>
          <table:table-cell table:style-name="ce180" table:formula="of:=(SUM(OFFSET([.$A27]; 2; [$Utils.A$2]; 2; 1)) + SUM(OFFSET([.$A27]; 2; [$Utils.A$2]+1; 3; 1))+ SUM(OFFSET([.$A27]; 3; [$Utils.A$2]+2; 3; 1))+ SUM(OFFSET([.$A27]; 4; [$Utils.A$2]+3; 3; 1))+ SUM(OFFSET([.$A27]; 5; [$Utils.A$2]+4; 3; 1))+ SUM(OFFSET([.$A27]; 6; [$Utils.A$2]+5; 3; 1))+SUM(OFFSET([.$A27]; 7; [$Utils.A$2]+6; 3; 1)))/SUM(OFFSET([.$A27]; 2; [$Utils.A$2]; 7; 7))" office:value-type="float" office:value="0.536929761042723" calcext:value-type="float">
            <text:p>0.536929761042723</text:p>
          </table:table-cell>
          <table:table-cell table:style-name="ce180" table:formula="of:=(SUM(OFFSET([.$A27]; 2; [$Utils.B$2]; 2; 1)) + SUM(OFFSET([.$A27]; 2; [$Utils.B$2]+1; 3; 1))+ SUM(OFFSET([.$A27]; 3; [$Utils.B$2]+2; 3; 1))+ SUM(OFFSET([.$A27]; 4; [$Utils.B$2]+3; 3; 1))+ SUM(OFFSET([.$A27]; 5; [$Utils.B$2]+4; 3; 1))+ SUM(OFFSET([.$A27]; 6; [$Utils.B$2]+5; 3; 1))+SUM(OFFSET([.$A27]; 7; [$Utils.B$2]+6; 3; 1)))/SUM(OFFSET([.$A27]; 2; [$Utils.B$2]; 7; 7))" office:value-type="float" office:value="0.416727009413469" calcext:value-type="float">
            <text:p>0.416727009413469</text:p>
          </table:table-cell>
          <table:table-cell table:style-name="ce180" table:formula="of:=(SUM(OFFSET([.$A27]; 2; [$Utils.C$2]; 2; 1)) + SUM(OFFSET([.$A27]; 2; [$Utils.C$2]+1; 3; 1))+ SUM(OFFSET([.$A27]; 3; [$Utils.C$2]+2; 3; 1))+ SUM(OFFSET([.$A27]; 4; [$Utils.C$2]+3; 3; 1))+ SUM(OFFSET([.$A27]; 5; [$Utils.C$2]+4; 3; 1))+ SUM(OFFSET([.$A27]; 6; [$Utils.C$2]+5; 3; 1))+SUM(OFFSET([.$A27]; 7; [$Utils.C$2]+6; 3; 1)))/SUM(OFFSET([.$A27]; 2; [$Utils.C$2]; 7; 7))" office:value-type="float" office:value="0.354815351194786" calcext:value-type="float">
            <text:p>0.354815351194786</text:p>
          </table:table-cell>
          <table:table-cell table:style-name="ce180" table:formula="of:=(SUM(OFFSET([.$A27]; 2; [$Utils.D$2]; 2; 1)) + SUM(OFFSET([.$A27]; 2; [$Utils.D$2]+1; 3; 1))+ SUM(OFFSET([.$A27]; 3; [$Utils.D$2]+2; 3; 1))+ SUM(OFFSET([.$A27]; 4; [$Utils.D$2]+3; 3; 1))+ SUM(OFFSET([.$A27]; 5; [$Utils.D$2]+4; 3; 1))+ SUM(OFFSET([.$A27]; 6; [$Utils.D$2]+5; 3; 1))+SUM(OFFSET([.$A27]; 7; [$Utils.D$2]+6; 3; 1)))/SUM(OFFSET([.$A27]; 2; [$Utils.D$2]; 7; 7))" office:value-type="float" office:value="0.587617668356264" calcext:value-type="float">
            <text:p>0.587617668356264</text:p>
          </table:table-cell>
          <table:table-cell table:style-name="ce180" table:formula="of:=(SUM(OFFSET([.$A27]; 2; [$Utils.E$2]; 2; 1)) + SUM(OFFSET([.$A27]; 2; [$Utils.E$2]+1; 3; 1))+ SUM(OFFSET([.$A27]; 3; [$Utils.E$2]+2; 3; 1))+ SUM(OFFSET([.$A27]; 4; [$Utils.E$2]+3; 3; 1))+ SUM(OFFSET([.$A27]; 5; [$Utils.E$2]+4; 3; 1))+ SUM(OFFSET([.$A27]; 6; [$Utils.E$2]+5; 3; 1))+SUM(OFFSET([.$A27]; 7; [$Utils.E$2]+6; 3; 1)))/SUM(OFFSET([.$A27]; 2; [$Utils.E$2]; 7; 7))" office:value-type="float" office:value="0.556118754525706" calcext:value-type="float">
            <text:p>0.556118754525706</text:p>
          </table:table-cell>
          <table:table-cell/>
          <table:table-cell table:formula="of:=AVERAGE([.B16:.F16])" office:value-type="float" office:value="0.490441708906589" calcext:value-type="float">
            <text:p>0.490441708906589</text:p>
          </table:table-cell>
          <table:table-cell table:formula="of:=STDEV([.B16:.F16])" office:value-type="float" office:value="0.099682177739006" calcext:value-type="float">
            <text:p>0.099682177739006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141" office:value-type="string" calcext:value-type="string">
            <text:p>Linear SVM</text:p>
          </table:table-cell>
          <table:table-cell table:formula="of:=(SUM([.I39:.I40]) + SUM([.J39:.J41])+ SUM([.K40:.K42])+ SUM([.L41:.L43])+ SUM([.M42:.M44])+ SUM([.N43:.N45])+SUM([.O44:.O45]))/SUM([.I39:.O45])" office:value-type="float" office:value="0.540188269370022" calcext:value-type="float">
            <text:p>0.540188269370022</text:p>
          </table:table-cell>
          <table:table-cell table:formula="of:=(SUM([.Q39:.Q40]) + SUM([.R39:.R41])+ SUM([.S40:.S42])+ SUM([.T41:.T43])+ SUM([.U42:.U44])+ SUM([.V43:.V45])+SUM([.W44:.W45]))/SUM([.Q39:.W45])" office:value-type="float" office:value="0.481173062997828" calcext:value-type="float">
            <text:p>0.481173062997828</text:p>
          </table:table-cell>
          <table:table-cell table:formula="of:=(SUM([.Y39:.Y40]) + SUM([.Z39:.Z41])+ SUM([.AA40:.AA42])+ SUM([.AB41:.AB43])+ SUM([.AC42:.AC44])+ SUM([.AD43:.AD45])+SUM([.AE44:.AE45]))/SUM([.Y39:.AE45])" office:value-type="float" office:value="0.535119478638668" calcext:value-type="float">
            <text:p>0.535119478638668</text:p>
          </table:table-cell>
          <table:table-cell table:formula="of:=(SUM([.AG39:.AG40]) + SUM([.AH39:.AH41])+ SUM([.AI40:.AI42])+ SUM([.AJ41:.AJ43])+ SUM([.AK42:.AK44])+ SUM([.AL43:.AL45])+SUM([.AM44:.AM45]))/SUM([.AG39:.AM45])" office:value-type="float" office:value="0.5394641564084" calcext:value-type="float">
            <text:p>0.5394641564084</text:p>
          </table:table-cell>
          <table:table-cell table:formula="of:=(SUM([.AO39:.AO40]) + SUM([.AP39:.AP41])+ SUM([.AQ40:.AQ42])+ SUM([.AR41:.AR43])+ SUM([.AS42:.AS44])+ SUM([.AT43:.AT45])+SUM([.AU44:.AU45]))/SUM([.AO39:.AU45])" office:value-type="float" office:value="0.55394641564084" calcext:value-type="float">
            <text:p>0.55394641564084</text:p>
          </table:table-cell>
          <table:table-cell/>
          <table:table-cell table:formula="of:=AVERAGE([.B17:.F17])" office:value-type="float" office:value="0.529978276611151" calcext:value-type="float">
            <text:p>0.529978276611151</text:p>
          </table:table-cell>
          <table:table-cell table:formula="of:=STDEV([.B17:.F17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141" office:value-type="string" calcext:value-type="string">
            <text:p>Attention LSTM</text:p>
          </table:table-cell>
          <table:table-cell table:style-name="ce180" table:formula="of:=(SUM(OFFSET([.$A69]; 2; [$Utils.A$2]; 2; 1)) + SUM(OFFSET([.$A69]; 2; [$Utils.A$2]+1; 3; 1))+ SUM(OFFSET([.$A69]; 3; [$Utils.A$2]+2; 3; 1))+ SUM(OFFSET([.$A69]; 4; [$Utils.A$2]+3; 3; 1))+ SUM(OFFSET([.$A69]; 5; [$Utils.A$2]+4; 3; 1))+ SUM(OFFSET([.$A69]; 6; [$Utils.A$2]+5; 3; 1))+SUM(OFFSET([.$A69]; 7; [$Utils.A$2]+6; 3; 1)))/SUM(OFFSET([.$A69]; 2; [$Utils.A$2]; 7; 7))" office:value-type="float" office:value="0.59341057204924" calcext:value-type="float">
            <text:p>0.59341057204924</text:p>
          </table:table-cell>
          <table:table-cell table:style-name="ce180" table:formula="of:=(SUM(OFFSET([.$A69]; 2; [$Utils.B$2]; 2; 1)) + SUM(OFFSET([.$A69]; 2; [$Utils.B$2]+1; 3; 1))+ SUM(OFFSET([.$A69]; 3; [$Utils.B$2]+2; 3; 1))+ SUM(OFFSET([.$A69]; 4; [$Utils.B$2]+3; 3; 1))+ SUM(OFFSET([.$A69]; 5; [$Utils.B$2]+4; 3; 1))+ SUM(OFFSET([.$A69]; 6; [$Utils.B$2]+5; 3; 1))+SUM(OFFSET([.$A69]; 7; [$Utils.B$2]+6; 3; 1)))/SUM(OFFSET([.$A69]; 2; [$Utils.B$2]; 7; 7))" office:value-type="float" office:value="0.538377986965967" calcext:value-type="float">
            <text:p>0.538377986965967</text:p>
          </table:table-cell>
          <table:table-cell table:style-name="ce180" table:formula="of:=(SUM(OFFSET([.$A69]; 2; [$Utils.C$2]; 2; 1)) + SUM(OFFSET([.$A69]; 2; [$Utils.C$2]+1; 3; 1))+ SUM(OFFSET([.$A69]; 3; [$Utils.C$2]+2; 3; 1))+ SUM(OFFSET([.$A69]; 4; [$Utils.C$2]+3; 3; 1))+ SUM(OFFSET([.$A69]; 5; [$Utils.C$2]+4; 3; 1))+ SUM(OFFSET([.$A69]; 6; [$Utils.C$2]+5; 3; 1))+SUM(OFFSET([.$A69]; 7; [$Utils.C$2]+6; 3; 1)))/SUM(OFFSET([.$A69]; 2; [$Utils.C$2]; 7; 7))" office:value-type="float" office:value="0.56842867487328" calcext:value-type="float">
            <text:p>0.56842867487328</text:p>
          </table:table-cell>
          <table:table-cell table:style-name="ce180" table:formula="of:=(SUM(OFFSET([.$A69]; 2; [$Utils.D$2]; 2; 1)) + SUM(OFFSET([.$A69]; 2; [$Utils.D$2]+1; 3; 1))+ SUM(OFFSET([.$A69]; 3; [$Utils.D$2]+2; 3; 1))+ SUM(OFFSET([.$A69]; 4; [$Utils.D$2]+3; 3; 1))+ SUM(OFFSET([.$A69]; 5; [$Utils.D$2]+4; 3; 1))+ SUM(OFFSET([.$A69]; 6; [$Utils.D$2]+5; 3; 1))+SUM(OFFSET([.$A69]; 7; [$Utils.D$2]+6; 3; 1)))/SUM(OFFSET([.$A69]; 2; [$Utils.D$2]; 7; 7))" office:value-type="float" office:value="0.503258508327299" calcext:value-type="float">
            <text:p>0.503258508327299</text:p>
          </table:table-cell>
          <table:table-cell table:style-name="ce180" table:formula="of:=(SUM(OFFSET([.$A69]; 2; [$Utils.E$2]; 2; 1)) + SUM(OFFSET([.$A69]; 2; [$Utils.E$2]+1; 3; 1))+ SUM(OFFSET([.$A69]; 3; [$Utils.E$2]+2; 3; 1))+ SUM(OFFSET([.$A69]; 4; [$Utils.E$2]+3; 3; 1))+ SUM(OFFSET([.$A69]; 5; [$Utils.E$2]+4; 3; 1))+ SUM(OFFSET([.$A69]; 6; [$Utils.E$2]+5; 3; 1))+SUM(OFFSET([.$A69]; 7; [$Utils.E$2]+6; 3; 1)))/SUM(OFFSET([.$A69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8:.F18])" office:value-type="float" office:value="0.516582186821144" calcext:value-type="float">
            <text:p>0.516582186821144</text:p>
          </table:table-cell>
          <table:table-cell table:formula="of:=STDEV([.B18:.F18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141" office:value-type="string" calcext:value-type="string">
            <text:p>SCNN</text:p>
          </table:table-cell>
          <table:table-cell table:style-name="ce180" table:formula="of:=(SUM(OFFSET([.$A59]; 2; [$Utils.A$2]; 2; 1)) + SUM(OFFSET([.$A59]; 2; [$Utils.A$2]+1; 3; 1))+ SUM(OFFSET([.$A59]; 3; [$Utils.A$2]+2; 3; 1))+ SUM(OFFSET([.$A59]; 4; [$Utils.A$2]+3; 3; 1))+ SUM(OFFSET([.$A59]; 5; [$Utils.A$2]+4; 3; 1))+ SUM(OFFSET([.$A59]; 6; [$Utils.A$2]+5; 3; 1))+SUM(OFFSET([.$A59]; 7; [$Utils.A$2]+6; 3; 1)))/SUM(OFFSET([.$A59]; 2; [$Utils.A$2]; 7; 7))" office:value-type="float" office:value="0.480811006517017" calcext:value-type="float">
            <text:p>0.480811006517017</text:p>
          </table:table-cell>
          <table:table-cell table:style-name="ce180" table:formula="of:=(SUM(OFFSET([.$A59]; 2; [$Utils.B$2]; 2; 1)) + SUM(OFFSET([.$A59]; 2; [$Utils.B$2]+1; 3; 1))+ SUM(OFFSET([.$A59]; 3; [$Utils.B$2]+2; 3; 1))+ SUM(OFFSET([.$A59]; 4; [$Utils.B$2]+3; 3; 1))+ SUM(OFFSET([.$A59]; 5; [$Utils.B$2]+4; 3; 1))+ SUM(OFFSET([.$A59]; 6; [$Utils.B$2]+5; 3; 1))+SUM(OFFSET([.$A59]; 7; [$Utils.B$2]+6; 3; 1)))/SUM(OFFSET([.$A59]; 2; [$Utils.B$2]; 7; 7))" office:value-type="float" office:value="0.61875452570601" calcext:value-type="float">
            <text:p>0.61875452570601</text:p>
          </table:table-cell>
          <table:table-cell table:style-name="ce180" table:formula="of:=(SUM(OFFSET([.$A59]; 2; [$Utils.C$2]; 2; 1)) + SUM(OFFSET([.$A59]; 2; [$Utils.C$2]+1; 3; 1))+ SUM(OFFSET([.$A59]; 3; [$Utils.C$2]+2; 3; 1))+ SUM(OFFSET([.$A59]; 4; [$Utils.C$2]+3; 3; 1))+ SUM(OFFSET([.$A59]; 5; [$Utils.C$2]+4; 3; 1))+ SUM(OFFSET([.$A59]; 6; [$Utils.C$2]+5; 3; 1))+SUM(OFFSET([.$A59]; 7; [$Utils.C$2]+6; 3; 1)))/SUM(OFFSET([.$A59]; 2; [$Utils.C$2]; 7; 7))" office:value-type="float" office:value="0.583635047067342" calcext:value-type="float">
            <text:p>0.583635047067342</text:p>
          </table:table-cell>
          <table:table-cell table:style-name="ce180" table:formula="of:=(SUM(OFFSET([.$A59]; 2; [$Utils.D$2]; 2; 1)) + SUM(OFFSET([.$A59]; 2; [$Utils.D$2]+1; 3; 1))+ SUM(OFFSET([.$A59]; 3; [$Utils.D$2]+2; 3; 1))+ SUM(OFFSET([.$A59]; 4; [$Utils.D$2]+3; 3; 1))+ SUM(OFFSET([.$A59]; 5; [$Utils.D$2]+4; 3; 1))+ SUM(OFFSET([.$A59]; 6; [$Utils.D$2]+5; 3; 1))+SUM(OFFSET([.$A59]; 7; [$Utils.D$2]+6; 3; 1)))/SUM(OFFSET([.$A59]; 2; [$Utils.D$2]; 7; 7))" office:value-type="float" office:value="0.320782041998552" calcext:value-type="float">
            <text:p>0.320782041998552</text:p>
          </table:table-cell>
          <table:table-cell table:style-name="ce180" table:formula="of:=(SUM(OFFSET([.$A59]; 2; [$Utils.E$2]; 2; 1)) + SUM(OFFSET([.$A59]; 2; [$Utils.E$2]+1; 3; 1))+ SUM(OFFSET([.$A59]; 3; [$Utils.E$2]+2; 3; 1))+ SUM(OFFSET([.$A59]; 4; [$Utils.E$2]+3; 3; 1))+ SUM(OFFSET([.$A59]; 5; [$Utils.E$2]+4; 3; 1))+ SUM(OFFSET([.$A59]; 6; [$Utils.E$2]+5; 3; 1))+SUM(OFFSET([.$A59]; 7; [$Utils.E$2]+6; 3; 1)))/SUM(OFFSET([.$A59]; 2; [$Utils.E$2]; 7; 7))" office:value-type="float" office:value="0.503258508327299" calcext:value-type="float">
            <text:p>0.503258508327299</text:p>
          </table:table-cell>
          <table:table-cell/>
          <table:table-cell table:formula="of:=AVERAGE([.B19:.F19])" office:value-type="float" office:value="0.501448225923244" calcext:value-type="float">
            <text:p>0.501448225923244</text:p>
          </table:table-cell>
          <table:table-cell table:formula="of:=STDEV([.B19:.F19])" office:value-type="float" office:value="0.115742044542606" calcext:value-type="float">
            <text:p>0.115742044542606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141" office:value-type="string" calcext:value-type="string">
            <text:p>MLP</text:p>
          </table:table-cell>
          <table:table-cell table:style-name="ce180" table:formula="of:=(SUM(OFFSET([.$A48]; 2; [$Utils.A$2]; 2; 1)) + SUM(OFFSET([.$A48]; 2; [$Utils.A$2]+1; 3; 1))+ SUM(OFFSET([.$A48]; 3; [$Utils.A$2]+2; 3; 1))+ SUM(OFFSET([.$A48]; 4; [$Utils.A$2]+3; 3; 1))+ SUM(OFFSET([.$A48]; 5; [$Utils.A$2]+4; 3; 1))+ SUM(OFFSET([.$A48]; 6; [$Utils.A$2]+5; 3; 1))+SUM(OFFSET([.$A48]; 7; [$Utils.A$2]+6; 3; 1)))/SUM(OFFSET([.$A48]; 2; [$Utils.A$2]; 7; 7))" office:value-type="float" office:value="0.484069514844316" calcext:value-type="float">
            <text:p>0.484069514844316</text:p>
          </table:table-cell>
          <table:table-cell table:style-name="ce180" table:formula="of:=(SUM(OFFSET([.$A48]; 2; [$Utils.B$2]; 2; 1)) + SUM(OFFSET([.$A48]; 2; [$Utils.B$2]+1; 3; 1))+ SUM(OFFSET([.$A48]; 3; [$Utils.B$2]+2; 3; 1))+ SUM(OFFSET([.$A48]; 4; [$Utils.B$2]+3; 3; 1))+ SUM(OFFSET([.$A48]; 5; [$Utils.B$2]+4; 3; 1))+ SUM(OFFSET([.$A48]; 6; [$Utils.B$2]+5; 3; 1))+SUM(OFFSET([.$A48]; 7; [$Utils.B$2]+6; 3; 1)))/SUM(OFFSET([.$A48]; 2; [$Utils.B$2]; 7; 7))" office:value-type="float" office:value="0.547791455467053" calcext:value-type="float">
            <text:p>0.547791455467053</text:p>
          </table:table-cell>
          <table:table-cell table:style-name="ce180" table:formula="of:=(SUM(OFFSET([.$A48]; 2; [$Utils.C$2]; 2; 1)) + SUM(OFFSET([.$A48]; 2; [$Utils.C$2]+1; 3; 1))+ SUM(OFFSET([.$A48]; 3; [$Utils.C$2]+2; 3; 1))+ SUM(OFFSET([.$A48]; 4; [$Utils.C$2]+3; 3; 1))+ SUM(OFFSET([.$A48]; 5; [$Utils.C$2]+4; 3; 1))+ SUM(OFFSET([.$A48]; 6; [$Utils.C$2]+5; 3; 1))+SUM(OFFSET([.$A48]; 7; [$Utils.C$2]+6; 3; 1)))/SUM(OFFSET([.$A48]; 2; [$Utils.C$2]; 7; 7))" office:value-type="float" office:value="0.545257060101376" calcext:value-type="float">
            <text:p>0.545257060101376</text:p>
          </table:table-cell>
          <table:table-cell table:style-name="ce180" table:formula="of:=(SUM(OFFSET([.$A48]; 2; [$Utils.D$2]; 2; 1)) + SUM(OFFSET([.$A48]; 2; [$Utils.D$2]+1; 3; 1))+ SUM(OFFSET([.$A48]; 3; [$Utils.D$2]+2; 3; 1))+ SUM(OFFSET([.$A48]; 4; [$Utils.D$2]+3; 3; 1))+ SUM(OFFSET([.$A48]; 5; [$Utils.D$2]+4; 3; 1))+ SUM(OFFSET([.$A48]; 6; [$Utils.D$2]+5; 3; 1))+SUM(OFFSET([.$A48]; 7; [$Utils.D$2]+6; 3; 1)))/SUM(OFFSET([.$A48]; 2; [$Utils.D$2]; 7; 7))" office:value-type="float" office:value="0.501810282404055" calcext:value-type="float">
            <text:p>0.501810282404055</text:p>
          </table:table-cell>
          <table:table-cell table:style-name="ce180" table:formula="of:=(SUM(OFFSET([.$A48]; 2; [$Utils.E$2]; 2; 1)) + SUM(OFFSET([.$A48]; 2; [$Utils.E$2]+1; 3; 1))+ SUM(OFFSET([.$A48]; 3; [$Utils.E$2]+2; 3; 1))+ SUM(OFFSET([.$A48]; 4; [$Utils.E$2]+3; 3; 1))+ SUM(OFFSET([.$A48]; 5; [$Utils.E$2]+4; 3; 1))+ SUM(OFFSET([.$A48]; 6; [$Utils.E$2]+5; 3; 1))+SUM(OFFSET([.$A48]; 7; [$Utils.E$2]+6; 3; 1)))/SUM(OFFSET([.$A48]; 2; [$Utils.E$2]; 7; 7))" office:value-type="float" office:value="0.574221578566256" calcext:value-type="float">
            <text:p>0.574221578566256</text:p>
          </table:table-cell>
          <table:table-cell/>
          <table:table-cell table:formula="of:=AVERAGE([.B20:.F20])" office:value-type="float" office:value="0.530629978276611" calcext:value-type="float">
            <text:p>0.530629978276611</text:p>
          </table:table-cell>
          <table:table-cell table:formula="of:=STDEV([.B20:.F20])" office:value-type="float" office:value="0.0367666529041445" calcext:value-type="float">
            <text:p>0.036766652904145</text:p>
          </table:table-cell>
          <table:table-cell table:number-columns-repeated="2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141"/>
          <table:table-cell table:number-columns-repeated="10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465"/>
          <table:table-cell table:style-name="ce487"/>
          <table:table-cell table:style-name="ce504"/>
          <table:table-cell table:style-name="ce521"/>
          <table:table-cell table:style-name="ce540"/>
          <table:table-cell table:style-name="ce557"/>
          <table:table-cell table:style-name="ce573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3:.F23])" office:value-type="float" office:value="0.635118712" calcext:value-type="float">
            <text:p>0.635118712</text:p>
          </table:table-cell>
          <table:table-cell table:formula="of:=STDEV([.B23:.F23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4:.F24])" office:value-type="float" office:value="0.692469225199131" calcext:value-type="float">
            <text:p>0.692469225199131</text:p>
          </table:table-cell>
          <table:table-cell table:formula="of:=STDEV([.B24:.F24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5:.F25])" office:value-type="float" office:value="0.663070238957277" calcext:value-type="float">
            <text:p>0.663070238957277</text:p>
          </table:table-cell>
          <table:table-cell table:formula="of:=STDEV([.B25:.F25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Log Confusion (reduced)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67"/>
          <table:table-cell table:style-name="ce457"/>
          <table:table-cell table:style-name="ce476"/>
          <table:table-cell table:style-name="ce495"/>
          <table:table-cell table:style-name="ce516"/>
          <table:table-cell table:style-name="ce531" office:value-type="string" calcext:value-type="string">
            <text:p>Fold 2</text:p>
          </table:table-cell>
          <table:table-cell table:style-name="ce54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425" office:value-type="float" office:value="95.4" calcext:value-type="float">
            <text:p>95.4</text:p>
          </table:table-cell>
          <table:table-cell table:style-name="ce425" office:value-type="float" office:value="101.8" calcext:value-type="float">
            <text:p>101.8</text:p>
          </table:table-cell>
          <table:table-cell table:style-name="ce425" office:value-type="float" office:value="109.8" calcext:value-type="float">
            <text:p>109.8</text:p>
          </table:table-cell>
          <table:table-cell table:style-name="ce425" office:value-type="float" office:value="51.2" calcext:value-type="float">
            <text:p>51.2</text:p>
          </table:table-cell>
          <table:table-cell table:style-name="ce425" office:value-type="float" office:value="44.8" calcext:value-type="float">
            <text:p>44.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7" calcext:value-type="float">
            <text:p>127</text:p>
          </table:table-cell>
          <table:table-cell/>
          <table:table-cell table:style-name="ce425" office:value-type="float" office:value="72" calcext:value-type="float">
            <text:p>7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17" calcext:value-type="float">
            <text:p>217</text:p>
          </table:table-cell>
          <table:table-cell table:style-name="ce425" office:value-type="float" office:value="23" calcext:value-type="float">
            <text:p>23</text:p>
          </table:table-cell>
          <table:table-cell table:style-name="ce425" office:value-type="float" office:value="63" calcext:value-type="float">
            <text:p>63</text:p>
          </table:table-cell>
          <table:table-cell table:style-name="ce425" office:value-type="float" office:value="24" calcext:value-type="float">
            <text:p>24</text:p>
          </table:table-cell>
          <table:table-cell table:style-name="ce425" office:value-type="float" office:value="66" calcext:value-type="float">
            <text:p>66</text:p>
          </table:table-cell>
          <table:table-cell/>
          <table:table-cell table:style-name="ce425" office:value-type="float" office:value="160" calcext:value-type="float">
            <text:p>160</text:p>
          </table:table-cell>
          <table:table-cell table:style-name="ce425" office:value-type="float" office:value="102" calcext:value-type="float">
            <text:p>102</text:p>
          </table:table-cell>
          <table:table-cell table:style-name="ce425" office:value-type="float" office:value="45" calcext:value-type="float">
            <text:p>45</text:p>
          </table:table-cell>
          <table:table-cell table:style-name="ce425" office:value-type="float" office:value="94" calcext:value-type="float">
            <text:p>9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1" calcext:value-type="float">
            <text:p>121</text:p>
          </table:table-cell>
          <table:table-cell/>
          <table:table-cell table:style-name="ce425" office:value-type="float" office:value="173" calcext:value-type="float">
            <text:p>173</text:p>
          </table:table-cell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338" calcext:value-type="float">
            <text:p>338</text:p>
          </table:table-cell>
          <table:table-cell/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175" calcext:value-type="float">
            <text:p>175</text:p>
          </table:table-cell>
          <table:table-cell table:style-name="ce425" office:value-type="float" office:value="82" calcext:value-type="float">
            <text:p>82</text:p>
          </table:table-cell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73" calcext:value-type="float">
            <text:p>73</text:p>
          </table:table-cell>
          <table:table-cell table:style-name="ce425" office:value-type="float" office:value="52" calcext:value-type="float">
            <text:p>52</text:p>
          </table:table-cell>
          <table:table-cell table:style-name="ce425" office:value-type="float" office:value="26" calcext:value-type="float">
            <text:p>2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47" calcext:value-type="float">
            <text:p>147</text:p>
          </table:table-cell>
          <table:table-cell table:style-name="ce425" office:value-type="float" office:value="205" calcext:value-type="float">
            <text:p>205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67" calcext:value-type="float">
            <text:p>67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26.6" calcext:value-type="float">
            <text:p>26.6</text:p>
          </table:table-cell>
          <table:table-cell table:style-name="ce425" office:value-type="float" office:value="30.4" calcext:value-type="float">
            <text:p>30.4</text:p>
          </table:table-cell>
          <table:table-cell table:style-name="ce425" office:value-type="float" office:value="8.6" calcext:value-type="float">
            <text:p>8.6</text:p>
          </table:table-cell>
          <table:table-cell table:style-name="ce425" office:value-type="float" office:value="151.8" calcext:value-type="float">
            <text:p>151.8</text:p>
          </table:table-cell>
          <table:table-cell table:style-name="ce425" office:value-type="float" office:value="16.2" calcext:value-type="float">
            <text:p>16.2</text:p>
          </table:table-cell>
          <table:table-cell/>
          <table:table-cell table:number-columns-repeated="2" table:style-name="ce425" office:value-type="float" office:value="13" calcext:value-type="float">
            <text:p>13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212" calcext:value-type="float">
            <text:p>212</text:p>
          </table:table-cell>
          <table:table-cell table:style-name="ce425" office:value-type="float" office:value="3" calcext:value-type="float">
            <text:p>3</text:p>
          </table:table-cell>
          <table:table-cell/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6" calcext:value-type="float">
            <text:p>36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34" calcext:value-type="float">
            <text:p>234</text:p>
          </table:table-cell>
          <table:table-cell table:style-name="ce425" office:value-type="float" office:value="2" calcext:value-type="float">
            <text:p>2</text:p>
          </table:table-cell>
          <table:table-cell/>
          <table:table-cell table:style-name="ce425" office:value-type="float" office:value="34" calcext:value-type="float">
            <text:p>34</text:p>
          </table:table-cell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208" calcext:value-type="float">
            <text:p>208</text:p>
          </table:table-cell>
          <table:table-cell table:style-name="ce425" office:value-type="float" office:value="74" calcext:value-type="float">
            <text:p>74</text:p>
          </table:table-cell>
          <table:table-cell/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05" calcext:value-type="float">
            <text:p>105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" calcext:value-type="float">
            <text:p>1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72" calcext:value-type="float">
            <text:p>172</text:p>
          </table:table-cell>
          <table:table-cell table:style-name="ce425" office:value-type="float" office:value="88" calcext:value-type="float">
            <text:p>8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61.8" calcext:value-type="float">
            <text:p>61.8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18.4" calcext:value-type="float">
            <text:p>18.4</text:p>
          </table:table-cell>
          <table:table-cell table:style-name="ce425" office:value-type="float" office:value="27.4" calcext:value-type="float">
            <text:p>27.4</text:p>
          </table:table-cell>
          <table:table-cell table:style-name="ce425" office:value-type="float" office:value="10.4" calcext:value-type="float">
            <text:p>10.4</text:p>
          </table:table-cell>
          <table:table-cell table:style-name="ce425" office:value-type="float" office:value="86.6" calcext:value-type="float">
            <text:p>86.6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14" calcext:value-type="float">
            <text:p>14</text:p>
          </table:table-cell>
          <table:table-cell table:style-name="ce425" office:value-type="float" office:value="195" calcext:value-type="float">
            <text:p>195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9" calcext:value-type="float">
            <text:p>39</text:p>
          </table:table-cell>
          <table:table-cell/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95" calcext:value-type="float">
            <text:p>95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34" calcext:value-type="float">
            <text:p>3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79" calcext:value-type="float">
            <text:p>79</text:p>
          </table:table-cell>
          <table:table-cell/>
          <table:table-cell table:style-name="ce425" office:value-type="float" office:value="110" calcext:value-type="float">
            <text:p>110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02" calcext:value-type="float">
            <text:p>202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49" calcext:value-type="float">
            <text:p>49</text:p>
          </table:table-cell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61" calcext:value-type="float">
            <text:p>61</text:p>
          </table:table-cell>
          <table:table-cell/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15" calcext:value-type="float">
            <text:p>115</text:p>
          </table:table-cell>
          <table:table-cell table:style-name="ce425" office:value-type="float" office:value="119" calcext:value-type="float">
            <text:p>119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52" calcext:value-type="float">
            <text:p>52</text:p>
          </table:table-cell>
          <table:table-cell table:number-columns-repeated="977"/>
        </table:table-row>
        <table:table-row table:style-name="ro1">
          <table:table-cell table:style-name="ce425" office:value-type="float" office:value="50.8" calcext:value-type="float">
            <text:p>50.8</text:p>
          </table:table-cell>
          <table:table-cell table:style-name="ce425" office:value-type="float" office:value="38.2" calcext:value-type="float">
            <text:p>38.2</text:p>
          </table:table-cell>
          <table:table-cell table:style-name="ce425" office:value-type="float" office:value="70.6" calcext:value-type="float">
            <text:p>70.6</text:p>
          </table:table-cell>
          <table:table-cell table:style-name="ce425" office:value-type="float" office:value="30.2" calcext:value-type="float">
            <text:p>30.2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17.2" calcext:value-type="float">
            <text:p>17.2</text:p>
          </table:table-cell>
          <table:table-cell table:style-name="ce425" office:value-type="float" office:value="85.2" calcext:value-type="float">
            <text:p>85.2</text:p>
          </table:table-cell>
          <table:table-cell/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21" calcext:value-type="float">
            <text:p>21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42" calcext:value-type="float">
            <text:p>42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7" calcext:value-type="float">
            <text:p>47</text:p>
          </table:table-cell>
          <table:table-cell/>
          <table:table-cell table:style-name="ce425" office:value-type="float" office:value="83" calcext:value-type="float">
            <text:p>83</text:p>
          </table:table-cell>
          <table:table-cell table:style-name="ce425" office:value-type="float" office:value="58" calcext:value-type="float">
            <text:p>58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53" calcext:value-type="float">
            <text:p>53</text:p>
          </table:table-cell>
          <table:table-cell table:style-name="ce425" office:value-type="float" office:value="85" calcext:value-type="float">
            <text:p>85</text:p>
          </table:table-cell>
          <table:table-cell/>
          <table:table-cell table:style-name="ce425" office:value-type="float" office:value="92" calcext:value-type="float">
            <text:p>9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22" calcext:value-type="float">
            <text:p>222</text:p>
          </table:table-cell>
          <table:table-cell/>
          <table:table-cell table:style-name="ce425" office:value-type="float" office:value="47" calcext:value-type="float">
            <text:p>47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81" calcext:value-type="float">
            <text:p>81</text:p>
          </table:table-cell>
          <table:table-cell table:style-name="ce425" office:value-type="float" office:value="46" calcext:value-type="float">
            <text:p>46</text:p>
          </table:table-cell>
          <table:table-cell table:style-name="ce425" office:value-type="float" office:value="32" calcext:value-type="float">
            <text:p>32</text:p>
          </table:table-cell>
          <table:table-cell table:style-name="ce425" office:value-type="float" office:value="16" calcext:value-type="float">
            <text:p>1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55" calcext:value-type="float">
            <text:p>155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56" calcext:value-type="float">
            <text:p>56</text:p>
          </table:table-cell>
          <table:table-cell table:number-columns-repeated="977"/>
        </table:table-row>
        <table:table-row table:style-name="ro1">
          <table:table-cell table:style-name="ce425" office:value-type="float" office:value="26.4" calcext:value-type="float">
            <text:p>26.4</text:p>
          </table:table-cell>
          <table:table-cell table:style-name="ce425" office:value-type="float" office:value="6.6" calcext:value-type="float">
            <text:p>6.6</text:p>
          </table:table-cell>
          <table:table-cell table:style-name="ce425" office:value-type="float" office:value="67.4" calcext:value-type="float">
            <text:p>67.4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267.2" calcext:value-type="float">
            <text:p>267.2</text:p>
          </table:table-cell>
          <table:table-cell table:style-name="ce425" office:value-type="float" office:value="66.4" calcext:value-type="float">
            <text:p>66.4</text:p>
          </table:table-cell>
          <table:table-cell table:style-name="ce425" office:value-type="float" office:value="174.2" calcext:value-type="float">
            <text:p>174.2</text:p>
          </table:table-cell>
          <table:table-cell/>
          <table:table-cell table:number-columns-repeated="2" table:style-name="ce425" office:value-type="float" office:value="6" calcext:value-type="float">
            <text:p>6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8" calcext:value-type="float">
            <text:p>48</text:p>
          </table:table-cell>
          <table:table-cell table:style-name="ce425" office:value-type="float" office:value="367" calcext:value-type="float">
            <text:p>367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50" calcext:value-type="float">
            <text:p>150</text:p>
          </table:table-cell>
          <table:table-cell/>
          <table:table-cell table:style-name="ce425" office:value-type="float" office:value="74" calcext:value-type="float">
            <text:p>7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199" calcext:value-type="float">
            <text:p>199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37" calcext:value-type="float">
            <text:p>37</text:p>
          </table:table-cell>
          <table:table-cell table:style-name="ce425" office:value-type="float" office:value="152" calcext:value-type="float">
            <text:p>152</text:p>
          </table:table-cell>
          <table:table-cell table:style-name="ce425" office:value-type="float" office:value="133" calcext:value-type="float">
            <text:p>133</text:p>
          </table:table-cell>
          <table:table-cell/>
          <table:table-cell table:style-name="ce425" office:value-type="float" office:value="42" calcext:value-type="float">
            <text:p>4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30" calcext:value-type="float">
            <text:p>330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59" calcext:value-type="float">
            <text:p>259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314" calcext:value-type="float">
            <text:p>314</text:p>
          </table:table-cell>
          <table:table-cell table:style-name="ce425" office:value-type="float" office:value="168" calcext:value-type="float">
            <text:p>168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57" calcext:value-type="float">
            <text:p>5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88" calcext:value-type="float">
            <text:p>288</text:p>
          </table:table-cell>
          <table:table-cell table:style-name="ce425" office:value-type="float" office:value="6" calcext:value-type="float">
            <text:p>6</text:p>
          </table:table-cell>
          <table:table-cell table:style-name="ce425" office:value-type="float" office:value="265" calcext:value-type="float">
            <text:p>265</text:p>
          </table:table-cell>
          <table:table-cell table:number-columns-repeated="977"/>
        </table:table-row>
        <table:table-row table:style-name="ro1">
          <table:table-cell table:style-name="ce425" office:value-type="float" office:value="0.4" calcext:value-type="float">
            <text:p>0.4</text:p>
          </table:table-cell>
          <table:table-cell table:style-name="ce425" office:value-type="float" office:value="23.2" calcext:value-type="float">
            <text:p>23.2</text:p>
          </table:table-cell>
          <table:table-cell table:style-name="ce425" office:value-type="float" office:value="14.4" calcext:value-type="float">
            <text:p>14.4</text:p>
          </table:table-cell>
          <table:table-cell table:style-name="ce425" office:value-type="float" office:value="21.2" calcext:value-type="float">
            <text:p>21.2</text:p>
          </table:table-cell>
          <table:table-cell table:style-name="ce425" office:value-type="float" office:value="54.8" calcext:value-type="float">
            <text:p>54.8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57" calcext:value-type="float">
            <text:p>57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04" calcext:value-type="float">
            <text:p>104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56" calcext:value-type="float">
            <text:p>56</text:p>
          </table:table-cell>
          <table:table-cell/>
          <table:table-cell table:number-columns-repeated="2" table:style-name="ce425" office:value-type="float" office:value="2" calcext:value-type="float">
            <text:p>2</text:p>
          </table:table-cell>
          <table:table-cell table:style-name="ce425" office:value-type="float" office:value="17" calcext:value-type="float">
            <text:p>17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227" calcext:value-type="float">
            <text:p>227</text:p>
          </table:table-cell>
          <table:table-cell table:style-name="ce425" office:value-type="float" office:value="40" calcext:value-type="float">
            <text:p>40</text:p>
          </table:table-cell>
          <table:table-cell/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109" calcext:value-type="float">
            <text:p>109</text:p>
          </table:table-cell>
          <table:table-cell table:style-name="ce425" office:value-type="float" office:value="143" calcext:value-type="float">
            <text:p>143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75" calcext:value-type="float">
            <text:p>75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53" calcext:value-type="float">
            <text:p>153</text:p>
          </table:table-cell>
          <table:table-cell table:style-name="ce425" office:value-type="float" office:value="25" calcext:value-type="float">
            <text:p>25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79" calcext:value-type="float">
            <text:p>79</text:p>
          </table:table-cell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66" calcext:value-type="float">
            <text:p>66</text:p>
          </table:table-cell>
          <table:table-cell table:style-name="ce425"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0.8" calcext:value-type="float">
            <text:p>0.8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.2" calcext:value-type="float">
            <text:p>1.2</text:p>
          </table:table-cell>
          <table:table-cell table:style-name="ce425" office:value-type="float" office:value="120" calcext:value-type="float">
            <text:p>120</text:p>
          </table:table-cell>
          <table:table-cell table:style-name="ce425" office:value-type="float" office:value="30" calcext:value-type="float">
            <text:p>30</text:p>
          </table:table-cell>
          <table:table-cell table:style-name="ce425" office:value-type="float" office:value="128" calcext:value-type="float">
            <text:p>128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80" calcext:value-type="float">
            <text:p>18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17" calcext:value-type="float">
            <text:p>117</text:p>
          </table:table-cell>
          <table:table-cell/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00" calcext:value-type="float">
            <text:p>10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125" calcext:value-type="float">
            <text:p>125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170" calcext:value-type="float">
            <text:p>17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24" calcext:value-type="float">
            <text:p>124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29" calcext:value-type="float">
            <text:p>129</text:p>
          </table:table-cell>
          <table:table-cell table:style-name="ce425" office:value-type="float" office:value="106" calcext:value-type="float">
            <text:p>106</text:p>
          </table:table-cell>
          <table:table-cell table:style-name="ce425" office:value-type="float" office:value="69" calcext:value-type="float">
            <text:p>69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93" calcext:value-type="float">
            <text:p>93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05" calcext:value-type="float">
            <text:p>205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5"/>
          <table:table-cell table:style-name="ce320"/>
          <table:table-cell table:style-name="ce343"/>
          <table:table-cell table:style-name="ce356"/>
          <table:table-cell table:style-name="ce369"/>
          <table:table-cell table:style-name="ce382" office:value-type="string" calcext:value-type="string">
            <text:p>Fold 2</text:p>
          </table:table-cell>
          <table:table-cell table:style-name="ce39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39:.A45])" office:value-type="float" office:value="214.8" calcext:value-type="float">
            <text:p>214.8</text:p>
          </table:table-cell>
          <table:table-cell table:formula="of:=SUM([.B39:.B45])" office:value-type="float" office:value="357.8" calcext:value-type="float">
            <text:p>357.8</text:p>
          </table:table-cell>
          <table:table-cell table:formula="of:=SUM([.C39:.C45])" office:value-type="float" office:value="275.2" calcext:value-type="float">
            <text:p>275.2</text:p>
          </table:table-cell>
          <table:table-cell table:formula="of:=SUM([.D39:.D45])" office:value-type="float" office:value="503.8" calcext:value-type="float">
            <text:p>503.8</text:p>
          </table:table-cell>
          <table:table-cell table:formula="of:=SUM([.E39:.E45])" office:value-type="float" office:value="308" calcext:value-type="float">
            <text:p>308</text:p>
          </table:table-cell>
          <table:table-cell table:formula="of:=SUM([.F39:.F45])" office:value-type="float" office:value="520" calcext:value-type="float">
            <text:p>520</text:p>
          </table:table-cell>
          <table:table-cell table:formula="of:=SUM([.G39:.G45])" office:value-type="float" office:value="582.4" calcext:value-type="float">
            <text:p>582.4</text:p>
          </table:table-cell>
          <table:table-cell table:formula="of:=SUM([.H39:.H45])" office:value-type="float" office:value="0" calcext:value-type="float">
            <text:p>0</text:p>
          </table:table-cell>
          <table:table-cell table:formula="of:=SUM([.I39:.I45])" office:value-type="float" office:value="223" calcext:value-type="float">
            <text:p>223</text:p>
          </table:table-cell>
          <table:table-cell table:formula="of:=SUM([.J39:.J45])" office:value-type="float" office:value="223" calcext:value-type="float">
            <text:p>223</text:p>
          </table:table-cell>
          <table:table-cell table:formula="of:=SUM([.K39:.K45])" office:value-type="float" office:value="317" calcext:value-type="float">
            <text:p>317</text:p>
          </table:table-cell>
          <table:table-cell table:formula="of:=SUM([.L39:.L45])" office:value-type="float" office:value="547" calcext:value-type="float">
            <text:p>547</text:p>
          </table:table-cell>
          <table:table-cell table:formula="of:=SUM([.M39:.M45])" office:value-type="float" office:value="330" calcext:value-type="float">
            <text:p>330</text:p>
          </table:table-cell>
          <table:table-cell table:formula="of:=SUM([.N39:.N45])" office:value-type="float" office:value="404" calcext:value-type="float">
            <text:p>404</text:p>
          </table:table-cell>
          <table:table-cell table:formula="of:=SUM([.O39:.O45])" office:value-type="float" office:value="718" calcext:value-type="float">
            <text:p>718</text:p>
          </table:table-cell>
          <table:table-cell table:formula="of:=SUM([.P39:.P45])" office:value-type="float" office:value="0" calcext:value-type="float">
            <text:p>0</text:p>
          </table:table-cell>
          <table:table-cell table:formula="of:=SUM([.Q39:.Q45])" office:value-type="float" office:value="283" calcext:value-type="float">
            <text:p>283</text:p>
          </table:table-cell>
          <table:table-cell table:formula="of:=SUM([.R39:.R45])" office:value-type="float" office:value="375" calcext:value-type="float">
            <text:p>375</text:p>
          </table:table-cell>
          <table:table-cell table:formula="of:=SUM([.S39:.S45])" office:value-type="float" office:value="245" calcext:value-type="float">
            <text:p>245</text:p>
          </table:table-cell>
          <table:table-cell table:formula="of:=SUM([.T39:.T45])" office:value-type="float" office:value="357" calcext:value-type="float">
            <text:p>357</text:p>
          </table:table-cell>
          <table:table-cell table:formula="of:=SUM([.U39:.U45])" office:value-type="float" office:value="318" calcext:value-type="float">
            <text:p>318</text:p>
          </table:table-cell>
          <table:table-cell table:formula="of:=SUM([.V39:.V45])" office:value-type="float" office:value="508" calcext:value-type="float">
            <text:p>508</text:p>
          </table:table-cell>
          <table:table-cell table:formula="of:=SUM([.W39:.W45])" office:value-type="float" office:value="676" calcext:value-type="float">
            <text:p>676</text:p>
          </table:table-cell>
          <table:table-cell table:formula="of:=SUM([.X39:.X45])" office:value-type="float" office:value="0" calcext:value-type="float">
            <text:p>0</text:p>
          </table:table-cell>
          <table:table-cell table:formula="of:=SUM([.Y39:.Y45])" office:value-type="float" office:value="171" calcext:value-type="float">
            <text:p>171</text:p>
          </table:table-cell>
          <table:table-cell table:formula="of:=SUM([.Z39:.Z45])" office:value-type="float" office:value="405" calcext:value-type="float">
            <text:p>405</text:p>
          </table:table-cell>
          <table:table-cell table:formula="of:=SUM([.AA39:.AA45])" office:value-type="float" office:value="305" calcext:value-type="float">
            <text:p>305</text:p>
          </table:table-cell>
          <table:table-cell table:formula="of:=SUM([.AB39:.AB45])" office:value-type="float" office:value="498" calcext:value-type="float">
            <text:p>498</text:p>
          </table:table-cell>
          <table:table-cell table:formula="of:=SUM([.AC39:.AC45])" office:value-type="float" office:value="288" calcext:value-type="float">
            <text:p>288</text:p>
          </table:table-cell>
          <table:table-cell table:formula="of:=SUM([.AD39:.AD45])" office:value-type="float" office:value="635" calcext:value-type="float">
            <text:p>635</text:p>
          </table:table-cell>
          <table:table-cell table:formula="of:=SUM([.AE39:.AE45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9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9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9"/>
          <table:table-cell table:style-name="ce327"/>
          <table:table-cell table:style-name="ce346"/>
          <table:table-cell table:style-name="ce359"/>
          <table:table-cell table:style-name="ce196"/>
          <table:table-cell table:style-name="ce385" office:value-type="string" calcext:value-type="string">
            <text:p>Fold 2</text:p>
          </table:table-cell>
          <table:table-cell table:style-name="ce39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4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270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4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4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4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271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4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271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4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4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30"/>
          <table:table-cell table:number-columns-repeated="1006"/>
        </table:table-row>
        <table:table-row table:style-name="ro1">
          <table:table-cell table:number-columns-repeated="11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3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4"/>
          <table:table-cell table:style-name="ce333"/>
          <table:table-cell table:style-name="ce349"/>
          <table:table-cell table:style-name="ce362"/>
          <table:table-cell table:style-name="ce376"/>
          <table:table-cell table:style-name="ce388" office:value-type="string" calcext:value-type="string">
            <text:p>Fold 2</text:p>
          </table:table-cell>
          <table:table-cell table:style-name="ce40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85" office:value-type="float" office:value="107.2" calcext:value-type="float">
            <text:p>107.2</text:p>
          </table:table-cell>
          <table:table-cell table:style-name="ce285" office:value-type="float" office:value="69" calcext:value-type="float">
            <text:p>69</text:p>
          </table:table-cell>
          <table:table-cell table:style-name="ce285" office:value-type="float" office:value="104.8" calcext:value-type="float">
            <text:p>104.8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office:value-type="float" office:value="125.2" calcext:value-type="float">
            <text:p>125.2</text:p>
          </table:table-cell>
          <table:table-cell table:style-name="ce285" office:value-type="float" office:value="13.2" calcext:value-type="float">
            <text:p>13.2</text:p>
          </table:table-cell>
          <table:table-cell table:style-name="ce285" office:value-type="float" office:value="73.6" calcext:value-type="float">
            <text:p>73.6</text:p>
          </table:table-cell>
          <table:table-cell/>
          <table:table-cell table:style-name="ce285" office:value-type="float" office:value="295" calcext:value-type="float">
            <text:p>29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1" calcext:value-type="float">
            <text:p>121</text:p>
          </table:table-cell>
          <table:table-cell table:style-name="ce305" office:value-type="float" office:value="35" calcext:value-type="float">
            <text:p>35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99" calcext:value-type="float">
            <text:p>99</text:p>
          </table:table-cell>
          <table:table-cell table:style-name="ce198"/>
          <table:table-cell table:style-name="ce389" office:value-type="float" office:value="91" calcext:value-type="float">
            <text:p>91</text:p>
          </table:table-cell>
          <table:table-cell table:style-name="ce402" office:value-type="float" office:value="190" calcext:value-type="float">
            <text:p>190</text:p>
          </table:table-cell>
          <table:table-cell table:style-name="ce285" office:value-type="float" office:value="70" calcext:value-type="float">
            <text:p>7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9" calcext:value-type="float">
            <text:p>199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180" calcext:value-type="float">
            <text:p>180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66" calcext:value-type="float">
            <text:p>6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04" calcext:value-type="float">
            <text:p>30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45" calcext:value-type="float">
            <text:p>145</text:p>
          </table:table-cell>
          <table:table-cell/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129" calcext:value-type="float">
            <text:p>129</text:p>
          </table:table-cell>
          <table:table-cell table:style-name="ce285" office:value-type="float" office:value="153" calcext:value-type="float">
            <text:p>153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4" calcext:value-type="float">
            <text:p>124</text:p>
          </table:table-cell>
          <table:table-cell table:number-columns-repeated="977"/>
        </table:table-row>
        <table:table-row table:style-name="ro1">
          <table:table-cell table:style-name="ce285" office:value-type="float" office:value="5.2" calcext:value-type="float">
            <text:p>5.2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48.6" calcext:value-type="float">
            <text:p>48.6</text:p>
          </table:table-cell>
          <table:table-cell table:style-name="ce285" office:value-type="float" office:value="70.2" calcext:value-type="float">
            <text:p>70.2</text:p>
          </table:table-cell>
          <table:table-cell table:style-name="ce285" office:value-type="float" office:value="133.2" calcext:value-type="float">
            <text:p>133.2</text:p>
          </table:table-cell>
          <table:table-cell table:style-name="ce285" office:value-type="float" office:value="0.8" calcext:value-type="float">
            <text:p>0.8</text:p>
          </table:table-cell>
          <table:table-cell table:style-name="ce285" office:value-type="float" office:value="47" calcext:value-type="float">
            <text:p>47</text:p>
          </table:table-cell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" calcext:value-type="float">
            <text:p>58</text:p>
          </table:table-cell>
          <table:table-cell table:style-name="ce305" office:value-type="float" office:value="77" calcext:value-type="float">
            <text:p>7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161" calcext:value-type="float">
            <text:p>16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34" calcext:value-type="float">
            <text:p>34</text:p>
          </table:table-cell>
          <table:table-cell table:style-name="ce285" office:value-type="float" office:value="55" calcext:value-type="float">
            <text:p>5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27" calcext:value-type="float">
            <text:p>227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126" calcext:value-type="float">
            <text:p>126</text:p>
          </table:table-cell>
          <table:table-cell table:style-name="ce285" office:value-type="float" office:value="125" calcext:value-type="float">
            <text:p>125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09" calcext:value-type="float">
            <text:p>109</text:p>
          </table:table-cell>
          <table:table-cell table:style-name="ce285" office:value-type="float" office:value="187" calcext:value-type="float">
            <text:p>18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76" calcext:value-type="float">
            <text:p>76</text:p>
          </table:table-cell>
          <table:table-cell table:style-name="ce285" office:value-type="float" office:value="39" calcext:value-type="float">
            <text:p>39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5" calcext:value-type="float">
            <text:p>55</text:p>
          </table:table-cell>
          <table:table-cell table:number-columns-repeated="977"/>
        </table:table-row>
        <table:table-row table:style-name="ro1">
          <table:table-cell table:style-name="ce285" office:value-type="float" office:value="44.2" calcext:value-type="float">
            <text:p>44.2</text:p>
          </table:table-cell>
          <table:table-cell table:style-name="ce285" office:value-type="float" office:value="49" calcext:value-type="float">
            <text:p>49</text:p>
          </table:table-cell>
          <table:table-cell table:style-name="ce285" office:value-type="float" office:value="74.2" calcext:value-type="float">
            <text:p>74.2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67.2" calcext:value-type="float">
            <text:p>67.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45.4" calcext:value-type="float">
            <text:p>45.4</text:p>
          </table:table-cell>
          <table:table-cell/>
          <table:table-cell table:style-name="ce285" office:value-type="float" office:value="144" calcext:value-type="float">
            <text:p>14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02" calcext:value-type="float">
            <text:p>102</text:p>
          </table:table-cell>
          <table:table-cell table:style-name="ce305" office:value-type="float" office:value="26" calcext:value-type="float">
            <text:p>26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4" calcext:value-type="float">
            <text:p>44</text:p>
          </table:table-cell>
          <table:table-cell table:style-name="ce198"/>
          <table:table-cell table:style-name="ce389" office:value-type="float" office:value="14" calcext:value-type="float">
            <text:p>14</text:p>
          </table:table-cell>
          <table:table-cell table:style-name="ce402" office:value-type="float" office:value="160" calcext:value-type="float">
            <text:p>160</text:p>
          </table:table-cell>
          <table:table-cell table:style-name="ce285" office:value-type="float" office:value="74" calcext:value-type="float">
            <text:p>7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51" calcext:value-type="float">
            <text:p>51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169" calcext:value-type="float">
            <text:p>16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0" calcext:value-type="float">
            <text:p>120</text:p>
          </table:table-cell>
          <table:table-cell/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office:value-type="float" office:value="34" calcext:value-type="float">
            <text:p>34</text:p>
          </table:table-cell>
          <table:table-cell table:style-name="ce285" office:value-type="float" office:value="48" calcext:value-type="float">
            <text:p>48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63" calcext:value-type="float">
            <text:p>63</text:p>
          </table:table-cell>
          <table:table-cell table:number-columns-repeated="977"/>
        </table:table-row>
        <table:table-row table:style-name="ro1">
          <table:table-cell table:style-name="ce285" office:value-type="float" office:value="16.2" calcext:value-type="float">
            <text:p>16.2</text:p>
          </table:table-cell>
          <table:table-cell table:style-name="ce285" office:value-type="float" office:value="20.2" calcext:value-type="float">
            <text:p>20.2</text:p>
          </table:table-cell>
          <table:table-cell table:style-name="ce285" office:value-type="float" office:value="65.8" calcext:value-type="float">
            <text:p>65.8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97.6" calcext:value-type="float">
            <text:p>97.6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62.2" calcext:value-type="float">
            <text:p>62.2</text:p>
          </table:table-cell>
          <table:table-cell/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36" calcext:value-type="float">
            <text:p>13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72" calcext:value-type="float">
            <text:p>72</text:p>
          </table:table-cell>
          <table:table-cell table:style-name="ce198"/>
          <table:table-cell table:style-name="ce389" office:value-type="float" office:value="9" calcext:value-type="float">
            <text:p>9</text:p>
          </table:table-cell>
          <table:table-cell table:style-name="ce402" office:value-type="float" office:value="66" calcext:value-type="float">
            <text:p>66</text:p>
          </table:table-cell>
          <table:table-cell table:style-name="ce285" office:value-type="float" office:value="46" calcext:value-type="float">
            <text:p>4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5" calcext:value-type="float">
            <text:p>195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24" calcext:value-type="float">
            <text:p>124</text:p>
          </table:table-cell>
          <table:table-cell table:style-name="ce285" office:value-type="float" office:value="87" calcext:value-type="float">
            <text:p>87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33" calcext:value-type="float">
            <text:p>13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6" calcext:value-type="float">
            <text:p>166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7" calcext:value-type="float">
            <text:p>3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73" calcext:value-type="float">
            <text:p>73</text:p>
          </table:table-cell>
          <table:table-cell table:number-columns-repeated="977"/>
        </table:table-row>
        <table:table-row table:style-name="ro1">
          <table:table-cell table:style-name="ce285" office:value-type="float" office:value="5.8" calcext:value-type="float">
            <text:p>5.8</text:p>
          </table:table-cell>
          <table:table-cell table:style-name="ce285" office:value-type="float" office:value="6.8" calcext:value-type="float">
            <text:p>6.8</text:p>
          </table:table-cell>
          <table:table-cell table:style-name="ce285" office:value-type="float" office:value="36.6" calcext:value-type="float">
            <text:p>36.6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office:value-type="float" office:value="232.4" calcext:value-type="float">
            <text:p>232.4</text:p>
          </table:table-cell>
          <table:table-cell table:style-name="ce285" office:value-type="float" office:value="37.4" calcext:value-type="float">
            <text:p>37.4</text:p>
          </table:table-cell>
          <table:table-cell table:style-name="ce285" office:value-type="float" office:value="261" calcext:value-type="float">
            <text:p>261</text:p>
          </table:table-cell>
          <table:table-cell/>
          <table:table-cell table:style-name="ce285" office:value-type="float" office:value="21" calcext:value-type="float">
            <text:p>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7" calcext:value-type="float">
            <text:p>87</text:p>
          </table:table-cell>
          <table:table-cell table:style-name="ce305" office:value-type="float" office:value="124" calcext:value-type="float">
            <text:p>124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00" calcext:value-type="float">
            <text:p>400</text:p>
          </table:table-cell>
          <table:table-cell table:style-name="ce198"/>
          <table:table-cell table:style-name="ce389" office:value-type="float" office:value="1" calcext:value-type="float">
            <text:p>1</text:p>
          </table:table-cell>
          <table:table-cell table:style-name="ce402" office:value-type="float" office:value="23" calcext:value-type="float">
            <text:p>23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4" calcext:value-type="float">
            <text:p>58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float" office:value="321" calcext:value-type="float">
            <text:p>321</text:p>
          </table:table-cell>
          <table:table-cell table:style-name="ce285" office:value-type="float" office:value="186" calcext:value-type="float">
            <text:p>18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101" calcext:value-type="float">
            <text:p>1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26" calcext:value-type="float">
            <text:p>526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156" calcext:value-type="float">
            <text:p>156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379" calcext:value-type="float">
            <text:p>379</text:p>
          </table:table-cell>
          <table:table-cell table:number-columns-repeated="977"/>
        </table:table-row>
        <table:table-row table:style-name="ro1"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12.4" calcext:value-type="float">
            <text:p>12.4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162.4" calcext:value-type="float">
            <text:p>162.4</text:p>
          </table:table-cell>
          <table:table-cell table:style-name="ce285" office:value-type="float" office:value="4.4" calcext:value-type="float">
            <text:p>4.4</text:p>
          </table:table-cell>
          <table:table-cell table:style-name="ce285" office:value-type="float" office:value="109.8" calcext:value-type="float">
            <text:p>109.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3" calcext:value-type="float">
            <text:p>13</text:p>
          </table:table-cell>
          <table:table-cell table:style-name="ce305" office:value-type="float" office:value="32" calcext:value-type="float">
            <text:p>32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71" calcext:value-type="float">
            <text:p>27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14" calcext:value-type="float">
            <text:p>14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0" calcext:value-type="float">
            <text:p>28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67" calcext:value-type="float">
            <text:p>67</text:p>
          </table:table-cell>
          <table:table-cell table:style-name="ce285" office:value-type="float" office:value="219" calcext:value-type="float">
            <text:p>219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196" calcext:value-type="float">
            <text:p>19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14" calcext:value-type="float">
            <text:p>114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15" calcext:value-type="float">
            <text:p>15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4" calcext:value-type="float">
            <text:p>164</text:p>
          </table:table-cell>
          <table:table-cell table:number-columns-repeated="977"/>
        </table:table-row>
        <table:table-row table:style-name="ro1"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0.4" calcext:value-type="float">
            <text:p>0.4</text:p>
          </table:table-cell>
          <table:table-cell table:style-name="ce285" office:value-type="float" office:value="6.4" calcext:value-type="float">
            <text:p>6.4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09.2" calcext:value-type="float">
            <text:p>109.2</text:p>
          </table:table-cell>
          <table:table-cell table:style-name="ce285" office:value-type="float" office:value="27.6" calcext:value-type="float">
            <text:p>27.6</text:p>
          </table:table-cell>
          <table:table-cell table:style-name="ce285" office:value-type="float" office:value="153.4" calcext:value-type="float">
            <text:p>153.4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" calcext:value-type="float">
            <text:p>1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49" calcext:value-type="float">
            <text:p>249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11" calcext:value-type="float">
            <text:p>31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48" calcext:value-type="float">
            <text:p>148</text:p>
          </table:table-cell>
          <table:table-cell table:style-name="ce285" office:value-type="float" office:value="138" calcext:value-type="float">
            <text:p>138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8" calcext:value-type="float">
            <text:p>28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30" calcext:value-type="float">
            <text:p>230</text:p>
          </table:table-cell>
          <table:table-cell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478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9"/>
          <table:table-cell table:style-name="ce336"/>
          <table:table-cell table:style-name="ce351"/>
          <table:table-cell table:style-name="ce364"/>
          <table:table-cell table:style-name="ce377"/>
          <table:table-cell table:style-name="ce390" office:value-type="string" calcext:value-type="string">
            <text:p>Fold 2</text:p>
          </table:table-cell>
          <table:table-cell table:style-name="ce40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4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4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4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4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4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4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4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4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4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4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4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4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4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4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4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4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37"/>
          <table:table-cell table:style-name="ce69"/>
          <table:table-cell table:style-name="ce517"/>
          <table:table-cell table:style-name="ce82"/>
          <table:table-cell table:style-name="ce87"/>
          <table:table-cell table:style-name="ce569"/>
          <table:table-cell table:style-name="ce33"/>
          <table:table-cell table:number-columns-repeated="1006"/>
        </table:table-row>
        <table:table-row table:style-name="ro1">
          <table:table-cell table:number-columns-repeated="11"/>
          <table:table-cell table:style-name="ce64"/>
          <table:table-cell table:style-name="ce69"/>
          <table:table-cell table:style-name="ce517"/>
          <table:table-cell table:style-name="ce82"/>
          <table:table-cell table:style-name="ce87"/>
          <table:table-cell table:style-name="ce569"/>
          <table:table-cell table:style-name="ce33"/>
          <table:table-cell table:number-columns-repeated="1006"/>
        </table:table-row>
        <table:table-row table:style-name="ro1">
          <table:table-cell table:style-name="ce238"/>
          <table:table-cell table:number-columns-repeated="7"/>
          <table:table-cell table:style-name="ce100"/>
          <table:table-cell table:number-columns-repeated="2"/>
          <table:table-cell table:style-name="ce448"/>
          <table:table-cell table:style-name="ce470"/>
          <table:table-cell table:style-name="ce489"/>
          <table:table-cell table:style-name="ce508"/>
          <table:table-cell table:style-name="ce527"/>
          <table:table-cell table:style-name="ce544"/>
          <table:table-cell table:style-name="ce559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37"/>
          <table:table-cell table:style-name="ce69"/>
          <table:table-cell table:style-name="ce517"/>
          <table:table-cell table:style-name="ce82"/>
          <table:table-cell table:style-name="ce87"/>
          <table:table-cell table:style-name="ce569"/>
          <table:table-cell table:style-name="ce3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83"/>
          <table:table-cell table:style-name="ce502"/>
          <table:table-cell table:style-name="ce519"/>
          <table:table-cell table:style-name="ce538"/>
          <table:table-cell table:style-name="ce555"/>
          <table:table-cell table:style-name="ce571"/>
          <table:table-cell table:style-name="ce586"/>
          <table:table-cell table:number-columns-repeated="1006"/>
        </table:table-row>
        <table:table-row table:style-name="ro1">
          <table:table-cell table:number-columns-repeated="11"/>
          <table:table-cell table:style-name="ce484"/>
          <table:table-cell table:style-name="ce502"/>
          <table:table-cell table:style-name="ce519"/>
          <table:table-cell table:style-name="ce538"/>
          <table:table-cell table:style-name="ce555"/>
          <table:table-cell table:style-name="ce571"/>
          <table:table-cell table:style-name="ce586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83"/>
          <table:table-cell table:style-name="ce502"/>
          <table:table-cell table:style-name="ce519"/>
          <table:table-cell table:style-name="ce538"/>
          <table:table-cell table:style-name="ce555"/>
          <table:table-cell table:style-name="ce571"/>
          <table:table-cell table:style-name="ce58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485"/>
          <table:table-cell table:style-name="ce503"/>
          <table:table-cell table:style-name="ce354"/>
          <table:table-cell table:style-name="ce367"/>
          <table:table-cell table:style-name="ce380"/>
          <table:table-cell table:style-name="ce572"/>
          <table:table-cell table:style-name="ce587"/>
          <table:table-cell table:number-columns-repeated="1006"/>
        </table:table-row>
        <table:table-row table:style-name="ro1">
          <table:table-cell table:number-columns-repeated="11"/>
          <table:table-cell table:style-name="ce486"/>
          <table:table-cell table:style-name="ce503"/>
          <table:table-cell table:style-name="ce354"/>
          <table:table-cell table:style-name="ce367"/>
          <table:table-cell table:style-name="ce380"/>
          <table:table-cell table:style-name="ce572"/>
          <table:table-cell table:style-name="ce587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85"/>
          <table:table-cell table:style-name="ce503"/>
          <table:table-cell table:style-name="ce354"/>
          <table:table-cell table:style-name="ce367"/>
          <table:table-cell table:style-name="ce380"/>
          <table:table-cell table:style-name="ce572"/>
          <table:table-cell table:style-name="ce587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408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408" table:number-columns-repeated="3"/>
          <table:table-cell table:number-columns-repeated="986"/>
        </table:table-row>
        <calcext:conditional-formats>
          <calcext:conditional-format calcext:target-range-address="MEG.L12:MEG.L22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8:MEG.L68 MEG.L47:MEG.L48 MEG.L50:MEG.L57 MEG.L39:MEG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9:MEG.L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8:MEG.M69 MEG.M47:MEG.M48 MEG.M50:MEG.M57 MEG.M39:MEG.M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8:MEG.N69 MEG.N47:MEG.N48 MEG.N50:MEG.N57 MEG.N39:MEG.N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8:MEG.O69 MEG.O47:MEG.O48 MEG.O50:MEG.O57 MEG.O39:MEG.O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8:MEG.P69 MEG.P47:MEG.P48 MEG.P51:MEG.P57 MEG.P39:MEG.P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8:MEG.Q69 MEG.Q47:MEG.Q48 MEG.Q50:MEG.Q57 MEG.Q39:MEG.Q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8:MEG.R69 MEG.R47:MEG.R48 MEG.R50:MEG.R57 MEG.R39:MEG.R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1:MEG.L84 MEG.L78:MEG.L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9:MEG.L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1:MEG.M84 MEG.M78:MEG.M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1:MEG.N84 MEG.N78:MEG.N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1:MEG.O84 MEG.O78:MEG.O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1:MEG.P84 MEG.P78:MEG.P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1:MEG.Q84 MEG.Q78:MEG.Q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1:MEG.R84 MEG.R78:MEG.R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0:MEG.L94 MEG.L88:MEG.L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9:MEG.L8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8:MEG.M9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8:MEG.N9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8:MEG.O9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8:MEG.P9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8:MEG.Q9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8:MEG.R9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8:MEG.Q10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8:MEG.R10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0:MEG.L104 MEG.L98:MEG.L9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9:MEG.L9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8:MEG.M10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8:MEG.N10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8:MEG.O10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8:MEG.P10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0:MEG.L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0:MEG.M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0:MEG.N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0:MEG.O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0:MEG.P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0:MEG.Q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0:MEG.R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71:MEG.O77 MEG.Q71:MEG.W77 MEG.Y71:MEG.AE77 MEG.AG71:MEG.AM77 MEG.AJ112:MEG.AL119 MEG.AO71:MEG.AU7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71:MEG.G7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40:MEG.AMJ45 MEG.Y39:MEG.AM45 MEG.AO39:MEG.AMJ39 MEG.A39:MEG.W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8:MEG.L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8:MEG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8:MEG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8:MEG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8:MEG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8:MEG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8:MEG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9:MEG.L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9:MEG.M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9:MEG.N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9:MEG.O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9:MEG.P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9:MEG.Q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9:MEG.R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0:MEG.O56 MEG.Q50:MEG.W56 MEG.Y50:MEG.AE56 MEG.AG50:MEG.AM56 MEG.AO50:MEG.AU56 MEG.A50:MEG.G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1:MEG.L67 MEG.L58:MEG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1:MEG.M67 MEG.M58:MEG.M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1:MEG.N67 MEG.N58:MEG.N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1:MEG.O67 MEG.O58:MEG.O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1:MEG.P67 MEG.P58:MEG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1:MEG.Q67 MEG.Q58:MEG.Q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1:MEG.R67 MEG.R58:MEG.R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39:MEG.AN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39:MEG.X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39:MEG.X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0:MEG.P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0:MEG.L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0:MEG.M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0:MEG.N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0:MEG.O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0:MEG.P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0:MEG.Q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0:MEG.R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61:MEG.O67 MEG.Q61:MEG.W67 MEG.Y61:MEG.AE67 MEG.AG61:MEG.AM67 MEG.AO61:MEG.AU67 MEG.A61:MEG.G6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0:MEG.L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0:MEG.M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0:MEG.N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0:MEG.O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0:MEG.P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0:MEG.Q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0:MEG.R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8:MEG.L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8:MEG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8:MEG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8:MEG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8:MEG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8:MEG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8:MEG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29:MEG.G35 MEG.I29:MEG.O35 MEG.Q29:MEG.W35 MEG.Y29:MEG.AE35 MEG.AG29:MEG.AM35 MEG.AO29:MEG.AU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8" table:default-cell-style-name="Default"/>
        <table:table-column table:style-name="co11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18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95"/>
          <table:table-cell table:style-name="ce598"/>
          <table:table-cell table:style-name="ce601"/>
          <table:table-cell table:style-name="ce604"/>
          <table:table-cell table:style-name="ce607"/>
          <table:table-cell table:style-name="ce619" office:value-type="string" calcext:value-type="string">
            <text:p>Fold 2</text:p>
          </table:table-cell>
          <table:table-cell table:style-name="ce62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4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4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4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4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4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4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4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4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4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4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4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4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4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596"/>
          <table:table-cell table:style-name="ce599"/>
          <table:table-cell table:style-name="ce602"/>
          <table:table-cell table:style-name="ce605"/>
          <table:table-cell table:style-name="ce608"/>
          <table:table-cell table:style-name="ce624"/>
          <table:table-cell table:style-name="ce6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97"/>
          <table:table-cell table:style-name="ce599"/>
          <table:table-cell table:style-name="ce602"/>
          <table:table-cell table:style-name="ce605"/>
          <table:table-cell table:style-name="ce608"/>
          <table:table-cell table:style-name="ce624" office:value-type="string" calcext:value-type="string">
            <text:p>Fold 2</text:p>
          </table:table-cell>
          <table:table-cell table:style-name="ce63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4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4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4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4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4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4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4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4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4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4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4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4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4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4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4"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00" office:value-type="string" calcext:value-type="string">
            <text:p>Fold 4</text:p>
          </table:table-cell>
          <table:table-cell table:style-name="ce603"/>
          <table:table-cell table:style-name="ce606"/>
          <table:table-cell table:style-name="ce610" office:value-type="string" calcext:value-type="string">
            <text:p>Fold 5</text:p>
          </table:table-cell>
          <table:table-cell table:style-name="ce628"/>
          <table:table-cell table:style-name="ce634"/>
          <table:table-cell table:number-columns-repeated="1006"/>
        </table:table-row>
        <table:table-row table:style-name="ro1">
          <table:table-cell office:value-type="float" office:value="1005.4" calcext:value-type="float">
            <text:p>1005.4</text:p>
          </table:table-cell>
          <table:table-cell office:value-type="float" office:value="176.6" calcext:value-type="float">
            <text:p>176.6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239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9" office:value-type="float" office:value="1571" calcext:value-type="float">
            <text:p>157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33:Raw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33:Raw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33:Raw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33:Raw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33:Raw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33:Raw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9" table:default-cell-style-name="Default"/>
        <table:table-column table:style-name="co11" table:number-columns-repeated="4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table:style-name="ce73"/>
          <table:table-cell table:number-columns-repeated="4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4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57"/>
          <table:table-cell table:style-name="ce678"/>
          <table:table-cell table:style-name="ce700"/>
          <table:table-cell table:style-name="ce711"/>
          <table:table-cell table:style-name="ce722"/>
          <table:table-cell table:style-name="ce732" office:value-type="string" calcext:value-type="string">
            <text:p>Fold 2</text:p>
          </table:table-cell>
          <table:table-cell table:style-name="ce74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1" office:value-type="float" office:value="226.8" calcext:value-type="float">
            <text:p>226.80</text:p>
          </table:table-cell>
          <table:table-cell table:style-name="ce611" office:value-type="float" office:value="216.6" calcext:value-type="float">
            <text:p>216.60</text:p>
          </table:table-cell>
          <table:table-cell table:style-name="ce611" office:value-type="float" office:value="101.2" calcext:value-type="float">
            <text:p>101.20</text:p>
          </table:table-cell>
          <table:table-cell table:style-name="ce611" office:value-type="float" office:value="17.2" calcext:value-type="float">
            <text:p>17.20</text:p>
          </table:table-cell>
          <table:table-cell table:style-name="ce611" office:value-type="float" office:value="5" calcext:value-type="float">
            <text:p>5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.2" calcext:value-type="float">
            <text:p>1.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2" calcext:value-type="float">
            <text:p>452</text:p>
          </table:table-cell>
          <table:table-cell table:style-name="ce614" office:value-type="float" office:value="112" calcext:value-type="float">
            <text:p>112</text:p>
          </table:table-cell>
          <table:table-cell table:style-name="ce620" office:value-type="float" office:value="3" calcext:value-type="float">
            <text:p>3</text:p>
          </table:table-cell>
          <table:table-cell table:style-name="ce631" office:value-type="float" office:value="1" calcext:value-type="float">
            <text:p>1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style-name="ce664"/>
          <table:table-cell table:style-name="ce674" office:value-type="float" office:value="296" calcext:value-type="float">
            <text:p>296</text:p>
          </table:table-cell>
          <table:table-cell table:style-name="ce685" office:value-type="float" office:value="116" calcext:value-type="float">
            <text:p>116</text:p>
          </table:table-cell>
          <table:table-cell table:style-name="ce614" office:value-type="float" office:value="131" calcext:value-type="float">
            <text:p>131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" calcext:value-type="float">
            <text:p>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14"/>
          <table:table-cell table:style-name="ce614" office:value-type="float" office:value="425" calcext:value-type="float">
            <text:p>42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97" calcext:value-type="float">
            <text:p>97</text:p>
          </table:table-cell>
          <table:table-cell table:style-name="ce614" office:value-type="float" office:value="45" calcext:value-type="float">
            <text:p>45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413" calcext:value-type="float">
            <text:p>4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42" calcext:value-type="float">
            <text:p>142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7" calcext:value-type="float">
            <text:p>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15" calcext:value-type="float">
            <text:p>515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3" calcext:value-type="float">
            <text:p>13</text:p>
          </table:table-cell>
          <table:table-cell table:style-name="ce614" office:value-type="float" office:value="16" calcext:value-type="float">
            <text:p>1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25.2" calcext:value-type="float">
            <text:p>25.20</text:p>
          </table:table-cell>
          <table:table-cell table:style-name="ce611" office:value-type="float" office:value="41" calcext:value-type="float">
            <text:p>41.00</text:p>
          </table:table-cell>
          <table:table-cell table:style-name="ce611" office:value-type="float" office:value="63.4" calcext:value-type="float">
            <text:p>63.40</text:p>
          </table:table-cell>
          <table:table-cell table:style-name="ce611" office:value-type="float" office:value="59" calcext:value-type="float">
            <text:p>59.00</text:p>
          </table:table-cell>
          <table:table-cell table:style-name="ce611" office:value-type="float" office:value="61.8" calcext:value-type="float">
            <text:p>61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65.6" calcext:value-type="float">
            <text:p>65.6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12" calcext:value-type="float">
            <text:p>112</text:p>
          </table:table-cell>
          <table:table-cell table:style-name="ce614" office:value-type="float" office:value="96" calcext:value-type="float">
            <text:p>96</text:p>
          </table:table-cell>
          <table:table-cell table:style-name="ce621" office:value-type="float" office:value="13" calcext:value-type="float">
            <text:p>13</text:p>
          </table:table-cell>
          <table:table-cell table:style-name="ce631" office:value-type="float" office:value="45" calcext:value-type="float">
            <text:p>45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50" calcext:value-type="float">
            <text:p>50</text:p>
          </table:table-cell>
          <table:table-cell table:style-name="ce664"/>
          <table:table-cell table:style-name="ce674" office:value-type="float" office:value="25" calcext:value-type="float">
            <text:p>25</text:p>
          </table:table-cell>
          <table:table-cell table:style-name="ce685" office:value-type="float" office:value="15" calcext:value-type="float">
            <text:p>15</text:p>
          </table:table-cell>
          <table:table-cell table:style-name="ce614" office:value-type="float" office:value="52" calcext:value-type="float">
            <text:p>52</text:p>
          </table:table-cell>
          <table:table-cell table:style-name="ce614" office:value-type="float" office:value="101" calcext:value-type="float">
            <text:p>101</text:p>
          </table:table-cell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83" calcext:value-type="float">
            <text:p>83</text:p>
          </table:table-cell>
          <table:table-cell table:style-name="ce14"/>
          <table:table-cell table:style-name="ce614" office:value-type="float" office:value="61" calcext:value-type="float">
            <text:p>6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2" calcext:value-type="float">
            <text:p>42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75" calcext:value-type="float">
            <text:p>75</text:p>
          </table:table-cell>
          <table:table-cell table:style-name="ce14"/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08" calcext:value-type="float">
            <text:p>108</text:p>
          </table:table-cell>
          <table:table-cell table:style-name="ce614" office:value-type="float" office:value="14" calcext:value-type="float">
            <text:p>14</text:p>
          </table:table-cell>
          <table:table-cell table:style-name="ce614" office:value-type="float" office:value="34" calcext:value-type="float">
            <text:p>3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8" calcext:value-type="float">
            <text:p>78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29" calcext:value-type="float">
            <text:p>29</text:p>
          </table:table-cell>
          <table:table-cell table:style-name="ce614" office:value-type="float" office:value="190" calcext:value-type="float">
            <text:p>190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34" calcext:value-type="float">
            <text:p>34.00</text:p>
          </table:table-cell>
          <table:table-cell table:style-name="ce611" office:value-type="float" office:value="71" calcext:value-type="float">
            <text:p>71.00</text:p>
          </table:table-cell>
          <table:table-cell table:style-name="ce611" office:value-type="float" office:value="146" calcext:value-type="float">
            <text:p>146.00</text:p>
          </table:table-cell>
          <table:table-cell table:style-name="ce611" office:value-type="float" office:value="53" calcext:value-type="float">
            <text:p>53.00</text:p>
          </table:table-cell>
          <table:table-cell table:style-name="ce611" office:value-type="float" office:value="10" calcext:value-type="float">
            <text:p>10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2" calcext:value-type="float">
            <text:p>2.00</text:p>
          </table:table-cell>
          <table:table-cell table:style-name="ce14"/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133" calcext:value-type="float">
            <text:p>133</text:p>
          </table:table-cell>
          <table:table-cell table:style-name="ce614" office:value-type="float" office:value="154" calcext:value-type="float">
            <text:p>154</text:p>
          </table:table-cell>
          <table:table-cell table:style-name="ce621" office:value-type="float" office:value="18" calcext:value-type="float">
            <text:p>18</text:p>
          </table:table-cell>
          <table:table-cell table:style-name="ce631" office:value-type="float" office:value="9" calcext:value-type="float">
            <text:p>9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2" calcext:value-type="float">
            <text:p>2</text:p>
          </table:table-cell>
          <table:table-cell table:style-name="ce664"/>
          <table:table-cell table:style-name="ce674" office:value-type="float" office:value="41" calcext:value-type="float">
            <text:p>41</text:p>
          </table:table-cell>
          <table:table-cell table:style-name="ce685" office:value-type="float" office:value="51" calcext:value-type="float">
            <text:p>51</text:p>
          </table:table-cell>
          <table:table-cell table:style-name="ce614" office:value-type="float" office:value="107" calcext:value-type="float">
            <text:p>107</text:p>
          </table:table-cell>
          <table:table-cell table:style-name="ce614" office:value-type="float" office:value="106" calcext:value-type="float">
            <text:p>106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64" calcext:value-type="float">
            <text:p>6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1" calcext:value-type="float">
            <text:p>161</text:p>
          </table:table-cell>
          <table:table-cell table:style-name="ce614" office:value-type="float" office:value="87" calcext:value-type="float">
            <text:p>87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14"/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3" calcext:value-type="float">
            <text:p>24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71" calcext:value-type="float">
            <text:p>171</text:p>
          </table:table-cell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26" calcext:value-type="float">
            <text:p>2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.4" calcext:value-type="float">
            <text:p>0.4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7.4" calcext:value-type="float">
            <text:p>37.40</text:p>
          </table:table-cell>
          <table:table-cell table:style-name="ce611" office:value-type="float" office:value="70.8" calcext:value-type="float">
            <text:p>70.80</text:p>
          </table:table-cell>
          <table:table-cell table:style-name="ce611" office:value-type="float" office:value="122.2" calcext:value-type="float">
            <text:p>122.2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85" calcext:value-type="float">
            <text:p>85.0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4" office:value-type="float" office:value="23" calcext:value-type="float">
            <text:p>23</text:p>
          </table:table-cell>
          <table:table-cell table:style-name="ce621" office:value-type="float" office:value="38" calcext:value-type="float">
            <text:p>38</text:p>
          </table:table-cell>
          <table:table-cell table:style-name="ce631" office:value-type="float" office:value="126" calcext:value-type="float">
            <text:p>126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129" calcext:value-type="float">
            <text:p>129</text:p>
          </table:table-cell>
          <table:table-cell table:style-name="ce664"/>
          <table:table-cell table:style-name="ce674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127" calcext:value-type="float">
            <text:p>12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6" calcext:value-type="float">
            <text:p>76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74" calcext:value-type="float">
            <text:p>174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54" calcext:value-type="float">
            <text:p>154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6" calcext:value-type="float">
            <text:p>46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63" calcext:value-type="float">
            <text:p>63</text:p>
          </table:table-cell>
          <table:table-cell table:style-name="ce614" office:value-type="float" office:value="247" calcext:value-type="float">
            <text:p>247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.8" calcext:value-type="float">
            <text:p>3.80</text:p>
          </table:table-cell>
          <table:table-cell table:style-name="ce611" office:value-type="float" office:value="34.8" calcext:value-type="float">
            <text:p>34.80</text:p>
          </table:table-cell>
          <table:table-cell table:style-name="ce611" office:value-type="float" office:value="249.8" calcext:value-type="float">
            <text:p>249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343.4" calcext:value-type="float">
            <text:p>343.4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5" office:value-type="float" office:value="16" calcext:value-type="float">
            <text:p>16</text:p>
          </table:table-cell>
          <table:table-cell table:style-name="ce615" office:value-type="float" office:value="25" calcext:value-type="float">
            <text:p>25</text:p>
          </table:table-cell>
          <table:table-cell table:style-name="ce615" office:value-type="float" office:value="129" calcext:value-type="float">
            <text:p>129</text:p>
          </table:table-cell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462" calcext:value-type="float">
            <text:p>46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9" calcext:value-type="float">
            <text:p>49</text:p>
          </table:table-cell>
          <table:table-cell table:style-name="ce614" office:value-type="float" office:value="126" calcext:value-type="float">
            <text:p>126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6" calcext:value-type="float">
            <text:p>45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71" calcext:value-type="float">
            <text:p>7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61" calcext:value-type="float">
            <text:p>561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82" calcext:value-type="float">
            <text:p>382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38" calcext:value-type="float">
            <text:p>238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612" calcext:value-type="float">
            <text:p>612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11" office:value-type="float" office:value="0" calcext:value-type="float">
            <text:p>0.00</text:p>
          </table:table-cell>
          <table:table-cell table:style-name="ce611" office:value-type="float" office:value="6" calcext:value-type="float">
            <text:p>6.00</text:p>
          </table:table-cell>
          <table:table-cell table:style-name="ce611" office:value-type="float" office:value="34.6" calcext:value-type="float">
            <text:p>34.60</text:p>
          </table:table-cell>
          <table:table-cell table:style-name="ce611" office:value-type="float" office:value="86" calcext:value-type="float">
            <text:p>86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89.4" calcext:value-type="float">
            <text:p>189.40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6" calcext:value-type="float">
            <text:p>6</text:p>
          </table:table-cell>
          <table:table-cell table:style-name="ce622" office:value-type="float" office:value="5" calcext:value-type="float">
            <text:p>5</text:p>
          </table:table-cell>
          <table:table-cell table:style-name="ce632" office:value-type="float" office:value="25" calcext:value-type="float">
            <text:p>25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280" calcext:value-type="float">
            <text:p>280</text:p>
          </table:table-cell>
          <table:table-cell table:style-name="ce724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" calcext:value-type="float">
            <text:p>16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6" calcext:value-type="float">
            <text:p>24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96" calcext:value-type="float">
            <text:p>196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22" calcext:value-type="float">
            <text:p>22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5" calcext:value-type="float">
            <text:p>225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06" calcext:value-type="float">
            <text:p>30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15.2" calcext:value-type="float">
            <text:p>15.20</text:p>
          </table:table-cell>
          <table:table-cell table:style-name="ce611" office:value-type="float" office:value="49.2" calcext:value-type="float">
            <text:p>49.20</text:p>
          </table:table-cell>
          <table:table-cell table:style-name="ce611" office:value-type="float" office:value="144" calcext:value-type="float">
            <text:p>144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07.4" calcext:value-type="float">
            <text:p>107.4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2" calcext:value-type="float">
            <text:p>42</text:p>
          </table:table-cell>
          <table:table-cell table:style-name="ce622" office:value-type="float" office:value="40" calcext:value-type="float">
            <text:p>40</text:p>
          </table:table-cell>
          <table:table-cell table:style-name="ce632" office:value-type="float" office:value="122" calcext:value-type="float">
            <text:p>122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111" calcext:value-type="float">
            <text:p>111</text:p>
          </table:table-cell>
          <table:table-cell table:style-name="ce724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72" calcext:value-type="float">
            <text:p>72</text:p>
          </table:table-cell>
          <table:table-cell table:style-name="ce614" office:value-type="float" office:value="113" calcext:value-type="float">
            <text:p>1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7" calcext:value-type="float">
            <text:p>127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39" calcext:value-type="float">
            <text:p>39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77" calcext:value-type="float">
            <text:p>277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5" calcext:value-type="float">
            <text:p>25</text:p>
          </table:table-cell>
          <table:table-cell table:style-name="ce614" office:value-type="float" office:value="50" calcext:value-type="float">
            <text:p>50</text:p>
          </table:table-cell>
          <table:table-cell table:style-name="ce614" office:value-type="float" office:value="219" calcext:value-type="float">
            <text:p>219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" calcext:value-type="float">
            <text:p>2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266" calcext:value-type="float">
            <text:p>26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14" table:number-columns-repeated="8"/>
          <table:table-cell table:style-name="ce616" table:number-columns-repeated="2"/>
          <table:table-cell table:style-name="ce14"/>
          <table:table-cell table:style-name="ce623"/>
          <table:table-cell table:style-name="ce633"/>
          <table:table-cell table:style-name="ce644"/>
          <table:table-cell table:style-name="ce655"/>
          <table:table-cell table:style-name="ce724"/>
          <table:table-cell table:style-name="ce735"/>
          <table:table-cell table:style-name="ce687"/>
          <table:table-cell table:style-name="ce14" table:number-columns-repeated="2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667"/>
          <table:table-cell table:style-name="ce688"/>
          <table:table-cell table:style-name="ce704"/>
          <table:table-cell table:style-name="ce715"/>
          <table:table-cell table:style-name="ce725"/>
          <table:table-cell table:style-name="ce736"/>
          <table:table-cell table:style-name="ce747"/>
          <table:table-cell table:number-columns-repeated="2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667"/>
          <table:table-cell table:style-name="ce688"/>
          <table:table-cell table:style-name="ce704"/>
          <table:table-cell table:style-name="ce715"/>
          <table:table-cell table:style-name="ce725"/>
          <table:table-cell table:style-name="ce736"/>
          <table:table-cell table:style-name="ce747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69"/>
          <table:table-cell table:style-name="ce689"/>
          <table:table-cell table:style-name="ce705"/>
          <table:table-cell table:style-name="ce716"/>
          <table:table-cell table:style-name="ce726"/>
          <table:table-cell table:style-name="ce737" office:value-type="string" calcext:value-type="string">
            <text:p>Fold 2</text:p>
          </table:table-cell>
          <table:table-cell table:style-name="ce74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2" office:value-type="float" office:value="180.6" calcext:value-type="float">
            <text:p>180.6</text:p>
          </table:table-cell>
          <table:table-cell table:style-name="ce612" office:value-type="float" office:value="63.8" calcext:value-type="float">
            <text:p>63.8</text:p>
          </table:table-cell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118.2" calcext:value-type="float">
            <text:p>118.2</text:p>
          </table:table-cell>
          <table:table-cell table:style-name="ce612" office:value-type="float" office:value="37.4" calcext:value-type="float">
            <text:p>37.4</text:p>
          </table:table-cell>
          <table:table-cell table:style-name="ce612" office:value-type="float" office:value="8.4" calcext:value-type="float">
            <text:p>8.4</text:p>
          </table:table-cell>
          <table:table-cell table:style-name="ce612" office:value-type="float" office:value="8.6" calcext:value-type="float">
            <text:p>8.6</text:p>
          </table:table-cell>
          <table:table-cell table:style-name="ce14"/>
          <table:table-cell table:style-name="ce617" office:value-type="float" office:value="135" calcext:value-type="float">
            <text:p>135</text:p>
          </table:table-cell>
          <table:table-cell table:style-name="ce617" office:value-type="float" office:value="31" calcext:value-type="float">
            <text:p>31</text:p>
          </table:table-cell>
          <table:table-cell table:style-name="ce617" office:value-type="float" office:value="257" calcext:value-type="float">
            <text:p>257</text:p>
          </table:table-cell>
          <table:table-cell table:style-name="ce617" office:value-type="float" office:value="40" calcext:value-type="float">
            <text:p>40</text:p>
          </table:table-cell>
          <table:table-cell table:style-name="ce617" office:value-type="float" office:value="74" calcext:value-type="float">
            <text:p>74</text:p>
          </table:table-cell>
          <table:table-cell table:style-name="ce617" office:value-type="float" office:value="29" calcext:value-type="float">
            <text:p>29</text:p>
          </table:table-cell>
          <table:table-cell table:style-name="ce617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216" calcext:value-type="float">
            <text:p>216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59" calcext:value-type="float">
            <text:p>5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93" calcext:value-type="float">
            <text:p>93</text:p>
          </table:table-cell>
          <table:table-cell table:style-name="ce612" office:value-type="float" office:value="177" calcext:value-type="float">
            <text:p>177</text:p>
          </table:table-cell>
          <table:table-cell table:style-name="ce612" office:value-type="float" office:value="145" calcext:value-type="float">
            <text:p>14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3" calcext:value-type="float">
            <text:p>13</text:p>
          </table:table-cell>
          <table:table-cell table:style-name="ce14"/>
          <table:table-cell table:style-name="ce612" office:value-type="float" office:value="288" calcext:value-type="float">
            <text:p>288</text:p>
          </table:table-cell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87" calcext:value-type="float">
            <text:p>87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171" calcext:value-type="float">
            <text:p>171</text:p>
          </table:table-cell>
          <table:table-cell table:style-name="ce612" office:value-type="float" office:value="42" calcext:value-type="float">
            <text:p>42</text:p>
          </table:table-cell>
          <table:table-cell table:style-name="ce612" office:value-type="float" office:value="222" calcext:value-type="float">
            <text:p>222</text:p>
          </table:table-cell>
          <table:table-cell table:style-name="ce612" office:value-type="float" office:value="111" calcext:value-type="float">
            <text:p>111</text:p>
          </table:table-cell>
          <table:table-cell table:style-name="ce612" office:value-type="float" office:value="16" calcext:value-type="float">
            <text:p>16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" calcext:value-type="float">
            <text:p>4</text:p>
          </table:table-cell>
        </table:table-row>
        <table:table-row table:style-name="ro1">
          <table:table-cell table:style-name="ce612" office:value-type="float" office:value="66.2" calcext:value-type="float">
            <text:p>66.2</text:p>
          </table:table-cell>
          <table:table-cell table:style-name="ce612" office:value-type="float" office:value="32.8" calcext:value-type="float">
            <text:p>32.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25.4" calcext:value-type="float">
            <text:p>25.4</text:p>
          </table:table-cell>
          <table:table-cell table:style-name="ce612" office:value-type="float" office:value="79.4" calcext:value-type="float">
            <text:p>79.4</text:p>
          </table:table-cell>
          <table:table-cell table:style-name="ce612" office:value-type="float" office:value="42.6" calcext:value-type="float">
            <text:p>42.6</text:p>
          </table:table-cell>
          <table:table-cell table:style-name="ce612" office:value-type="float" office:value="30.6" calcext:value-type="float">
            <text:p>30.6</text:p>
          </table:table-cell>
          <table:table-cell table:style-name="ce14"/>
          <table:table-cell table:style-name="ce617" office:value-type="float" office:value="48" calcext:value-type="float">
            <text:p>48</text:p>
          </table:table-cell>
          <table:table-cell table:style-name="ce617" office:value-type="float" office:value="11" calcext:value-type="float">
            <text:p>11</text:p>
          </table:table-cell>
          <table:table-cell table:style-name="ce617" office:value-type="float" office:value="83" calcext:value-type="float">
            <text:p>83</text:p>
          </table:table-cell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32" calcext:value-type="float">
            <text:p>132</text:p>
          </table:table-cell>
          <table:table-cell table:style-name="ce617" office:value-type="float" office:value="42" calcext:value-type="float">
            <text:p>42</text:p>
          </table:table-cell>
          <table:table-cell table:style-name="ce617" office:value-type="float" office:value="0" calcext:value-type="float">
            <text:p>0</text:p>
          </table:table-cell>
          <table:table-cell table:style-name="ce14"/>
          <table:table-cell table:style-name="ce679" office:value-type="float" office:value="82" calcext:value-type="float">
            <text:p>82</text:p>
          </table:table-cell>
          <table:table-cell table:style-name="ce690" office:value-type="float" office:value="38" calcext:value-type="float">
            <text:p>38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77" calcext:value-type="float">
            <text:p>77</text:p>
          </table:table-cell>
          <table:table-cell table:style-name="ce612" office:value-type="float" office:value="73" calcext:value-type="float">
            <text:p>73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12" calcext:value-type="float">
            <text:p>12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6" calcext:value-type="float">
            <text:p>46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1" calcext:value-type="float">
            <text:p>21</text:p>
          </table:table-cell>
          <table:table-cell table:style-name="ce612" office:value-type="float" office:value="38" calcext:value-type="float">
            <text:p>3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140" calcext:value-type="float">
            <text:p>140</text:p>
          </table:table-cell>
          <table:table-cell table:style-name="ce14"/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57" calcext:value-type="float">
            <text:p>57</text:p>
          </table:table-cell>
          <table:table-cell table:style-name="ce612" office:value-type="float" office:value="58" calcext:value-type="float">
            <text:p>58</text:p>
          </table:table-cell>
          <table:table-cell table:style-name="ce612" office:value-type="float" office:value="1" calcext:value-type="float">
            <text:p>1</text:p>
          </table:table-cell>
        </table:table-row>
        <table:table-row table:style-name="ro1">
          <table:table-cell table:style-name="ce612" office:value-type="float" office:value="28.6" calcext:value-type="float">
            <text:p>28.6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130.4" calcext:value-type="float">
            <text:p>130.4</text:p>
          </table:table-cell>
          <table:table-cell table:style-name="ce612" office:value-type="float" office:value="40.6" calcext:value-type="float">
            <text:p>40.6</text:p>
          </table:table-cell>
          <table:table-cell table:style-name="ce612" office:value-type="float" office:value="43.4" calcext:value-type="float">
            <text:p>43.4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26.6" calcext:value-type="float">
            <text:p>26.6</text:p>
          </table:table-cell>
          <table:table-cell table:style-name="ce14"/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55" calcext:value-type="float">
            <text:p>55</text:p>
          </table:table-cell>
          <table:table-cell table:style-name="ce612" office:value-type="float" office:value="162" calcext:value-type="float">
            <text:p>162</text:p>
          </table:table-cell>
          <table:table-cell table:style-name="ce626" office:value-type="float" office:value="21" calcext:value-type="float">
            <text:p>21</text:p>
          </table:table-cell>
          <table:table-cell table:style-name="ce636" office:value-type="float" office:value="50" calcext:value-type="float">
            <text:p>50</text:p>
          </table:table-cell>
          <table:table-cell table:style-name="ce647" office:value-type="float" office:value="4" calcext:value-type="float">
            <text:p>4</text:p>
          </table:table-cell>
          <table:table-cell table:style-name="ce658" office:value-type="float" office:value="21" calcext:value-type="float">
            <text:p>21</text:p>
          </table:table-cell>
          <table:table-cell table:style-name="ce668"/>
          <table:table-cell table:style-name="ce679" office:value-type="float" office:value="90" calcext:value-type="float">
            <text:p>90</text:p>
          </table:table-cell>
          <table:table-cell table:style-name="ce690" office:value-type="float" office:value="23" calcext:value-type="float">
            <text:p>23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103" calcext:value-type="float">
            <text:p>103</text:p>
          </table:table-cell>
          <table:table-cell table:number-columns-repeated="2" table:style-name="ce612" office:value-type="float" office:value="0" calcext:value-type="float">
            <text:p>0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4" calcext:value-type="float">
            <text:p>174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32" calcext:value-type="float">
            <text:p>32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41" calcext:value-type="float">
            <text:p>41</text:p>
          </table:table-cell>
          <table:table-cell table:style-name="ce696" office:value-type="float" office:value="103" calcext:value-type="float">
            <text:p>103</text:p>
          </table:table-cell>
          <table:table-cell table:style-name="ce612" office:value-type="float" office:value="109" calcext:value-type="float">
            <text:p>109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4" calcext:value-type="float">
            <text:p>34</text:p>
          </table:table-cell>
          <table:table-cell table:style-name="ce14"/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198" calcext:value-type="float">
            <text:p>198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3" calcext:value-type="float">
            <text:p>23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40" calcext:value-type="float">
            <text:p>40</text:p>
          </table:table-cell>
        </table:table-row>
        <table:table-row table:style-name="ro1">
          <table:table-cell table:style-name="ce612" office:value-type="float" office:value="15.8" calcext:value-type="float">
            <text:p>15.8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44.8" calcext:value-type="float">
            <text:p>44.8</text:p>
          </table:table-cell>
          <table:table-cell table:style-name="ce612" office:value-type="float" office:value="50.6" calcext:value-type="float">
            <text:p>50.6</text:p>
          </table:table-cell>
          <table:table-cell table:style-name="ce612" office:value-type="float" office:value="109.6" calcext:value-type="float">
            <text:p>109.6</text:p>
          </table:table-cell>
          <table:table-cell table:style-name="ce612" office:value-type="float" office:value="13.8" calcext:value-type="float">
            <text:p>13.8</text:p>
          </table:table-cell>
          <table:table-cell table:style-name="ce612" office:value-type="float" office:value="78" calcext:value-type="float">
            <text:p>78</text:p>
          </table:table-cell>
          <table:table-cell table:style-name="ce14"/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62" calcext:value-type="float">
            <text:p>62</text:p>
          </table:table-cell>
          <table:table-cell table:style-name="ce627" office:value-type="float" office:value="32" calcext:value-type="float">
            <text:p>32</text:p>
          </table:table-cell>
          <table:table-cell table:style-name="ce636" office:value-type="float" office:value="135" calcext:value-type="float">
            <text:p>135</text:p>
          </table:table-cell>
          <table:table-cell table:style-name="ce647" office:value-type="float" office:value="28" calcext:value-type="float">
            <text:p>28</text:p>
          </table:table-cell>
          <table:table-cell table:style-name="ce658" office:value-type="float" office:value="56" calcext:value-type="float">
            <text:p>56</text:p>
          </table:table-cell>
          <table:table-cell table:style-name="ce668"/>
          <table:table-cell table:style-name="ce679" office:value-type="float" office:value="68" calcext:value-type="float">
            <text:p>68</text:p>
          </table:table-cell>
          <table:table-cell table:style-name="ce690" office:value-type="float" office:value="16" calcext:value-type="float">
            <text:p>16</text:p>
          </table:table-cell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130" calcext:value-type="float">
            <text:p>130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41" calcext:value-type="float">
            <text:p>41</text:p>
          </table:table-cell>
          <table:table-cell table:style-name="ce612" office:value-type="float" office:value="127" calcext:value-type="float">
            <text:p>127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85" calcext:value-type="float">
            <text:p>85</text:p>
          </table:table-cell>
          <table:table-cell table:style-name="ce14"/>
          <table:table-cell table:style-name="ce695" office:value-type="float" office:value="6" calcext:value-type="float">
            <text:p>6</text:p>
          </table:table-cell>
          <table:table-cell table:style-name="ce696" office:value-type="float" office:value="1" calcext:value-type="float">
            <text:p>1</text:p>
          </table:table-cell>
          <table:table-cell table:style-name="ce612" office:value-type="float" office:value="98" calcext:value-type="float">
            <text:p>98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155" calcext:value-type="float">
            <text:p>155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36" calcext:value-type="float">
            <text:p>36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23" calcext:value-type="float">
            <text:p>223</text:p>
          </table:table-cell>
        </table:table-row>
        <table:table-row table:style-name="ro1">
          <table:table-cell table:style-name="ce612" office:value-type="float" office:value="14.4" calcext:value-type="float">
            <text:p>14.4</text:p>
          </table:table-cell>
          <table:table-cell table:style-name="ce612" office:value-type="float" office:value="0.6" calcext:value-type="float">
            <text:p>0.6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98.6" calcext:value-type="float">
            <text:p>98.6</text:p>
          </table:table-cell>
          <table:table-cell table:style-name="ce612" office:value-type="float" office:value="183.8" calcext:value-type="float">
            <text:p>183.8</text:p>
          </table:table-cell>
          <table:table-cell table:style-name="ce612" office:value-type="float" office:value="30.4" calcext:value-type="float">
            <text:p>30.4</text:p>
          </table:table-cell>
          <table:table-cell table:style-name="ce612" office:value-type="float" office:value="276.2" calcext:value-type="float">
            <text:p>276.2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6" calcext:value-type="float">
            <text:p>6</text:p>
          </table:table-cell>
          <table:table-cell table:style-name="ce626" office:value-type="float" office:value="123" calcext:value-type="float">
            <text:p>123</text:p>
          </table:table-cell>
          <table:table-cell table:style-name="ce636" office:value-type="float" office:value="163" calcext:value-type="float">
            <text:p>163</text:p>
          </table:table-cell>
          <table:table-cell table:style-name="ce647" office:value-type="float" office:value="9" calcext:value-type="float">
            <text:p>9</text:p>
          </table:table-cell>
          <table:table-cell table:style-name="ce658" office:value-type="float" office:value="331" calcext:value-type="float">
            <text:p>331</text:p>
          </table:table-cell>
          <table:table-cell table:style-name="ce668"/>
          <table:table-cell table:style-name="ce679" office:value-type="float" office:value="57" calcext:value-type="float">
            <text:p>57</text:p>
          </table:table-cell>
          <table:table-cell table:style-name="ce690" office:value-type="float" office:value="3" calcext:value-type="float">
            <text:p>3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91" calcext:value-type="float">
            <text:p>291</text:p>
          </table:table-cell>
          <table:table-cell table:style-name="ce612" office:value-type="float" office:value="265" calcext:value-type="float">
            <text:p>265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219" calcext:value-type="float">
            <text:p>219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335" calcext:value-type="float">
            <text:p>335</text:p>
          </table:table-cell>
          <table:table-cell table:style-name="ce14"/>
          <table:table-cell table:style-name="ce695" office:value-type="float" office:value="9" calcext:value-type="float">
            <text:p>9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83" calcext:value-type="float">
            <text:p>83</text:p>
          </table:table-cell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19" calcext:value-type="float">
            <text:p>119</text:p>
          </table:table-cell>
          <table:table-cell table:style-name="ce612" office:value-type="float" office:value="288" calcext:value-type="float">
            <text:p>288</text:p>
          </table:table-cell>
          <table:table-cell table:style-name="ce14"/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54" calcext:value-type="float">
            <text:p>15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419" calcext:value-type="float">
            <text:p>419</text:p>
          </table:table-cell>
        </table:table-row>
        <table:table-row table:style-name="ro1">
          <table:table-cell table:style-name="ce612" office:value-type="float" office:value="25.6" calcext:value-type="float">
            <text:p>25.6</text:p>
          </table:table-cell>
          <table:table-cell table:style-name="ce612" office:value-type="float" office:value="0.8" calcext:value-type="float">
            <text:p>0.8</text:p>
          </table:table-cell>
          <table:table-cell table:style-name="ce612" office:value-type="float" office:value="28.8" calcext:value-type="float">
            <text:p>28.8</text:p>
          </table:table-cell>
          <table:table-cell table:style-name="ce612" office:value-type="float" office:value="28.4" calcext:value-type="float">
            <text:p>28.4</text:p>
          </table:table-cell>
          <table:table-cell table:style-name="ce612" office:value-type="float" office:value="124.4" calcext:value-type="float">
            <text:p>124.4</text:p>
          </table:table-cell>
          <table:table-cell table:style-name="ce612" office:value-type="float" office:value="68.4" calcext:value-type="float">
            <text:p>68.4</text:p>
          </table:table-cell>
          <table:table-cell table:style-name="ce612" office:value-type="float" office:value="39.6" calcext:value-type="float">
            <text:p>39.6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26" office:value-type="float" office:value="52" calcext:value-type="float">
            <text:p>52</text:p>
          </table:table-cell>
          <table:table-cell table:style-name="ce636" office:value-type="float" office:value="22" calcext:value-type="float">
            <text:p>22</text:p>
          </table:table-cell>
          <table:table-cell table:style-name="ce647" office:value-type="float" office:value="189" calcext:value-type="float">
            <text:p>189</text:p>
          </table:table-cell>
          <table:table-cell table:style-name="ce658" office:value-type="float" office:value="39" calcext:value-type="float">
            <text:p>39</text:p>
          </table:table-cell>
          <table:table-cell table:style-name="ce668"/>
          <table:table-cell table:style-name="ce679" office:value-type="float" office:value="124" calcext:value-type="float">
            <text:p>124</text:p>
          </table:table-cell>
          <table:table-cell table:style-name="ce690" office:value-type="float" office:value="4" calcext:value-type="float">
            <text:p>4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65" calcext:value-type="float">
            <text:p>65</text:p>
          </table:table-cell>
          <table:table-cell table:style-name="ce612" office:value-type="float" office:value="114" calcext:value-type="float">
            <text:p>11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" calcext:value-type="float">
            <text:p>1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number-columns-repeated="2" table:style-name="ce612" office:value-type="float" office:value="16" calcext:value-type="float">
            <text:p>16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1" calcext:value-type="float">
            <text:p>1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44" calcext:value-type="float">
            <text:p>44</text:p>
          </table:table-cell>
          <table:table-cell table:style-name="ce612" office:value-type="float" office:value="115" calcext:value-type="float">
            <text:p>115</text:p>
          </table:table-cell>
          <table:table-cell table:style-name="ce612" office:value-type="float" office:value="55" calcext:value-type="float">
            <text:p>55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207" calcext:value-type="float">
            <text:p>207</text:p>
          </table:table-cell>
          <table:table-cell table:style-name="ce612" office:value-type="float" office:value="25" calcext:value-type="float">
            <text:p>25</text:p>
          </table:table-cell>
          <table:table-cell table:style-name="ce612" office:value-type="float" office:value="65" calcext:value-type="float">
            <text:p>65</text:p>
          </table:table-cell>
        </table:table-row>
        <table:table-row table:style-name="ro1">
          <table:table-cell table:style-name="ce612" office:value-type="float" office:value="18.4" calcext:value-type="float">
            <text:p>18.4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8.8" calcext:value-type="float">
            <text:p>8.8</text:p>
          </table:table-cell>
          <table:table-cell table:style-name="ce612" office:value-type="float" office:value="50.4" calcext:value-type="float">
            <text:p>50.4</text:p>
          </table:table-cell>
          <table:table-cell table:style-name="ce612" office:value-type="float" office:value="187.4" calcext:value-type="float">
            <text:p>187.4</text:p>
          </table:table-cell>
          <table:table-cell table:style-name="ce612" office:value-type="float" office:value="1.6" calcext:value-type="float">
            <text:p>1.6</text:p>
          </table:table-cell>
          <table:table-cell table:style-name="ce612" office:value-type="float" office:value="48.4" calcext:value-type="float">
            <text:p>48.4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26" office:value-type="float" office:value="29" calcext:value-type="float">
            <text:p>29</text:p>
          </table:table-cell>
          <table:table-cell table:style-name="ce636" office:value-type="float" office:value="216" calcext:value-type="float">
            <text:p>216</text:p>
          </table:table-cell>
          <table:table-cell table:style-name="ce647" office:value-type="float" office:value="1" calcext:value-type="float">
            <text:p>1</text:p>
          </table:table-cell>
          <table:table-cell table:style-name="ce658" office:value-type="float" office:value="70" calcext:value-type="float">
            <text:p>70</text:p>
          </table:table-cell>
          <table:table-cell table:style-name="ce668"/>
          <table:table-cell table:style-name="ce679" office:value-type="float" office:value="73" calcext:value-type="float">
            <text:p>73</text:p>
          </table:table-cell>
          <table:table-cell table:style-name="ce690" office:value-type="float" office:value="5" calcext:value-type="float">
            <text:p>5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143" calcext:value-type="float">
            <text:p>143</text:p>
          </table:table-cell>
          <table:table-cell table:style-name="ce612" office:value-type="float" office:value="52" calcext:value-type="float">
            <text:p>5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1" calcext:value-type="float">
            <text:p>41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89" calcext:value-type="float">
            <text:p>289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24" calcext:value-type="float">
            <text:p>24</text:p>
          </table:table-cell>
          <table:table-cell table:style-name="ce14"/>
          <table:table-cell table:style-name="ce695" office:value-type="float" office:value="17" calcext:value-type="float">
            <text:p>17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88" calcext:value-type="float">
            <text:p>188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36" calcext:value-type="float">
            <text:p>36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9" calcext:value-type="float">
            <text:p>49</text:p>
          </table:table-cell>
          <table:table-cell table:style-name="ce612" office:value-type="float" office:value="192" calcext:value-type="float">
            <text:p>19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71" calcext:value-type="float">
            <text:p>71</text:p>
          </table:table-cell>
        </table:table-row>
        <table:table-row table:style-name="ro1" table:number-rows-repeated="2">
          <table:table-cell table:number-columns-repeated="11"/>
          <table:table-cell table:style-name="ce676"/>
          <table:table-cell table:style-name="ce692"/>
          <table:table-cell table:style-name="ce707"/>
          <table:table-cell table:style-name="ce718"/>
          <table:table-cell table:style-name="ce728"/>
          <table:table-cell table:style-name="ce739"/>
          <table:table-cell table:style-name="ce750"/>
          <table:table-cell table:number-columns-repeated="29"/>
        </table:table-row>
        <table:table-row table:style-name="ro1">
          <table:table-cell table:number-columns-repeated="47"/>
        </table:table-row>
        <table:table-row table:style-name="ro1">
          <table:table-cell table:style-name="ce73" office:value-type="string" calcext:value-type="string">
            <text:p>Binary LSTM+Att Confusion</text:p>
          </table:table-cell>
          <table:table-cell table:number-columns-repeated="46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38" office:value-type="string" calcext:value-type="string">
            <text:p>Fold 4</text:p>
          </table:table-cell>
          <table:table-cell table:style-name="ce649"/>
          <table:table-cell table:style-name="ce660"/>
          <table:table-cell table:style-name="ce729" office:value-type="string" calcext:value-type="string">
            <text:p>Fold 5</text:p>
          </table:table-cell>
          <table:table-cell table:style-name="ce740"/>
          <table:table-cell table:style-name="ce751"/>
          <table:table-cell table:number-columns-repeated="29"/>
        </table:table-row>
        <table:table-row table:style-name="ro1">
          <table:table-cell table:style-name="ce613" office:value-type="float" office:value="1062.4" calcext:value-type="float">
            <text:p>1062.4</text:p>
          </table:table-cell>
          <table:table-cell table:style-name="ce613" office:value-type="float" office:value="137.6" calcext:value-type="float">
            <text:p>137.6</text:p>
          </table:table-cell>
          <table:table-cell table:style-name="ce14"/>
          <table:table-cell table:style-name="ce613" office:value-type="float" office:value="1071" calcext:value-type="float">
            <text:p>1071</text:p>
          </table:table-cell>
          <table:table-cell table:style-name="ce613" office:value-type="float" office:value="129" calcext:value-type="float">
            <text:p>129</text:p>
          </table:table-cell>
          <table:table-cell table:style-name="ce14"/>
          <table:table-cell table:style-name="ce613" office:value-type="float" office:value="1067" calcext:value-type="float">
            <text:p>1067</text:p>
          </table:table-cell>
          <table:table-cell table:style-name="ce613" office:value-type="float" office:value="133" calcext:value-type="float">
            <text:p>133</text:p>
          </table:table-cell>
          <table:table-cell table:style-name="ce616"/>
          <table:table-cell table:style-name="ce618" office:value-type="float" office:value="1068" calcext:value-type="float">
            <text:p>1068</text:p>
          </table:table-cell>
          <table:table-cell table:style-name="ce618" office:value-type="float" office:value="132" calcext:value-type="float">
            <text:p>132</text:p>
          </table:table-cell>
          <table:table-cell table:style-name="ce616"/>
          <table:table-cell table:style-name="ce639" office:value-type="float" office:value="1033" calcext:value-type="float">
            <text:p>1033</text:p>
          </table:table-cell>
          <table:table-cell table:style-name="ce650" office:value-type="float" office:value="167" calcext:value-type="float">
            <text:p>167</text:p>
          </table:table-cell>
          <table:table-cell table:style-name="ce661"/>
          <table:table-cell table:style-name="ce671" office:value-type="float" office:value="1073" calcext:value-type="float">
            <text:p>1073</text:p>
          </table:table-cell>
          <table:table-cell table:style-name="ce682" office:value-type="float" office:value="127" calcext:value-type="float">
            <text:p>127</text:p>
          </table:table-cell>
          <table:table-cell table:style-name="ce693"/>
          <table:table-cell table:style-name="ce14" table:number-columns-repeated="29"/>
        </table:table-row>
        <table:table-row table:style-name="ro1">
          <table:table-cell table:style-name="ce613" office:value-type="float" office:value="32.2" calcext:value-type="float">
            <text:p>32.2</text:p>
          </table:table-cell>
          <table:table-cell table:style-name="ce613" office:value-type="float" office:value="1547.8" calcext:value-type="float">
            <text:p>1547.8</text:p>
          </table:table-cell>
          <table:table-cell table:style-name="ce14"/>
          <table:table-cell table:style-name="ce613" office:value-type="float" office:value="36" calcext:value-type="float">
            <text:p>36</text:p>
          </table:table-cell>
          <table:table-cell table:style-name="ce613" office:value-type="float" office:value="1544" calcext:value-type="float">
            <text:p>1544</text:p>
          </table:table-cell>
          <table:table-cell table:style-name="ce14"/>
          <table:table-cell table:style-name="ce613" office:value-type="float" office:value="35" calcext:value-type="float">
            <text:p>35</text:p>
          </table:table-cell>
          <table:table-cell table:style-name="ce613" office:value-type="float" office:value="1545" calcext:value-type="float">
            <text:p>1545</text:p>
          </table:table-cell>
          <table:table-cell table:style-name="ce616"/>
          <table:table-cell table:style-name="ce618" office:value-type="float" office:value="20" calcext:value-type="float">
            <text:p>20</text:p>
          </table:table-cell>
          <table:table-cell table:style-name="ce613" office:value-type="float" office:value="1560" calcext:value-type="float">
            <text:p>1560</text:p>
          </table:table-cell>
          <table:table-cell table:style-name="ce677"/>
          <table:table-cell table:style-name="ce640" office:value-type="float" office:value="47" calcext:value-type="float">
            <text:p>47</text:p>
          </table:table-cell>
          <table:table-cell table:style-name="ce651" office:value-type="float" office:value="1533" calcext:value-type="float">
            <text:p>1533</text:p>
          </table:table-cell>
          <table:table-cell table:style-name="ce662"/>
          <table:table-cell table:style-name="ce672" office:value-type="float" office:value="23" calcext:value-type="float">
            <text:p>23</text:p>
          </table:table-cell>
          <table:table-cell table:style-name="ce683" office:value-type="float" office:value="1557" calcext:value-type="float">
            <text:p>1557</text:p>
          </table:table-cell>
          <table:table-cell table:style-name="ce694"/>
          <table:table-cell table:style-name="ce14" table:number-columns-repeated="29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20" table:default-cell-style-name="ce756"/>
        <table:table-column table:style-name="co11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59"/>
          <table:table-cell table:style-name="ce761"/>
          <table:table-cell table:style-name="ce763"/>
          <table:table-cell table:style-name="ce765"/>
          <table:table-cell table:style-name="ce767"/>
          <table:table-cell table:style-name="ce769" office:value-type="string" calcext:value-type="string">
            <text:p>Fold 2</text:p>
          </table:table-cell>
          <table:table-cell table:style-name="ce77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756" office:value-type="float" office:value="121.8" calcext:value-type="float">
            <text:p>121.80</text:p>
          </table:table-cell>
          <table:table-cell table:style-name="ce756" office:value-type="float" office:value="70.4" calcext:value-type="float">
            <text:p>70.40</text:p>
          </table:table-cell>
          <table:table-cell table:style-name="ce756" office:value-type="float" office:value="324.4" calcext:value-type="float">
            <text:p>324.40</text:p>
          </table:table-cell>
          <table:table-cell table:style-name="ce756" office:value-type="float" office:value="0.6" calcext:value-type="float">
            <text:p>0.60</text:p>
          </table:table-cell>
          <table:table-cell table:style-name="ce756" office:value-type="float" office:value="31.2" calcext:value-type="float">
            <text:p>31.2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74" calcext:value-type="float">
            <text:p>74</text:p>
          </table:table-cell>
          <table:table-cell table:style-name="ce762" office:value-type="float" office:value="318" calcext:value-type="float">
            <text:p>318</text:p>
          </table:table-cell>
          <table:table-cell table:style-name="ce764" office:value-type="float" office:value="2" calcext:value-type="float">
            <text:p>2</text:p>
          </table:table-cell>
          <table:table-cell table:style-name="ce766" office:value-type="float" office:value="156" calcext:value-type="float">
            <text:p>156</text:p>
          </table:table-cell>
          <table:table-cell table:style-name="ce768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74" calcext:value-type="float">
            <text:p>74</text:p>
          </table:table-cell>
          <table:table-cell table:style-name="ce757" office:value-type="float" office:value="318" calcext:value-type="float">
            <text:p>318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56" calcext:value-type="float">
            <text:p>156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73" calcext:value-type="float">
            <text:p>273</text:p>
          </table:table-cell>
          <table:table-cell table:style-name="ce757" office:value-type="float" office:value="275" calcext:value-type="float">
            <text:p>275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45" calcext:value-type="float">
            <text:p>445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100" calcext:value-type="float">
            <text:p>10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545" calcext:value-type="float">
            <text:p>545</text:p>
          </table:table-cell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756" office:value-type="float" office:value="2.6" calcext:value-type="float">
            <text:p>2.60</text:p>
          </table:table-cell>
          <table:table-cell table:style-name="ce756" office:value-type="float" office:value="88.6" calcext:value-type="float">
            <text:p>88.60</text:p>
          </table:table-cell>
          <table:table-cell table:style-name="ce756" office:value-type="float" office:value="37" calcext:value-type="float">
            <text:p>37.00</text:p>
          </table:table-cell>
          <table:table-cell table:style-name="ce756" office:value-type="float" office:value="75.4" calcext:value-type="float">
            <text:p>75.40</text:p>
          </table:table-cell>
          <table:table-cell table:style-name="ce756" office:value-type="float" office:value="65.4" calcext:value-type="float">
            <text:p>65.40</text:p>
          </table:table-cell>
          <table:table-cell table:style-name="ce756" office:value-type="float" office:value="27.4" calcext:value-type="float">
            <text:p>27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57" calcext:value-type="float">
            <text:p>57</text:p>
          </table:table-cell>
          <table:table-cell table:style-name="ce762" office:value-type="float" office:value="110" calcext:value-type="float">
            <text:p>110</text:p>
          </table:table-cell>
          <table:table-cell table:style-name="ce764" office:value-type="float" office:value="12" calcext:value-type="float">
            <text:p>12</text:p>
          </table:table-cell>
          <table:table-cell table:style-name="ce766" office:value-type="float" office:value="137" calcext:value-type="float">
            <text:p>137</text:p>
          </table:table-cell>
          <table:table-cell table:style-name="ce768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57" calcext:value-type="float">
            <text:p>57</text:p>
          </table:table-cell>
          <table:table-cell table:style-name="ce757" office:value-type="float" office:value="110" calcext:value-type="float">
            <text:p>110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137" calcext:value-type="float">
            <text:p>137</text:p>
          </table:table-cell>
          <table:table-cell table:style-name="ce14"/>
          <table:table-cell table:style-name="ce757" office:value-type="float" office:value="11" calcext:value-type="float">
            <text:p>1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28" calcext:value-type="float">
            <text:p>128</text:p>
          </table:table-cell>
          <table:table-cell table:style-name="ce757" office:value-type="float" office:value="177" calcext:value-type="float">
            <text:p>177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44" calcext:value-type="float">
            <text:p>44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3" calcext:value-type="float">
            <text:p>13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3" calcext:value-type="float">
            <text:p>43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81" calcext:value-type="float">
            <text:p>81.00</text:p>
          </table:table-cell>
          <table:table-cell table:style-name="ce756" office:value-type="float" office:value="44.6" calcext:value-type="float">
            <text:p>44.60</text:p>
          </table:table-cell>
          <table:table-cell table:style-name="ce756" office:value-type="float" office:value="171.4" calcext:value-type="float">
            <text:p>171.4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16.4" calcext:value-type="float">
            <text:p>16.4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6" calcext:value-type="float">
            <text:p>36</text:p>
          </table:table-cell>
          <table:table-cell table:style-name="ce762" office:value-type="float" office:value="195" calcext:value-type="float">
            <text:p>195</text:p>
          </table:table-cell>
          <table:table-cell table:style-name="ce764" office:value-type="float" office:value="3" calcext:value-type="float">
            <text:p>3</text:p>
          </table:table-cell>
          <table:table-cell table:style-name="ce766" office:value-type="float" office:value="82" calcext:value-type="float">
            <text:p>82</text:p>
          </table:table-cell>
          <table:table-cell table:style-name="ce768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6" calcext:value-type="float">
            <text:p>36</text:p>
          </table:table-cell>
          <table:table-cell table:style-name="ce757" office:value-type="float" office:value="195" calcext:value-type="float">
            <text:p>195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82" calcext:value-type="float">
            <text:p>8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129" calcext:value-type="float">
            <text:p>12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9" calcext:value-type="float">
            <text:p>29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6" calcext:value-type="float">
            <text:p>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07" calcext:value-type="float">
            <text:p>307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64.4" calcext:value-type="float">
            <text:p>64.40</text:p>
          </table:table-cell>
          <table:table-cell table:style-name="ce756" office:value-type="float" office:value="8.4" calcext:value-type="float">
            <text:p>8.40</text:p>
          </table:table-cell>
          <table:table-cell table:style-name="ce756" office:value-type="float" office:value="221" calcext:value-type="float">
            <text:p>221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20" calcext:value-type="float">
            <text:p>20.0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1" calcext:value-type="float">
            <text:p>31</text:p>
          </table:table-cell>
          <table:table-cell table:style-name="ce762" office:value-type="float" office:value="185" calcext:value-type="float">
            <text:p>185</text:p>
          </table:table-cell>
          <table:table-cell table:style-name="ce764" office:value-type="float" office:value="0" calcext:value-type="float">
            <text:p>0</text:p>
          </table:table-cell>
          <table:table-cell table:style-name="ce766" office:value-type="float" office:value="100" calcext:value-type="float">
            <text:p>100</text:p>
          </table:table-cell>
          <table:table-cell table:style-name="ce768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1" calcext:value-type="float">
            <text:p>31</text:p>
          </table:table-cell>
          <table:table-cell table:style-name="ce757" office:value-type="float" office:value="185" calcext:value-type="float">
            <text:p>18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00" calcext:value-type="float">
            <text:p>10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8" calcext:value-type="float">
            <text:p>8</text:p>
          </table:table-cell>
          <table:table-cell table:style-name="ce757" office:value-type="float" office:value="306" calcext:value-type="float">
            <text:p>30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9" calcext:value-type="float">
            <text:p>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6" calcext:value-type="float">
            <text:p>30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4" table:style-name="ce757" office:value-type="float" office:value="0" calcext:value-type="float">
            <text:p>0</text:p>
          </table:table-cell>
          <table:table-cell table:style-name="ce757" office:value-type="float" office:value="316" calcext:value-type="float">
            <text:p>3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756" office:value-type="float" office:value="0.8" calcext:value-type="float">
            <text:p>0.80</text:p>
          </table:table-cell>
          <table:table-cell table:style-name="ce756" office:value-type="float" office:value="77.4" calcext:value-type="float">
            <text:p>77.40</text:p>
          </table:table-cell>
          <table:table-cell table:style-name="ce756" office:value-type="float" office:value="45.6" calcext:value-type="float">
            <text:p>45.60</text:p>
          </table:table-cell>
          <table:table-cell table:style-name="ce756" office:value-type="float" office:value="481.2" calcext:value-type="float">
            <text:p>481.20</text:p>
          </table:table-cell>
          <table:table-cell table:style-name="ce756" office:value-type="float" office:value="1.6" calcext:value-type="float">
            <text:p>1.60</text:p>
          </table:table-cell>
          <table:table-cell table:style-name="ce756" office:value-type="float" office:value="2.4" calcext:value-type="float">
            <text:p>2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style-name="ce757" office:value-type="float" office:value="79" calcext:value-type="float">
            <text:p>7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2" calcext:value-type="float">
            <text:p>32</text:p>
          </table:table-cell>
          <table:table-cell table:style-name="ce757" office:value-type="float" office:value="519" calcext:value-type="float">
            <text:p>51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35" calcext:value-type="float">
            <text:p>3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3" calcext:value-type="float">
            <text:p>293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4" calcext:value-type="float">
            <text:p>30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4" calcext:value-type="float">
            <text:p>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623" calcext:value-type="float">
            <text:p>623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12.4" calcext:value-type="float">
            <text:p>12.40</text:p>
          </table:table-cell>
          <table:table-cell table:style-name="ce756" office:value-type="float" office:value="14.4" calcext:value-type="float">
            <text:p>14.40</text:p>
          </table:table-cell>
          <table:table-cell table:style-name="ce756" office:value-type="float" office:value="63.2" calcext:value-type="float">
            <text:p>63.20</text:p>
          </table:table-cell>
          <table:table-cell table:style-name="ce756" office:value-type="float" office:value="185.4" calcext:value-type="float">
            <text:p>185.40</text:p>
          </table:table-cell>
          <table:table-cell table:style-name="ce756" office:value-type="float" office:value="39" calcext:value-type="float">
            <text:p>39.0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91" calcext:value-type="float">
            <text:p>91</text:p>
          </table:table-cell>
          <table:table-cell table:style-name="ce757" office:value-type="float" office:value="219" calcext:value-type="float">
            <text:p>21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70" calcext:value-type="float">
            <text:p>70</text:p>
          </table:table-cell>
          <table:table-cell table:style-name="ce757" office:value-type="float" office:value="54" calcext:value-type="float">
            <text:p>54</text:p>
          </table:table-cell>
          <table:table-cell table:style-name="ce757" office:value-type="float" office:value="190" calcext:value-type="float">
            <text:p>19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2" calcext:value-type="float">
            <text:p>6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94" calcext:value-type="float">
            <text:p>194</text:p>
          </table:table-cell>
          <table:table-cell table:style-name="ce757" office:value-type="float" office:value="60" calcext:value-type="float">
            <text:p>60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756" office:value-type="float" office:value="3.6" calcext:value-type="float">
            <text:p>3.60</text:p>
          </table:table-cell>
          <table:table-cell table:style-name="ce756" office:value-type="float" office:value="58.2" calcext:value-type="float">
            <text:p>58.20</text:p>
          </table:table-cell>
          <table:table-cell table:style-name="ce756" office:value-type="float" office:value="98.4" calcext:value-type="float">
            <text:p>98.40</text:p>
          </table:table-cell>
          <table:table-cell table:style-name="ce756" office:value-type="float" office:value="154.2" calcext:value-type="float">
            <text:p>154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315" calcext:value-type="float">
            <text:p>315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26" calcext:value-type="float">
            <text:p>22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90" calcext:value-type="float">
            <text:p>9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8" calcext:value-type="float">
            <text:p>18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92" calcext:value-type="float">
            <text:p>292</text:p>
          </table:table-cell>
          <table:table-cell table:style-name="ce757" office:value-type="float" office:value="6" calcext:value-type="float">
            <text:p>6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20" table:default-cell-style-name="ce533"/>
        <table:table-column table:style-name="co11" table:number-columns-repeated="5" table:default-cell-style-name="ce533"/>
        <table:table-column table:style-name="co11" table:number-columns-repeated="2" table:default-cell-style-name="Default"/>
        <table:table-column table:style-name="co11" table:default-cell-style-name="ce534"/>
        <table:table-column table:style-name="co11" table:number-columns-repeated="2" table:default-cell-style-name="Default"/>
        <table:table-column table:style-name="co11" table:number-columns-repeated="4" table:default-cell-style-name="ce534"/>
        <table:table-column table:style-name="co11" table:default-cell-style-name="Default"/>
        <table:table-column table:style-name="co11" table:number-columns-repeated="2" table:default-cell-style-name="ce534"/>
        <table:table-column table:style-name="co11" table:number-columns-repeated="29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style-name="Default" table:number-columns-repeated="5"/>
          <table:table-cell/>
          <table:table-cell table:formula="of:=AVERAGE([.B2:.F2])" office:value-type="string" office:string-value="" calcext:value-type="error">
            <text:p>#DIV/0!</text:p>
          </table:table-cell>
          <table:table-cell table:style-name="Default" table:formula="of:=STDEV([.B2:.F2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table:style-name="Default" office:value-type="float" office:value="0.160391020999276" calcext:value-type="float">
            <text:p>0.160391020999276</text:p>
          </table:table-cell>
          <table:table-cell table:style-name="Default" office:value-type="float" office:value="0.0821868211440985" calcext:value-type="float">
            <text:p>0.082186821144099</text:p>
          </table:table-cell>
          <table:table-cell table:style-name="Default" office:value-type="float" office:value="0.195510499637944" calcext:value-type="float">
            <text:p>0.195510499637944</text:p>
          </table:table-cell>
          <table:table-cell table:style-name="Default" office:value-type="float" office:value="0.199131064446054" calcext:value-type="float">
            <text:p>0.199131064446054</text:p>
          </table:table-cell>
          <table:table-cell table:style-name="Default"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style-name="Default" table:formula="of:=STDEV([.B3:.F3])" office:value-type="float" office:value="0.0510053934161658" calcext:value-type="float">
            <text:p>0.05100539341616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style-name="ce180" table:formula="of:=(SUM(OFFSET([.$A8]; 2; [$Utils.A$2]; 2; 1)) + SUM(OFFSET([.$A8]; 2; [$Utils.A$2]+1; 3; 1))+ SUM(OFFSET([.$A8]; 3; [$Utils.A$2]+2; 3; 1))+ SUM(OFFSET([.$A8]; 4; [$Utils.A$2]+3; 3; 1))+ SUM(OFFSET([.$A8]; 5; [$Utils.A$2]+4; 3; 1))+ SUM(OFFSET([.$A8]; 6; [$Utils.A$2]+5; 3; 1))+SUM(OFFSET([.$A8]; 7; [$Utils.A$2]+6; 3; 1)))/SUM(OFFSET([.$A8]; 2; [$Utils.A$2]; 7; 7))" office:value-type="float" office:value="0.359704641350211" calcext:value-type="float">
            <text:p>0.359704641350211</text:p>
          </table:table-cell>
          <table:table-cell table:style-name="ce180" table:formula="of:=(SUM(OFFSET([.$A8]; 2; [$Utils.B$2]; 2; 1)) + SUM(OFFSET([.$A8]; 2; [$Utils.B$2]+1; 3; 1))+ SUM(OFFSET([.$A8]; 3; [$Utils.B$2]+2; 3; 1))+ SUM(OFFSET([.$A8]; 4; [$Utils.B$2]+3; 3; 1))+ SUM(OFFSET([.$A8]; 5; [$Utils.B$2]+4; 3; 1))+ SUM(OFFSET([.$A8]; 6; [$Utils.B$2]+5; 3; 1))+SUM(OFFSET([.$A8]; 7; [$Utils.B$2]+6; 3; 1)))/SUM(OFFSET([.$A8]; 2; [$Utils.B$2]; 7; 7))" office:value-type="float" office:value="0.361814345991561" calcext:value-type="float">
            <text:p>0.361814345991561</text:p>
          </table:table-cell>
          <table:table-cell table:style-name="ce180" table:formula="of:=(SUM(OFFSET([.$A8]; 2; [$Utils.C$2]; 2; 1)) + SUM(OFFSET([.$A8]; 2; [$Utils.C$2]+1; 3; 1))+ SUM(OFFSET([.$A8]; 3; [$Utils.C$2]+2; 3; 1))+ SUM(OFFSET([.$A8]; 4; [$Utils.C$2]+3; 3; 1))+ SUM(OFFSET([.$A8]; 5; [$Utils.C$2]+4; 3; 1))+ SUM(OFFSET([.$A8]; 6; [$Utils.C$2]+5; 3; 1))+SUM(OFFSET([.$A8]; 7; [$Utils.C$2]+6; 3; 1)))/SUM(OFFSET([.$A8]; 2; [$Utils.C$2]; 7; 7))" office:value-type="float" office:value="0.348101265822785" calcext:value-type="float">
            <text:p>0.348101265822785</text:p>
          </table:table-cell>
          <table:table-cell table:style-name="ce180" table:formula="of:=(SUM(OFFSET([.$A8]; 2; [$Utils.D$2]; 2; 1)) + SUM(OFFSET([.$A8]; 2; [$Utils.D$2]+1; 3; 1))+ SUM(OFFSET([.$A8]; 3; [$Utils.D$2]+2; 3; 1))+ SUM(OFFSET([.$A8]; 4; [$Utils.D$2]+3; 3; 1))+ SUM(OFFSET([.$A8]; 5; [$Utils.D$2]+4; 3; 1))+ SUM(OFFSET([.$A8]; 6; [$Utils.D$2]+5; 3; 1))+SUM(OFFSET([.$A8]; 7; [$Utils.D$2]+6; 3; 1)))/SUM(OFFSET([.$A8]; 2; [$Utils.D$2]; 7; 7))" office:value-type="float" office:value="0.534282700421941" calcext:value-type="float">
            <text:p>0.534282700421941</text:p>
          </table:table-cell>
          <table:table-cell table:style-name="ce180" table:formula="of:=(SUM(OFFSET([.$A8]; 2; [$Utils.E$2]; 2; 1)) + SUM(OFFSET([.$A8]; 2; [$Utils.E$2]+1; 3; 1))+ SUM(OFFSET([.$A8]; 3; [$Utils.E$2]+2; 3; 1))+ SUM(OFFSET([.$A8]; 4; [$Utils.E$2]+3; 3; 1))+ SUM(OFFSET([.$A8]; 5; [$Utils.E$2]+4; 3; 1))+ SUM(OFFSET([.$A8]; 6; [$Utils.E$2]+5; 3; 1))+SUM(OFFSET([.$A8]; 7; [$Utils.E$2]+6; 3; 1)))/SUM(OFFSET([.$A8]; 2; [$Utils.E$2]; 7; 7))" office:value-type="float" office:value="0.264767932489451" calcext:value-type="float">
            <text:p>0.264767932489451</text:p>
          </table:table-cell>
          <table:table-cell/>
          <table:table-cell table:formula="of:=AVERAGE([.B4:.F4])" office:value-type="float" office:value="0.37373417721519" calcext:value-type="float">
            <text:p>0.37373417721519</text:p>
          </table:table-cell>
          <table:table-cell table:style-name="Default" table:formula="of:=STDEV([.B4:.F4])" office:value-type="float" office:value="0.0982922011058553" calcext:value-type="float">
            <text:p>0.09829220110585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73" office:value-type="string" calcext:value-type="string">
            <text:p>Confusio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style-name="Default" table:number-columns-repeated="5"/>
          <table:table-cell table:number-columns-repeated="2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75"/>
          <table:table-cell table:style-name="ce776"/>
          <table:table-cell table:style-name="ce777"/>
          <table:table-cell table:style-name="ce778"/>
          <table:table-cell table:style-name="ce779"/>
          <table:table-cell table:style-name="ce780" office:value-type="string" calcext:value-type="string">
            <text:p>Fold 2</text:p>
          </table:table-cell>
          <table:table-cell table:style-name="ce78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office:value-type="float" office:value="121.8" calcext:value-type="float">
            <text:p>121.80</text:p>
          </table:table-cell>
          <table:table-cell office:value-type="float" office:value="70.4" calcext:value-type="float">
            <text:p>70.40</text:p>
          </table:table-cell>
          <table:table-cell office:value-type="float" office:value="324.4" calcext:value-type="float">
            <text:p>324.40</text:p>
          </table:table-cell>
          <table:table-cell office:value-type="float" office:value="0.6" calcext:value-type="float">
            <text:p>0.60</text:p>
          </table:table-cell>
          <table:table-cell table:style-name="ce533" office:value-type="float" office:value="31.2" calcext:value-type="float">
            <text:p>31.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64" calcext:value-type="float">
            <text:p>16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84" calcext:value-type="float">
            <text:p>38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73" calcext:value-type="float">
            <text:p>273</text:p>
          </table:table-cell>
          <table:table-cell table:style-name="ce534" office:value-type="float" office:value="275" calcext:value-type="float">
            <text:p>275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45" calcext:value-type="float">
            <text:p>445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100" calcext:value-type="float">
            <text:p>10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545" calcext:value-type="float">
            <text:p>545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2.6" calcext:value-type="float">
            <text:p>2.60</text:p>
          </table:table-cell>
          <table:table-cell office:value-type="float" office:value="88.6" calcext:value-type="float">
            <text:p>88.60</text:p>
          </table:table-cell>
          <table:table-cell office:value-type="float" office:value="37" calcext:value-type="float">
            <text:p>37.00</text:p>
          </table:table-cell>
          <table:table-cell office:value-type="float" office:value="75.4" calcext:value-type="float">
            <text:p>75.40</text:p>
          </table:table-cell>
          <table:table-cell office:value-type="float" office:value="65.4" calcext:value-type="float">
            <text:p>65.40</text:p>
          </table:table-cell>
          <table:table-cell table:style-name="ce533" office:value-type="float" office:value="27.4" calcext:value-type="float">
            <text:p>27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85" calcext:value-type="float">
            <text:p>185</text:p>
          </table:table-cell>
          <table:table-cell table:style-name="ce534" office:value-type="float" office:value="0" calcext:value-type="float">
            <text:p>0</text:p>
          </table:table-cell>
          <table:table-cell table:number-columns-repeated="2" table:style-name="ce534" office:value-type="float" office:value="45" calcext:value-type="float">
            <text:p>45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1" calcext:value-type="float">
            <text:p>1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28" calcext:value-type="float">
            <text:p>128</text:p>
          </table:table-cell>
          <table:table-cell table:style-name="ce534" office:value-type="float" office:value="177" calcext:value-type="float">
            <text:p>17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44" calcext:value-type="float">
            <text:p>4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2" calcext:value-type="float">
            <text:p>12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3" calcext:value-type="float">
            <text:p>13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3" calcext:value-type="float">
            <text:p>43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81" calcext:value-type="float">
            <text:p>81.00</text:p>
          </table:table-cell>
          <table:table-cell office:value-type="float" office:value="44.6" calcext:value-type="float">
            <text:p>44.60</text:p>
          </table:table-cell>
          <table:table-cell office:value-type="float" office:value="171.4" calcext:value-type="float">
            <text:p>171.4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16.4" calcext:value-type="float">
            <text:p>16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06" calcext:value-type="float">
            <text:p>1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10" calcext:value-type="float">
            <text:p>21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187" calcext:value-type="float">
            <text:p>187</text:p>
          </table:table-cell>
          <table:table-cell table:style-name="ce534" office:value-type="float" office:value="129" calcext:value-type="float">
            <text:p>12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9" calcext:value-type="float">
            <text:p>29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07" calcext:value-type="float">
            <text:p>307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64.4" calcext:value-type="float">
            <text:p>64.40</text:p>
          </table:table-cell>
          <table:table-cell office:value-type="float" office:value="8.4" calcext:value-type="float">
            <text:p>8.40</text:p>
          </table:table-cell>
          <table:table-cell office:value-type="float" office:value="221" calcext:value-type="float">
            <text:p>221.00</text:p>
          </table:table-cell>
          <table:table-cell office:value-type="float" office:value="0" calcext:value-type="float">
            <text:p>0.00</text:p>
          </table:table-cell>
          <table:table-cell table:style-name="ce533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297" calcext:value-type="float">
            <text:p>29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8" calcext:value-type="float">
            <text:p>8</text:p>
          </table:table-cell>
          <table:table-cell table:style-name="ce534" office:value-type="float" office:value="306" calcext:value-type="float">
            <text:p>30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6" calcext:value-type="float">
            <text:p>3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4" table:style-name="ce534" office:value-type="float" office:value="0" calcext:value-type="float">
            <text:p>0</text:p>
          </table:table-cell>
          <table:table-cell table:style-name="ce534" office:value-type="float" office:value="316" calcext:value-type="float">
            <text:p>316</text:p>
          </table:table-cell>
          <table:table-cell table:number-columns-repeated="2"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0.8" calcext:value-type="float">
            <text:p>0.80</text:p>
          </table:table-cell>
          <table:table-cell office:value-type="float" office:value="77.4" calcext:value-type="float">
            <text:p>77.40</text:p>
          </table:table-cell>
          <table:table-cell office:value-type="float" office:value="45.6" calcext:value-type="float">
            <text:p>45.60</text:p>
          </table:table-cell>
          <table:table-cell office:value-type="float" office:value="481.2" calcext:value-type="float">
            <text:p>481.20</text:p>
          </table:table-cell>
          <table:table-cell office:value-type="float" office:value="1.6" calcext:value-type="float">
            <text:p>1.60</text:p>
          </table:table-cell>
          <table:table-cell table:style-name="ce533" office:value-type="float" office:value="2.4" calcext:value-type="float">
            <text:p>2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94" calcext:value-type="float">
            <text:p>94</text:p>
          </table:table-cell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528" calcext:value-type="float">
            <text:p>52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79" calcext:value-type="float">
            <text:p>7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2" calcext:value-type="float">
            <text:p>32</text:p>
          </table:table-cell>
          <table:table-cell table:style-name="ce534" office:value-type="float" office:value="519" calcext:value-type="float">
            <text:p>51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35" calcext:value-type="float">
            <text:p>3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3" calcext:value-type="float">
            <text:p>293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4" calcext:value-type="float">
            <text:p>30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4" calcext:value-type="float">
            <text:p>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623" calcext:value-type="float">
            <text:p>623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2.4" calcext:value-type="float">
            <text:p>12.40</text:p>
          </table:table-cell>
          <table:table-cell office:value-type="float" office:value="14.4" calcext:value-type="float">
            <text:p>14.40</text:p>
          </table:table-cell>
          <table:table-cell office:value-type="float" office:value="63.2" calcext:value-type="float">
            <text:p>63.20</text:p>
          </table:table-cell>
          <table:table-cell office:value-type="float" office:value="185.4" calcext:value-type="float">
            <text:p>185.40</text:p>
          </table:table-cell>
          <table:table-cell office:value-type="float" office:value="39" calcext:value-type="float">
            <text:p>39.0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56" calcext:value-type="float">
            <text:p>56</text:p>
          </table:table-cell>
          <table:table-cell table:style-name="ce534" office:value-type="float" office:value="258" calcext:value-type="float">
            <text:p>25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91" calcext:value-type="float">
            <text:p>91</text:p>
          </table:table-cell>
          <table:table-cell table:style-name="ce534" office:value-type="float" office:value="219" calcext:value-type="float">
            <text:p>21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70" calcext:value-type="float">
            <text:p>70</text:p>
          </table:table-cell>
          <table:table-cell table:style-name="ce534" office:value-type="float" office:value="54" calcext:value-type="float">
            <text:p>54</text:p>
          </table:table-cell>
          <table:table-cell table:style-name="ce534" office:value-type="float" office:value="190" calcext:value-type="float">
            <text:p>190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2" calcext:value-type="float">
            <text:p>6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94" calcext:value-type="float">
            <text:p>194</text:p>
          </table:table-cell>
          <table:table-cell table:style-name="ce534" office:value-type="float" office:value="60" calcext:value-type="float">
            <text:p>60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.6" calcext:value-type="float">
            <text:p>3.60</text:p>
          </table:table-cell>
          <table:table-cell office:value-type="float" office:value="58.2" calcext:value-type="float">
            <text:p>58.20</text:p>
          </table:table-cell>
          <table:table-cell office:value-type="float" office:value="98.4" calcext:value-type="float">
            <text:p>98.40</text:p>
          </table:table-cell>
          <table:table-cell office:value-type="float" office:value="154.2" calcext:value-type="float">
            <text:p>154.2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65" calcext:value-type="float">
            <text:p>6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1" calcext:value-type="float">
            <text:p>25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315" calcext:value-type="float">
            <text:p>315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26" calcext:value-type="float">
            <text:p>22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90" calcext:value-type="float">
            <text:p>9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8" calcext:value-type="float">
            <text:p>1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92" calcext:value-type="float">
            <text:p>292</text:p>
          </table:table-cell>
          <table:table-cell table:style-name="ce534" office:value-type="float" office:value="6" calcext:value-type="float">
            <text:p>6</text:p>
          </table:table-cell>
          <table:table-cell table:style-name="ce534" office:value-type="float" office:value="0" calcext:value-type="float">
            <text:p>0</text:p>
          </table:table-cell>
        </table:table-row>
        <calcext:conditional-formats>
          <calcext:conditional-format calcext:target-range-address="'Spatial  Augmentation Raw'.L7:'Spatial  Augmentation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M7:'Spatial  Augmentation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N7:'Spatial  Augmentation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O7:'Spatial  Augmentation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P7:'Spatial  Augmentation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Q7:'Spatial  Augmentation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R7:'Spatial  Augmentation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I8:'Spatial  Augmentation Raw'.O14 'Spatial  Augmentation Raw'.Q8:'Spatial  Augmentation Raw'.W14 'Spatial  Augmentation Raw'.Y8:'Spatial  Augmentation Raw'.AE14 'Spatial  Augmentation Raw'.AG8:'Spatial  Augmentation Raw'.AM14 'Spatial  Augmentation Raw'.AO8:'Spatial  Augmentation Raw'.AU14 'Spatial  Augmentation Raw'.A8:'Spatial  Augmentation Raw'.G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BCI IV 2A Single Subject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21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2" table:default-cell-style-name="ce22"/>
        <table:table-column table:style-name="co23" table:default-cell-style-name="ce23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11" table:default-cell-style-name="Default"/>
        <table:table-column table:style-name="co13" table:default-cell-style-name="Default"/>
        <table:table-column table:style-name="co27" table:default-cell-style-name="ce22"/>
        <table:table-column table:style-name="co11" table:number-columns-repeated="7" table:default-cell-style-name="Default"/>
        <table:table-column table:style-name="co28" table:default-cell-style-name="Default"/>
        <table:table-column table:style-name="co11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795" table:formula="of:=COUNTIFS([.B2:.B96];&quot;&gt;=4&quot;;[.B2:.B96]; &quot;&lt;6&quot;)" office:value-type="float" office:value="15" calcext:value-type="float">
            <text:p>15</text:p>
          </table:table-cell>
          <table:table-cell table:style-name="ce795" table:formula="of:=COUNTIFS([.B2:.B96];&quot;&gt;=6&quot;;[.B2:.B96]; &quot;&lt;8&quot;)" office:value-type="float" office:value="14" calcext:value-type="float">
            <text:p>14</text:p>
          </table:table-cell>
          <table:table-cell table:style-name="ce795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795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796" table:formula="of:=COUNTIFS([.J19:.J27];&quot;&gt;=4&quot;;[.J19:.J27]; &quot;&lt;6&quot;)" office:value-type="float" office:value="2" calcext:value-type="float">
            <text:p>2</text:p>
          </table:table-cell>
          <table:table-cell table:style-name="ce796" table:formula="of:=COUNTIFS([.J19:.J27];&quot;&gt;=6&quot;;[.J19:.J27]; &quot;&lt;8&quot;)" office:value-type="float" office:value="1" calcext:value-type="float">
            <text:p>1</text:p>
          </table:table-cell>
          <table:table-cell table:style-name="ce796" table:formula="of:=COUNTIFS([.J19:.J27];&quot;&gt;=8&quot;;[.J19:.J27]; &quot;&lt;10&quot;)" office:value-type="float" office:value="1" calcext:value-type="float">
            <text:p>1</text:p>
          </table:table-cell>
          <table:table-cell table:style-name="ce796" table:formula="of:=COUNTIFS([.J19:.J27];&quot;&gt;=10&quot;;[.J19:.J27]; &quot;&lt;12&quot;)" office:value-type="float" office:value="1" calcext:value-type="float">
            <text:p>1</text:p>
          </table:table-cell>
          <table:table-cell table:style-name="ce796" table:formula="of:=COUNTIFS([.J19:.J27];&quot;&gt;=12&quot;;[.J19:.J27]; &quot;&lt;14&quot;)" office:value-type="float" office:value="2" calcext:value-type="float">
            <text:p>2</text:p>
          </table:table-cell>
          <table:table-cell table:style-name="ce796" table:formula="of:=COUNTIFS([.J19:.J27];&quot;&gt;=14&quot;;[.J19:.J27]; &quot;&lt;16&quot;)" office:value-type="float" office:value="1" calcext:value-type="float">
            <text:p>1</text:p>
          </table:table-cell>
          <table:table-cell table:style-name="ce796" table:formula="of:=COUNTIFS([.J19:.J27];&quot;&gt;=16&quot;;[.J19:.J27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796" table:formula="of:=COUNTIFS([.J32:.J40];&quot;&gt;=4&quot;;[.J32:.J40]; &quot;&lt;6&quot;)" office:value-type="float" office:value="1" calcext:value-type="float">
            <text:p>1</text:p>
          </table:table-cell>
          <table:table-cell table:style-name="ce796" table:formula="of:=COUNTIFS([.J32:.J40];&quot;&gt;=6&quot;;[.J32:.J40]; &quot;&lt;8&quot;)" office:value-type="float" office:value="1" calcext:value-type="float">
            <text:p>1</text:p>
          </table:table-cell>
          <table:table-cell table:style-name="ce796" table:formula="of:=COUNTIFS([.J32:.J40];&quot;&gt;=8&quot;;[.J32:.J40]; &quot;&lt;10&quot;)" office:value-type="float" office:value="1" calcext:value-type="float">
            <text:p>1</text:p>
          </table:table-cell>
          <table:table-cell table:style-name="ce796" table:formula="of:=COUNTIFS([.J32:.J40];&quot;&gt;=10&quot;;[.J32:.J40]; &quot;&lt;12&quot;)" office:value-type="float" office:value="2" calcext:value-type="float">
            <text:p>2</text:p>
          </table:table-cell>
          <table:table-cell table:style-name="ce796" table:formula="of:=COUNTIFS([.J32:.J40];&quot;&gt;=12&quot;;[.J32:.J40]; &quot;&lt;14&quot;)" office:value-type="float" office:value="1" calcext:value-type="float">
            <text:p>1</text:p>
          </table:table-cell>
          <table:table-cell table:style-name="ce796" table:formula="of:=COUNTIFS([.J32:.J40];&quot;&gt;=14&quot;;[.J32:.J40]; &quot;&lt;16&quot;)" office:value-type="float" office:value="0" calcext:value-type="float">
            <text:p>0</text:p>
          </table:table-cell>
          <table:table-cell table:style-name="ce796" table:formula="of:=COUNTIFS([.J32:.J40];&quot;&gt;=16&quot;;[.J32:.J40]; &quot;&lt;19&quot;)" office:value-type="float" office:value="3" calcext:value-type="float">
            <text:p>3</text:p>
          </table:table-cell>
          <table:table-cell table:style-name="ce100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796" table:formula="of:=COUNTIFS([.J45:.J53];&quot;&gt;=4&quot;;[.J45:.J53]; &quot;&lt;6&quot;)" office:value-type="float" office:value="0" calcext:value-type="float">
            <text:p>0</text:p>
          </table:table-cell>
          <table:table-cell table:style-name="ce796" table:formula="of:=COUNTIFS([.J45:.J53];&quot;&gt;=6&quot;;[.J45:.J53]; &quot;&lt;8&quot;)" office:value-type="float" office:value="2" calcext:value-type="float">
            <text:p>2</text:p>
          </table:table-cell>
          <table:table-cell table:style-name="ce796" table:formula="of:=COUNTIFS([.J45:.J53];&quot;&gt;=8&quot;;[.J45:.J53]; &quot;&lt;10&quot;)" office:value-type="float" office:value="3" calcext:value-type="float">
            <text:p>3</text:p>
          </table:table-cell>
          <table:table-cell table:style-name="ce796" table:formula="of:=COUNTIFS([.J45:.J53];&quot;&gt;=10&quot;;[.J45:.J53]; &quot;&lt;12&quot;)" office:value-type="float" office:value="2" calcext:value-type="float">
            <text:p>2</text:p>
          </table:table-cell>
          <table:table-cell table:style-name="ce796" table:formula="of:=COUNTIFS([.J45:.J53];&quot;&gt;=12&quot;;[.J45:.J53]; &quot;&lt;14&quot;)" office:value-type="float" office:value="0" calcext:value-type="float">
            <text:p>0</text:p>
          </table:table-cell>
          <table:table-cell table:style-name="ce796" table:formula="of:=COUNTIFS([.J45:.J53];&quot;&gt;=14&quot;;[.J45:.J53]; &quot;&lt;16&quot;)" office:value-type="float" office:value="1" calcext:value-type="float">
            <text:p>1</text:p>
          </table:table-cell>
          <table:table-cell table:style-name="ce796" table:formula="of:=COUNTIFS([.J45:.J53];&quot;&gt;=16&quot;;[.J45:.J53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796" table:formula="of:=COUNTIFS([.J58:.J66];&quot;&gt;=4&quot;;[.J58:.J66]; &quot;&lt;6&quot;)" office:value-type="float" office:value="1" calcext:value-type="float">
            <text:p>1</text:p>
          </table:table-cell>
          <table:table-cell table:style-name="ce796" table:formula="of:=COUNTIFS([.J58:.J66];&quot;&gt;=6&quot;;[.J58:.J66]; &quot;&lt;8&quot;)" office:value-type="float" office:value="1" calcext:value-type="float">
            <text:p>1</text:p>
          </table:table-cell>
          <table:table-cell table:style-name="ce796" table:formula="of:=COUNTIFS([.J58:.J66];&quot;&gt;=8&quot;;[.J58:.J66]; &quot;&lt;10&quot;)" office:value-type="float" office:value="0" calcext:value-type="float">
            <text:p>0</text:p>
          </table:table-cell>
          <table:table-cell table:style-name="ce796" table:formula="of:=COUNTIFS([.J58:.J66];&quot;&gt;=10&quot;;[.J58:.J66]; &quot;&lt;12&quot;)" office:value-type="float" office:value="1" calcext:value-type="float">
            <text:p>1</text:p>
          </table:table-cell>
          <table:table-cell table:style-name="ce796" table:formula="of:=COUNTIFS([.J58:.J66];&quot;&gt;=12&quot;;[.J58:.J66]; &quot;&lt;14&quot;)" office:value-type="float" office:value="3" calcext:value-type="float">
            <text:p>3</text:p>
          </table:table-cell>
          <table:table-cell table:style-name="ce796" table:formula="of:=COUNTIFS([.J58:.J66];&quot;&gt;=14&quot;;[.J58:.J66]; &quot;&lt;16&quot;)" office:value-type="float" office:value="0" calcext:value-type="float">
            <text:p>0</text:p>
          </table:table-cell>
          <table:table-cell table:style-name="ce796" table:formula="of:=COUNTIFS([.J58:.J66];&quot;&gt;=16&quot;;[.J58:.J66]; &quot;&lt;19&quot;)" office:value-type="float" office:value="3" calcext:value-type="float">
            <text:p>3</text:p>
          </table:table-cell>
          <table:table-cell table:style-name="ce100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796" table:formula="of:=COUNTIFS([.J71:.J78];&quot;&gt;=4&quot;;[.J71:.J78]; &quot;&lt;6&quot;)" office:value-type="float" office:value="3" calcext:value-type="float">
            <text:p>3</text:p>
          </table:table-cell>
          <table:table-cell table:style-name="ce796" table:formula="of:=COUNTIFS([.J71:.J78];&quot;&gt;=6&quot;;[.J71:.J78]; &quot;&lt;8&quot;)" office:value-type="float" office:value="0" calcext:value-type="float">
            <text:p>0</text:p>
          </table:table-cell>
          <table:table-cell table:style-name="ce796" table:formula="of:=COUNTIFS([.J71:.J78];&quot;&gt;=8&quot;;[.J71:.J78]; &quot;&lt;10&quot;)" office:value-type="float" office:value="1" calcext:value-type="float">
            <text:p>1</text:p>
          </table:table-cell>
          <table:table-cell table:style-name="ce796" table:formula="of:=COUNTIFS([.J71:.J78];&quot;&gt;=10&quot;;[.J71:.J78]; &quot;&lt;12&quot;)" office:value-type="float" office:value="1" calcext:value-type="float">
            <text:p>1</text:p>
          </table:table-cell>
          <table:table-cell table:style-name="ce796" table:formula="of:=COUNTIFS([.J71:.J78];&quot;&gt;=12&quot;;[.J71:.J78]; &quot;&lt;14&quot;)" office:value-type="float" office:value="1" calcext:value-type="float">
            <text:p>1</text:p>
          </table:table-cell>
          <table:table-cell table:style-name="ce796" table:formula="of:=COUNTIFS([.J71:.J78];&quot;&gt;=14&quot;;[.J71:.J78]; &quot;&lt;16&quot;)" office:value-type="float" office:value="2" calcext:value-type="float">
            <text:p>2</text:p>
          </table:table-cell>
          <table:table-cell table:style-name="ce796" table:formula="of:=COUNTIFS([.J71:.J78];&quot;&gt;=16&quot;;[.J71:.J78]; &quot;&lt;19&quot;)" office:value-type="float" office:value="0" calcext:value-type="float">
            <text:p>0</text:p>
          </table:table-cell>
          <table:table-cell table:style-name="ce100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796" table:formula="of:=COUNTIFS([.J83:.J90];&quot;&gt;=4&quot;;[.J83:.J90]; &quot;&lt;6&quot;)" office:value-type="float" office:value="0" calcext:value-type="float">
            <text:p>0</text:p>
          </table:table-cell>
          <table:table-cell table:style-name="ce796" table:formula="of:=COUNTIFS([.J83:.J90];&quot;&gt;=6&quot;;[.J83:.J90]; &quot;&lt;8&quot;)" office:value-type="float" office:value="1" calcext:value-type="float">
            <text:p>1</text:p>
          </table:table-cell>
          <table:table-cell table:style-name="ce796" table:formula="of:=COUNTIFS([.J83:.J90];&quot;&gt;=8&quot;;[.J83:.J90]; &quot;&lt;10&quot;)" office:value-type="float" office:value="0" calcext:value-type="float">
            <text:p>0</text:p>
          </table:table-cell>
          <table:table-cell table:style-name="ce796" table:formula="of:=COUNTIFS([.J83:.J90];&quot;&gt;=10&quot;;[.J83:.J90]; &quot;&lt;12&quot;)" office:value-type="float" office:value="2" calcext:value-type="float">
            <text:p>2</text:p>
          </table:table-cell>
          <table:table-cell table:style-name="ce796" table:formula="of:=COUNTIFS([.J83:.J90];&quot;&gt;=12&quot;;[.J83:.J90]; &quot;&lt;14&quot;)" office:value-type="float" office:value="1" calcext:value-type="float">
            <text:p>1</text:p>
          </table:table-cell>
          <table:table-cell table:style-name="ce796" table:formula="of:=COUNTIFS([.J83:.J90];&quot;&gt;=14&quot;;[.J83:.J90]; &quot;&lt;16&quot;)" office:value-type="float" office:value="1" calcext:value-type="float">
            <text:p>1</text:p>
          </table:table-cell>
          <table:table-cell table:style-name="ce796" table:formula="of:=COUNTIFS([.J83:.J90];&quot;&gt;=16&quot;;[.J83:.J90]; &quot;&lt;19&quot;)" office:value-type="float" office:value="3" calcext:value-type="float">
            <text:p>3</text:p>
          </table:table-cell>
          <table:table-cell table:style-name="ce100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797" table:formula="of:=COUNTIFS([.P32:.P39];&quot;&gt;=4&quot;;[.P32:.P39]; &quot;&lt;6&quot;)" office:value-type="float" office:value="1" calcext:value-type="float">
            <text:p>1</text:p>
          </table:table-cell>
          <table:table-cell table:style-name="ce797" table:formula="of:=COUNTIFS([.P32:.P39];&quot;&gt;=6&quot;;[.P32:.P39]; &quot;&lt;8&quot;)" office:value-type="float" office:value="1" calcext:value-type="float">
            <text:p>1</text:p>
          </table:table-cell>
          <table:table-cell table:style-name="ce797" table:formula="of:=COUNTIFS([.P32:.P39];&quot;&gt;=8&quot;;[.P32:.P39]; &quot;&lt;10&quot;)" office:value-type="float" office:value="1" calcext:value-type="float">
            <text:p>1</text:p>
          </table:table-cell>
          <table:table-cell table:style-name="ce797" table:formula="of:=COUNTIFS([.P32:.P39];&quot;&gt;=10&quot;;[.P32:.P39]; &quot;&lt;12&quot;)" office:value-type="float" office:value="2" calcext:value-type="float">
            <text:p>2</text:p>
          </table:table-cell>
          <table:table-cell table:style-name="ce797" table:formula="of:=COUNTIFS([.P32:.P39];&quot;&gt;=12&quot;;[.P32:.P39]; &quot;&lt;14&quot;)" office:value-type="float" office:value="2" calcext:value-type="float">
            <text:p>2</text:p>
          </table:table-cell>
          <table:table-cell table:style-name="ce797" table:formula="of:=COUNTIFS([.P32:.P39];&quot;&gt;=14&quot;;[.P32:.P39]; &quot;&lt;16&quot;)" office:value-type="float" office:value="1" calcext:value-type="float">
            <text:p>1</text:p>
          </table:table-cell>
          <table:table-cell table:style-name="ce797" table:formula="of:=COUNTIFS([.P32:.P39];&quot;&gt;=16&quot;;[.P32:.P39]; &quot;&lt;19&quot;)" office:value-type="float" office:value="0" calcext:value-type="float">
            <text:p>0</text:p>
          </table:table-cell>
          <table:table-cell table:style-name="ce100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798" table:formula="of:=COUNTIFS([.P45:.P52];&quot;&gt;=4&quot;;[.P45:.P52]; &quot;&lt;6&quot;)" office:value-type="float" office:value="2" calcext:value-type="float">
            <text:p>2</text:p>
          </table:table-cell>
          <table:table-cell table:style-name="ce798" table:formula="of:=COUNTIFS([.P45:.P52];&quot;&gt;=6&quot;;[.P45:.P52]; &quot;&lt;8&quot;)" office:value-type="float" office:value="1" calcext:value-type="float">
            <text:p>1</text:p>
          </table:table-cell>
          <table:table-cell table:style-name="ce798" table:formula="of:=COUNTIFS([.P45:.P52];&quot;&gt;=8&quot;;[.P45:.P52]; &quot;&lt;10&quot;)" office:value-type="float" office:value="2" calcext:value-type="float">
            <text:p>2</text:p>
          </table:table-cell>
          <table:table-cell table:style-name="ce798" table:formula="of:=COUNTIFS([.P45:.P52];&quot;&gt;=10&quot;;[.P45:.P52]; &quot;&lt;12&quot;)" office:value-type="float" office:value="1" calcext:value-type="float">
            <text:p>1</text:p>
          </table:table-cell>
          <table:table-cell table:style-name="ce798" table:formula="of:=COUNTIFS([.P45:.P52];&quot;&gt;=12&quot;;[.P45:.P52]; &quot;&lt;14&quot;)" office:value-type="float" office:value="1" calcext:value-type="float">
            <text:p>1</text:p>
          </table:table-cell>
          <table:table-cell table:style-name="ce798" table:formula="of:=COUNTIFS([.P45:.P52];&quot;&gt;=14&quot;;[.P45:.P52]; &quot;&lt;16&quot;)" office:value-type="float" office:value="1" calcext:value-type="float">
            <text:p>1</text:p>
          </table:table-cell>
          <table:table-cell table:style-name="ce798" table:formula="of:=COUNTIFS([.P45:.P52];&quot;&gt;=16&quot;;[.P45:.P52]; &quot;&lt;19&quot;)" office:value-type="float" office:value="0" calcext:value-type="float">
            <text:p>0</text:p>
          </table:table-cell>
          <table:table-cell table:style-name="ce100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799" table:formula="of:=COUNTIFS([.P58:.P65];&quot;&gt;=4&quot;;[.P58:.P65]; &quot;&lt;6&quot;)" office:value-type="float" office:value="0" calcext:value-type="float">
            <text:p>0</text:p>
          </table:table-cell>
          <table:table-cell table:style-name="ce799" table:formula="of:=COUNTIFS([.P58:.P65];&quot;&gt;=6&quot;;[.P58:.P65]; &quot;&lt;8&quot;)" office:value-type="float" office:value="2" calcext:value-type="float">
            <text:p>2</text:p>
          </table:table-cell>
          <table:table-cell table:style-name="ce799" table:formula="of:=COUNTIFS([.P58:.P65];&quot;&gt;=8&quot;;[.P58:.P65]; &quot;&lt;10&quot;)" office:value-type="float" office:value="3" calcext:value-type="float">
            <text:p>3</text:p>
          </table:table-cell>
          <table:table-cell table:style-name="ce799" table:formula="of:=COUNTIFS([.P58:.P65];&quot;&gt;=10&quot;;[.P58:.P65]; &quot;&lt;12&quot;)" office:value-type="float" office:value="1" calcext:value-type="float">
            <text:p>1</text:p>
          </table:table-cell>
          <table:table-cell table:style-name="ce799" table:formula="of:=COUNTIFS([.P58:.P65];&quot;&gt;=12&quot;;[.P58:.P65]; &quot;&lt;14&quot;)" office:value-type="float" office:value="1" calcext:value-type="float">
            <text:p>1</text:p>
          </table:table-cell>
          <table:table-cell table:style-name="ce799" table:formula="of:=COUNTIFS([.P58:.P65];&quot;&gt;=14&quot;;[.P58:.P65]; &quot;&lt;16&quot;)" office:value-type="float" office:value="0" calcext:value-type="float">
            <text:p>0</text:p>
          </table:table-cell>
          <table:table-cell table:style-name="ce799" table:formula="of:=COUNTIFS([.P58:.P65];&quot;&gt;=16&quot;;[.P58:.P65]; &quot;&lt;19&quot;)" office:value-type="float" office:value="1" calcext:value-type="float">
            <text:p>1</text:p>
          </table:table-cell>
          <table:table-cell table:style-name="ce100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00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801" table:formula="of:=COUNTIFS([.P83:.P90];&quot;&gt;=4&quot;;[.P83:.P90]; &quot;&lt;6&quot;)" office:value-type="float" office:value="1" calcext:value-type="float">
            <text:p>1</text:p>
          </table:table-cell>
          <table:table-cell table:style-name="ce801" table:formula="of:=COUNTIFS([.P83:.P90];&quot;&gt;=6&quot;;[.P83:.P90]; &quot;&lt;8&quot;)" office:value-type="float" office:value="2" calcext:value-type="float">
            <text:p>2</text:p>
          </table:table-cell>
          <table:table-cell table:style-name="ce801" table:formula="of:=COUNTIFS([.P83:.P90];&quot;&gt;=8&quot;;[.P83:.P90]; &quot;&lt;10&quot;)" office:value-type="float" office:value="1" calcext:value-type="float">
            <text:p>1</text:p>
          </table:table-cell>
          <table:table-cell table:style-name="ce801" table:formula="of:=COUNTIFS([.P83:.P90];&quot;&gt;=10&quot;;[.P83:.P90]; &quot;&lt;12&quot;)" office:value-type="float" office:value="1" calcext:value-type="float">
            <text:p>1</text:p>
          </table:table-cell>
          <table:table-cell table:style-name="ce801" table:formula="of:=COUNTIFS([.P83:.P90];&quot;&gt;=12&quot;;[.P83:.P90]; &quot;&lt;14&quot;)" office:value-type="float" office:value="1" calcext:value-type="float">
            <text:p>1</text:p>
          </table:table-cell>
          <table:table-cell table:style-name="ce801" table:formula="of:=COUNTIFS([.P83:.P90];&quot;&gt;=14&quot;;[.P83:.P90]; &quot;&lt;16&quot;)" office:value-type="float" office:value="1" calcext:value-type="float">
            <text:p>1</text:p>
          </table:table-cell>
          <table:table-cell table:style-name="ce801" table:formula="of:=COUNTIFS([.P83:.P90];&quot;&gt;=16&quot;;[.P83:.P90]; &quot;&lt;19&quot;)" office:value-type="float" office:value="1" calcext:value-type="float">
            <text:p>1</text:p>
          </table:table-cell>
          <table:table-cell table:style-name="ce100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14])" office:value-type="float" office:value="14" calcext:value-type="float">
            <text:p>14</text:p>
          </table:table-cell>
          <table:table-cell table:style-name="ce100" table:formula="of:=SUM([.J4:.J14])" office:value-type="float" office:value="12" calcext:value-type="float">
            <text:p>12</text:p>
          </table:table-cell>
          <table:table-cell table:style-name="ce100" table:formula="of:=SUM([.K4:.K14])" office:value-type="float" office:value="13" calcext:value-type="float">
            <text:p>13</text:p>
          </table:table-cell>
          <table:table-cell table:style-name="ce100" table:formula="of:=SUM([.L4:.L14])" office:value-type="float" office:value="14" calcext:value-type="float">
            <text:p>14</text:p>
          </table:table-cell>
          <table:table-cell table:style-name="ce100" table:formula="of:=SUM([.M4:.M14])" office:value-type="float" office:value="16" calcext:value-type="float">
            <text:p>16</text:p>
          </table:table-cell>
          <table:table-cell table:style-name="ce100" table:formula="of:=SUM([.N4:.N14])" office:value-type="float" office:value="10" calcext:value-type="float">
            <text:p>10</text:p>
          </table:table-cell>
          <table:table-cell table:style-name="ce100" table:formula="of:=SUM([.O4:.O14])" office:value-type="float" office:value="13" calcext:value-type="float">
            <text:p>13</text:p>
          </table:table-cell>
          <table:table-cell table:style-name="ce100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style-name="ce23" table:formula="of:=VLOOKUP([.$I19];[.$A$2:.$D$96];2;0)" office:value-type="float" office:value="13.7076183939602" calcext:value-type="float">
            <text:p>13.71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table:style-name="ce23" table:formula="of:=VLOOKUP([.I20];[.$A$2:.$D$96];2;0)" office:value-type="float" office:value="4.11530542210021" calcext:value-type="float">
            <text:p>4.12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style-name="ce23" table:formula="of:=VLOOKUP([.I21];[.$A$2:.$D$96];2;0)" office:value-type="float" office:value="12.9334248455731" calcext:value-type="float">
            <text:p>12.93 </text:p>
          </table:table-cell>
          <table:table-cell table:style-name="ce23" table:formula="of:=VLOOKUP([.$I21];[.$A$2:.$D$96];3;0)" office:value-type="string" office:string-value="F" calcext:value-type="string">
            <text:p>F</text:p>
          </table:table-cell>
          <table:table-cell table:style-name="ce23" table:formula="of:=VLOOKUP([.$I21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table:style-name="ce23" table:formula="of:=VLOOKUP([.I22];[.$A$2:.$D$96];2;0)" office:value-type="float" office:value="6.66026080988332" calcext:value-type="float">
            <text:p>6.66 </text:p>
          </table:table-cell>
          <table:table-cell table:style-name="ce23" table:formula="of:=VLOOKUP([.$I22];[.$A$2:.$D$96];3;0)" office:value-type="string" office:string-value="M" calcext:value-type="string">
            <text:p>M</text:p>
          </table:table-cell>
          <table:table-cell table:style-name="ce23" table:formula="of:=VLOOKUP([.$I22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table:style-name="ce23" table:formula="of:=VLOOKUP([.I23];[.$A$2:.$D$96];2;0)" office:value-type="float" office:value="8.34317089910776" calcext:value-type="float">
            <text:p>8.34 </text:p>
          </table:table-cell>
          <table:table-cell table:style-name="ce23" table:formula="of:=VLOOKUP([.$I23];[.$A$2:.$D$96];3;0)" office:value-type="string" office:string-value="F" calcext:value-type="string">
            <text:p>F</text:p>
          </table:table-cell>
          <table:table-cell table:style-name="ce23" table:formula="of:=VLOOKUP([.$I23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table:style-name="ce23" table:formula="of:=VLOOKUP([.I24];[.$A$2:.$D$96];2;0)" office:value-type="float" office:value="10.7975291695264" calcext:value-type="float">
            <text:p>10.80 </text:p>
          </table:table-cell>
          <table:table-cell table:style-name="ce23" table:formula="of:=VLOOKUP([.$I24];[.$A$2:.$D$96];3;0)" office:value-type="string" office:string-value="M" calcext:value-type="string">
            <text:p>M</text:p>
          </table:table-cell>
          <table:table-cell table:style-name="ce23" table:formula="of:=VLOOKUP([.$I2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style-name="ce23" table:formula="of:=VLOOKUP([.I25];[.$A$2:.$D$96];2;0)" office:value-type="float" office:value="16.538091969801" calcext:value-type="float">
            <text:p>16.54 </text:p>
          </table:table-cell>
          <table:table-cell table:style-name="ce23" table:formula="of:=VLOOKUP([.$I25];[.$A$2:.$D$96];3;0)" office:value-type="string" office:string-value="F" calcext:value-type="string">
            <text:p>F</text:p>
          </table:table-cell>
          <table:table-cell table:style-name="ce23" table:formula="of:=VLOOKUP([.$I25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style-name="ce23" table:formula="of:=VLOOKUP([.I26];[.$A$2:.$D$96];2;0)" office:value-type="float" office:value="15.3603294440631" calcext:value-type="float">
            <text:p>15.36 </text:p>
          </table:table-cell>
          <table:table-cell table:style-name="ce23" table:formula="of:=VLOOKUP([.$I26];[.$A$2:.$D$96];3;0)" office:value-type="string" office:string-value="M" calcext:value-type="string">
            <text:p>M</text:p>
          </table:table-cell>
          <table:table-cell table:style-name="ce23" table:formula="of:=VLOOKUP([.$I26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table:style-name="ce23" table:formula="of:=VLOOKUP([.I27];[.$A$2:.$D$96];2;0)" office:value-type="float" office:value="5.72958133150309" calcext:value-type="float">
            <text:p>5.73 </text:p>
          </table:table-cell>
          <table:table-cell table:style-name="ce23" table:formula="of:=VLOOKUP([.$I27];[.$A$2:.$D$96];3;0)" office:value-type="string" office:string-value="F" calcext:value-type="string">
            <text:p>F</text:p>
          </table:table-cell>
          <table:table-cell table:style-name="ce23" table:formula="of:=VLOOKUP([.$I27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19:.J27])" office:value-type="float" office:value="10.4650346983909" calcext:value-type="float">
            <text:p>10.4650346983909</text:p>
          </table:table-cell>
          <table:table-cell/>
          <table:table-cell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19:.J27])" office:value-type="float" office:value="4.4621460305157" calcext:value-type="float">
            <text:p>4.4621460305157</text:p>
          </table:table-cell>
          <table:table-cell/>
          <table:table-cell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table:style-name="ce241" table:formula="of:=VLOOKUP([.$I32];[.$A$2:.$D$96];2;0)" office:value-type="float" office:value="16.4557309540151" calcext:value-type="float">
            <text:p>16.46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table:style-name="ce241" table:formula="of:=VLOOKUP([.$I33];[.$A$2:.$D$96];2;0)" office:value-type="float" office:value="10.6218256691833" calcext:value-type="float">
            <text:p>10.62 </text:p>
          </table:table-cell>
          <table:table-cell table:style-name="ce22" table:formula="of:=VLOOKUP([.$I33];[.$A$2:.$D$96];3;0)" office:value-type="string" office:string-value="F" calcext:value-type="string">
            <text:p>F</text:p>
          </table:table-cell>
          <table:table-cell table:style-name="ce58" table:formula="of:=VLOOKUP([.$I33];[.$A$2:.$D$96];4;0)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5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table:style-name="ce241" table:formula="of:=VLOOKUP([.$I34];[.$A$2:.$D$96];2;0)" office:value-type="float" office:value="13.9547014413178" calcext:value-type="float">
            <text:p>13.95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table:style-name="ce241" table:formula="of:=VLOOKUP([.$I35];[.$A$2:.$D$96];2;0)" office:value-type="float" office:value="16.6067261496225" calcext:value-type="float">
            <text:p>16.61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table:style-name="ce241" table:formula="of:=VLOOKUP([.$I36];[.$A$2:.$D$96];2;0)" office:value-type="float" office:value="18.4296499656829" calcext:value-type="float">
            <text:p>18.43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table:style-name="ce241" table:formula="of:=VLOOKUP([.$I37];[.$A$2:.$D$96];2;0)" office:value-type="float" office:value="4.15648592999314" calcext:value-type="float">
            <text:p>4.16 </text:p>
          </table:table-cell>
          <table:table-cell table:style-name="ce22" table:formula="of:=VLOOKUP([.$I37];[.$A$2:.$D$96];3;0)" office:value-type="string" office:string-value="M" calcext:value-type="string">
            <text:p>M</text:p>
          </table:table-cell>
          <table:table-cell table:style-name="ce58" table:formula="of:=VLOOKUP([.$I37];[.$A$2:.$D$96];4;0)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</text:p>
          </table:table-cell>
          <table:table-cell table:style-name="ce241" table:formula="of:=VLOOKUP([.$I38];[.$A$2:.$D$96];2;0)" office:value-type="float" office:value="11.363074811256" calcext:value-type="float">
            <text:p>11.36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table:style-name="ce241" table:formula="of:=VLOOKUP([.$I39];[.$A$2:.$D$96];2;0)" office:value-type="float" office:value="6.30336307481126" calcext:value-type="float">
            <text:p>6.30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table:style-name="ce241" table:formula="of:=VLOOKUP([.$I40];[.$A$2:.$D$96];2;0)" office:value-type="float" office:value="9.67467398764585" calcext:value-type="float">
            <text:p>9.67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5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32:.J40])" office:value-type="float" office:value="11.9518035537253" calcext:value-type="float">
            <text:p>11.9518035537253</text:p>
          </table:table-cell>
          <table:table-cell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5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5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5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5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45:.J53])" office:value-type="float" office:value="10.7200488065279" calcext:value-type="float">
            <text:p>10.7200488065279</text:p>
          </table:table-cell>
          <table:table-cell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5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5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5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5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58:.J66])" office:value-type="float" office:value="12.6482116983147" calcext:value-type="float">
            <text:p>12.6482116983147</text:p>
          </table:table-cell>
          <table:table-cell/>
          <table:table-cell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5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58:.J66])" office:value-type="float" office:value="4.55739893827947" calcext:value-type="float">
            <text:p>4.55739893827947</text:p>
          </table:table-cell>
          <table:table-cell/>
          <table:table-cell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5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5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5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5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70:.J78])" office:value-type="float" office:value="9.55250514756348" calcext:value-type="float">
            <text:p>9.55250514756348</text:p>
          </table:table-cell>
          <table:table-cell/>
          <table:table-cell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5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70:.J78])" office:value-type="float" office:value="4.62377426643948" calcext:value-type="float">
            <text:p>4.62377426643948</text:p>
          </table:table-cell>
          <table:table-cell/>
          <table:table-cell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5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5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5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5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83:.J90])" office:value-type="float" office:value="13.528826355525" calcext:value-type="float">
            <text:p>13.528826355525</text:p>
          </table:table-cell>
          <table:table-cell/>
          <table:table-cell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5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83:.J90])" office:value-type="float" office:value="3.67091670874765" calcext:value-type="float">
            <text:p>3.67091670874765</text:p>
          </table:table-cell>
          <table:table-cell/>
          <table:table-cell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5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8'</text:p>
          </table:table-cell>
          <table:table-cell table:style-name="Default" office:value-type="string" calcext:value-type="string">
            <text:p>'CC013'</text:p>
          </table:table-cell>
          <table:table-cell table:style-name="Default" office:value-type="string" calcext:value-type="string">
            <text:p>'CC018'</text:p>
          </table:table-cell>
          <table:table-cell table:style-name="Default" office:value-type="string" calcext:value-type="string">
            <text:p>'CC020'</text:p>
          </table:table-cell>
          <table:table-cell table:style-name="Default" office:value-type="string" calcext:value-type="string">
            <text:p>'CC022'</text:p>
          </table:table-cell>
          <table:table-cell table:style-name="Default" office:value-type="string" calcext:value-type="string">
            <text:p>'CC027'</text:p>
          </table:table-cell>
          <table:table-cell office:value-type="string" calcext:value-type="string">
            <text:p>'CC031'</text:p>
          </table:table-cell>
          <table:table-cell office:value-type="string" calcext:value-type="string">
            <text:p>'CC034'</text:p>
          </table:table-cell>
          <table:table-cell table:style-name="Default" office:value-type="string" calcext:value-type="string">
            <text:p>'CC03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36'</text:p>
          </table:table-cell>
          <table:table-cell table:style-name="Default" office:value-type="string" calcext:value-type="string">
            <text:p>'CC040'</text:p>
          </table:table-cell>
          <table:table-cell table:style-name="Default" office:value-type="string" calcext:value-type="string">
            <text:p>'CC049'</text:p>
          </table:table-cell>
          <table:table-cell table:style-name="Default" office:value-type="string" calcext:value-type="string">
            <text:p>'CC052'</text:p>
          </table:table-cell>
          <table:table-cell table:style-name="Default" office:value-type="string" calcext:value-type="string">
            <text:p>'CC060'</text:p>
          </table:table-cell>
          <table:table-cell office:value-type="string" calcext:value-type="string">
            <text:p>'CC078'</text:p>
          </table:table-cell>
          <table:table-cell office:value-type="string" calcext:value-type="string">
            <text:p>'CC082'</text:p>
          </table:table-cell>
          <table:table-cell table:style-name="Default" office:value-type="string" calcext:value-type="string">
            <text:p>'CC096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7'</text:p>
          </table:table-cell>
          <table:table-cell table:style-name="Default" office:value-type="string" calcext:value-type="string">
            <text:p>'CC010'</text:p>
          </table:table-cell>
          <table:table-cell table:style-name="Default" office:value-type="string" calcext:value-type="string">
            <text:p>'CC015'</text:p>
          </table:table-cell>
          <table:table-cell table:style-name="Default" office:value-type="string" calcext:value-type="string">
            <text:p>'CC016'</text:p>
          </table:table-cell>
          <table:table-cell table:style-name="Default" office:value-type="string" calcext:value-type="string">
            <text:p>'CC021'</text:p>
          </table:table-cell>
          <table:table-cell table:style-name="Default" office:value-type="string" calcext:value-type="string">
            <text:p>'CC041'</text:p>
          </table:table-cell>
          <table:table-cell office:value-type="string" calcext:value-type="string">
            <text:p>'CC042'</text:p>
          </table:table-cell>
          <table:table-cell office:value-type="string" calcext:value-type="string">
            <text:p>'CC044'</text:p>
          </table:table-cell>
          <table:table-cell table:style-name="Default" office:value-type="string" calcext:value-type="string">
            <text:p>'CC04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47'</text:p>
          </table:table-cell>
          <table:table-cell table:style-name="Default" office:value-type="string" calcext:value-type="string">
            <text:p>'CC051'</text:p>
          </table:table-cell>
          <table:table-cell table:style-name="Default" office:value-type="string" calcext:value-type="string">
            <text:p>'CC055'</text:p>
          </table:table-cell>
          <table:table-cell table:style-name="Default" office:value-type="string" calcext:value-type="string">
            <text:p>'CC063'</text:p>
          </table:table-cell>
          <table:table-cell table:style-name="Default" office:value-type="string" calcext:value-type="string">
            <text:p>'CC073'</text:p>
          </table:table-cell>
          <table:table-cell office:value-type="string" calcext:value-type="string">
            <text:p>'CC075'</text:p>
          </table:table-cell>
          <table:table-cell office:value-type="string" calcext:value-type="string">
            <text:p>'CC088'</text:p>
          </table:table-cell>
          <table:table-cell table:style-name="Default" office:value-type="string" calcext:value-type="string">
            <text:p>'CC093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9'</text:p>
          </table:table-cell>
          <table:table-cell table:style-name="Default" office:value-type="string" calcext:value-type="string">
            <text:p>'CC023'</text:p>
          </table:table-cell>
          <table:table-cell table:style-name="Default" office:value-type="string" calcext:value-type="string">
            <text:p>'CC024'</text:p>
          </table:table-cell>
          <table:table-cell table:style-name="Default" office:value-type="string" calcext:value-type="string">
            <text:p>'CC028'</text:p>
          </table:table-cell>
          <table:table-cell table:style-name="Default" office:value-type="string" calcext:value-type="string">
            <text:p>'CC029'</text:p>
          </table:table-cell>
          <table:table-cell table:style-name="Default" office:value-type="string" calcext:value-type="string">
            <text:p>'CC030'</text:p>
          </table:table-cell>
          <table:table-cell office:value-type="string" calcext:value-type="string">
            <text:p>'CC037'</text:p>
          </table:table-cell>
          <table:table-cell office:value-type="string" calcext:value-type="string">
            <text:p>'CC043'</text:p>
          </table:table-cell>
          <table:table-cell table:style-name="Default" office:value-type="string" calcext:value-type="string">
            <text:p>'CC054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56'</text:p>
          </table:table-cell>
          <table:table-cell table:style-name="Default" office:value-type="string" calcext:value-type="string">
            <text:p>'CC064'</text:p>
          </table:table-cell>
          <table:table-cell table:style-name="Default" office:value-type="string" calcext:value-type="string">
            <text:p>'CC076'</text:p>
          </table:table-cell>
          <table:table-cell table:style-name="Default" office:value-type="string" calcext:value-type="string">
            <text:p>'CC077'</text:p>
          </table:table-cell>
          <table:table-cell table:style-name="Default" office:value-type="string" calcext:value-type="string">
            <text:p>'CC079'</text:p>
          </table:table-cell>
          <table:table-cell office:value-type="string" calcext:value-type="string">
            <text:p>'CC081'</text:p>
          </table:table-cell>
          <table:table-cell office:value-type="string" calcext:value-type="string">
            <text:p>'CC087'</text:p>
          </table:table-cell>
          <table:table-cell table:style-name="Default" office:value-type="string" calcext:value-type="string">
            <text:p>'CC095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14'</text:p>
          </table:table-cell>
          <table:table-cell table:style-name="Default" office:value-type="string" calcext:value-type="string">
            <text:p>'CC019'</text:p>
          </table:table-cell>
          <table:table-cell table:style-name="Default" office:value-type="string" calcext:value-type="string">
            <text:p>'CC033'</text:p>
          </table:table-cell>
          <table:table-cell table:style-name="Default" office:value-type="string" calcext:value-type="string">
            <text:p>'CC038'</text:p>
          </table:table-cell>
          <table:table-cell table:style-name="Default" office:value-type="string" calcext:value-type="string">
            <text:p>'CC039'</text:p>
          </table:table-cell>
          <table:table-cell table:style-name="Default" office:value-type="string" calcext:value-type="string">
            <text:p>'CC057'</text:p>
          </table:table-cell>
          <table:table-cell office:value-type="string" calcext:value-type="string">
            <text:p>'CC059'</text:p>
          </table:table-cell>
          <table:table-cell office:value-type="string" calcext:value-type="string">
            <text:p>'CC068'</text:p>
          </table:table-cell>
          <table:table-cell table:style-name="Default" office:value-type="string" calcext:value-type="string">
            <text:p>'CC072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74'</text:p>
          </table:table-cell>
          <table:table-cell table:style-name="Default" office:value-type="string" calcext:value-type="string">
            <text:p>'CC083'</text:p>
          </table:table-cell>
          <table:table-cell table:style-name="Default" office:value-type="string" calcext:value-type="string">
            <text:p>'CC084'</text:p>
          </table:table-cell>
          <table:table-cell table:style-name="Default" office:value-type="string" calcext:value-type="string">
            <text:p>'CC085'</text:p>
          </table:table-cell>
          <table:table-cell table:style-name="Default" office:value-type="string" calcext:value-type="string">
            <text:p>'CC086'</text:p>
          </table:table-cell>
          <table:table-cell office:value-type="string" calcext:value-type="string">
            <text:p>'CC089'</text:p>
          </table:table-cell>
          <table:table-cell office:value-type="string" calcext:value-type="string">
            <text:p>'CC098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6'</text:p>
          </table:table-cell>
          <table:table-cell table:style-name="Default" office:value-type="string" calcext:value-type="string">
            <text:p>'CC012'</text:p>
          </table:table-cell>
          <table:table-cell table:style-name="Default" office:value-type="string" calcext:value-type="string">
            <text:p>'CC025'</text:p>
          </table:table-cell>
          <table:table-cell table:style-name="Default" office:value-type="string" calcext:value-type="string">
            <text:p>'CC032'</text:p>
          </table:table-cell>
          <table:table-cell table:style-name="Default" office:value-type="string" calcext:value-type="string">
            <text:p>'CC046'</text:p>
          </table:table-cell>
          <table:table-cell table:style-name="Default" office:value-type="string" calcext:value-type="string">
            <text:p>'CC048'</text:p>
          </table:table-cell>
          <table:table-cell office:value-type="string" calcext:value-type="string">
            <text:p>'CC053'</text:p>
          </table:table-cell>
          <table:table-cell office:value-type="string" calcext:value-type="string">
            <text:p>'CC062'</text:p>
          </table:table-cell>
          <table:table-cell table:style-name="Default" office:value-type="string" calcext:value-type="string">
            <text:p>'CC06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66'</text:p>
          </table:table-cell>
          <table:table-cell table:style-name="Default" office:value-type="string" calcext:value-type="string">
            <text:p>'CC067'</text:p>
          </table:table-cell>
          <table:table-cell table:style-name="Default" office:value-type="string" calcext:value-type="string">
            <text:p>'CC069'</text:p>
          </table:table-cell>
          <table:table-cell table:style-name="Default" office:value-type="string" calcext:value-type="string">
            <text:p>'CC070'</text:p>
          </table:table-cell>
          <table:table-cell table:style-name="Default" office:value-type="string" calcext:value-type="string">
            <text:p>'CC071'</text:p>
          </table:table-cell>
          <table:table-cell office:value-type="string" calcext:value-type="string">
            <text:p>'CC080'</text:p>
          </table:table-cell>
          <table:table-cell office:value-type="string" calcext:value-type="string">
            <text:p>'CC094'</text:p>
          </table:table-cell>
          <table:table-cell table:style-name="Default"/>
          <table:table-cell table:number-columns-repeated="10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xport Results" table:style-name="ta1">
        <table:table-column table:style-name="co30" table:number-columns-repeated="5" table:default-cell-style-name="Default"/>
        <table:table-column table:style-name="co5" table:default-cell-style-name="Default"/>
        <table:table-column table:style-name="co3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udio-Logistic</text:p>
          </table:table-cell>
          <table:table-cell office:value-type="string" calcext:value-type="string">
            <text:p>Audio-SVM</text:p>
          </table:table-cell>
          <table:table-cell office:value-type="string" calcext:value-type="string">
            <text:p>Audio-MLP</text:p>
          </table:table-cell>
          <table:table-cell office:value-type="string" calcext:value-type="string">
            <text:p>Audio-aLSTM</text:p>
          </table:table-cell>
          <table:table-cell office:value-type="string" calcext:value-type="string">
            <text:p>Audio-SCNN</text:p>
          </table:table-cell>
          <table:table-cell office:value-type="string" calcext:value-type="string">
            <text:p>MEG Reduced-Logistic</text:p>
          </table:table-cell>
          <table:table-cell office:value-type="string" calcext:value-type="string">
            <text:p>MEG Reduced-SVM</text:p>
          </table:table-cell>
          <table:table-cell office:value-type="string" calcext:value-type="string">
            <text:p>MEG Reduced-MLP</text:p>
          </table:table-cell>
          <table:table-cell office:value-type="string" calcext:value-type="string">
            <text:p>MEG Rediced-aLSTM</text:p>
          </table:table-cell>
          <table:table-cell office:value-type="string" calcext:value-type="string">
            <text:p>MEG Reduced-SCNN</text:p>
          </table:table-cell>
          <table:table-cell office:value-type="string" calcext:value-type="string">
            <text:p>Raw MEG-aLSTM</text:p>
          </table:table-cell>
          <table:table-cell office:value-type="string" calcext:value-type="string">
            <text:p>Raw MEG-SCNN</text:p>
          </table:table-cell>
          <table:table-cell office:value-type="string" calcext:value-type="string">
            <text:p>Raw Cropping-aLSTM</text:p>
          </table:table-cell>
          <table:table-cell office:value-type="string" calcext:value-type="string">
            <text:p>Raw Cropping-SCNN</text:p>
          </table:table-cell>
          <table:table-cell office:value-type="string" calcext:value-type="string">
            <text:p>Raw Spatial Projection-SCNN</text:p>
          </table:table-cell>
          <table:table-cell office:value-type="string" calcext:value-type="string">
            <text:p>Raw Spatial Augmentation SCNN</text:p>
          </table:table-cell>
        </table:table-row>
        <table:table-row table:style-name="ro1">
          <table:table-cell office:value-type="float" office:value="0.42795076031861" calcext:value-type="float">
            <text:p>0.42795076031861</text:p>
          </table:table-cell>
          <table:table-cell office:value-type="float" office:value="0.556118754525706" calcext:value-type="float">
            <text:p>0.556118754525706</text:p>
          </table:table-cell>
          <table:table-cell office:value-type="float" office:value="0.613323678493845" calcext:value-type="float">
            <text:p>0.613323678493845</text:p>
          </table:table-cell>
          <table:table-cell office:value-type="float" office:value="0.672338884866039" calcext:value-type="float">
            <text:p>0.672338884866039</text:p>
          </table:table-cell>
          <table:table-cell office:value-type="float" office:value="0.313540912382332" calcext:value-type="float">
            <text:p>0.313540912382332</text:p>
          </table:table-cell>
          <table:table-cell office:value-type="float" office:value="0.536929761042723" calcext:value-type="float">
            <text:p>0.536929761042723</text:p>
          </table:table-cell>
          <table:table-cell office:value-type="float" office:value="0.540188269370022" calcext:value-type="float">
            <text:p>0.540188269370022</text:p>
          </table:table-cell>
          <table:table-cell office:value-type="float" office:value="0.484069514844316" calcext:value-type="float">
            <text:p>0.484069514844316</text:p>
          </table:table-cell>
          <table:table-cell office:value-type="float" office:value="0.59341057204924" calcext:value-type="float">
            <text:p>0.59341057204924</text:p>
          </table:table-cell>
          <table:table-cell office:value-type="float" office:value="0.480811006517017" calcext:value-type="float">
            <text:p>0.480811006517017</text:p>
          </table:table-cell>
          <table:table-cell office:value-type="float" office:value="0.541274438812455" calcext:value-type="float">
            <text:p>0.541274438812455</text:p>
          </table:table-cell>
          <table:table-cell office:value-type="float" office:value="0.671976828385228" calcext:value-type="float">
            <text:p>0.671976828385228</text:p>
          </table:table-cell>
          <table:table-cell office:value-type="float" office:value="0.500359712230216" calcext:value-type="float">
            <text:p>0.500359712230216</text:p>
          </table:table-cell>
          <table:table-cell office:value-type="float" office:value="0.619424460431655" calcext:value-type="float">
            <text:p>0.619424460431655</text:p>
          </table:table-cell>
          <table:table-cell office:value-type="float" office:value="0.389934829833454" calcext:value-type="float">
            <text:p>0.389934829833454</text:p>
          </table:table-cell>
          <table:table-cell office:value-type="float" office:value="0.359704641350211" calcext:value-type="float">
            <text:p>0.359704641350211</text:p>
          </table:table-cell>
        </table:table-row>
        <table:table-row table:style-name="ro1">
          <table:table-cell office:value-type="float" office:value="0.466328747284576" calcext:value-type="float">
            <text:p>0.466328747284576</text:p>
          </table:table-cell>
          <table:table-cell office:value-type="float" office:value="0.533671252715424" calcext:value-type="float">
            <text:p>0.533671252715424</text:p>
          </table:table-cell>
          <table:table-cell office:value-type="float" office:value="0.524257784214337" calcext:value-type="float">
            <text:p>0.524257784214337</text:p>
          </table:table-cell>
          <table:table-cell office:value-type="float" office:value="0.612237509051412" calcext:value-type="float">
            <text:p>0.612237509051412</text:p>
          </table:table-cell>
          <table:table-cell office:value-type="float" office:value="0.458725561187545" calcext:value-type="float">
            <text:p>0.458725561187545</text:p>
          </table:table-cell>
          <table:table-cell office:value-type="float" office:value="0.416727009413469" calcext:value-type="float">
            <text:p>0.416727009413469</text:p>
          </table:table-cell>
          <table:table-cell office:value-type="float" office:value="0.481173062997828" calcext:value-type="float">
            <text:p>0.481173062997828</text:p>
          </table:table-cell>
          <table:table-cell office:value-type="float" office:value="0.547791455467053" calcext:value-type="float">
            <text:p>0.547791455467053</text:p>
          </table:table-cell>
          <table:table-cell office:value-type="float" office:value="0.538377986965967" calcext:value-type="float">
            <text:p>0.538377986965967</text:p>
          </table:table-cell>
          <table:table-cell office:value-type="float" office:value="0.61875452570601" calcext:value-type="float">
            <text:p>0.61875452570601</text:p>
          </table:table-cell>
          <table:table-cell office:value-type="float" office:value="0.541274438812455" calcext:value-type="float">
            <text:p>0.541274438812455</text:p>
          </table:table-cell>
          <table:table-cell office:value-type="float" office:value="0.668718320057929" calcext:value-type="float">
            <text:p>0.668718320057929</text:p>
          </table:table-cell>
          <table:table-cell office:value-type="float" office:value="0.52158273381295" calcext:value-type="float">
            <text:p>0.52158273381295</text:p>
          </table:table-cell>
          <table:table-cell office:value-type="float" office:value="0.579136690647482" calcext:value-type="float">
            <text:p>0.579136690647482</text:p>
          </table:table-cell>
          <table:table-cell office:value-type="float" office:value="0.389934829833454" calcext:value-type="float">
            <text:p>0.389934829833454</text:p>
          </table:table-cell>
          <table:table-cell office:value-type="float" office:value="0.361814345991561" calcext:value-type="float">
            <text:p>0.361814345991561</text:p>
          </table:table-cell>
        </table:table-row>
        <table:table-row table:style-name="ro1">
          <table:table-cell office:value-type="float" office:value="0.51810282404055" calcext:value-type="float">
            <text:p>0.51810282404055</text:p>
          </table:table-cell>
          <table:table-cell office:value-type="float" office:value="0.557204923968139" calcext:value-type="float">
            <text:p>0.557204923968139</text:p>
          </table:table-cell>
          <table:table-cell office:value-type="float" office:value="0.329471397538016" calcext:value-type="float">
            <text:p>0.329471397538016</text:p>
          </table:table-cell>
          <table:table-cell office:value-type="float" office:value="0.507603186097031" calcext:value-type="float">
            <text:p>0.507603186097031</text:p>
          </table:table-cell>
          <table:table-cell office:value-type="float" office:value="0.503982621288921" calcext:value-type="float">
            <text:p>0.503982621288921</text:p>
          </table:table-cell>
          <table:table-cell office:value-type="float" office:value="0.354815351194786" calcext:value-type="float">
            <text:p>0.354815351194786</text:p>
          </table:table-cell>
          <table:table-cell office:value-type="float" office:value="0.535119478638668" calcext:value-type="float">
            <text:p>0.535119478638668</text:p>
          </table:table-cell>
          <table:table-cell office:value-type="float" office:value="0.545257060101376" calcext:value-type="float">
            <text:p>0.545257060101376</text:p>
          </table:table-cell>
          <table:table-cell office:value-type="float" office:value="0.56842867487328" calcext:value-type="float">
            <text:p>0.56842867487328</text:p>
          </table:table-cell>
          <table:table-cell office:value-type="float" office:value="0.583635047067342" calcext:value-type="float">
            <text:p>0.583635047067342</text:p>
          </table:table-cell>
          <table:table-cell office:value-type="float" office:value="0.70854453294714" calcext:value-type="float">
            <text:p>0.70854453294714</text:p>
          </table:table-cell>
          <table:table-cell office:value-type="float" office:value="0.413106444605358" calcext:value-type="float">
            <text:p>0.413106444605358</text:p>
          </table:table-cell>
          <table:table-cell office:value-type="float" office:value="0.521942446043165" calcext:value-type="float">
            <text:p>0.521942446043165</text:p>
          </table:table-cell>
          <table:table-cell office:value-type="float" office:value="0.525539568345324" calcext:value-type="float">
            <text:p>0.525539568345324</text:p>
          </table:table-cell>
          <table:table-cell office:value-type="float" office:value="0.464880521361332" calcext:value-type="float">
            <text:p>0.464880521361332</text:p>
          </table:table-cell>
          <table:table-cell office:value-type="float" office:value="0.348101265822785" calcext:value-type="float">
            <text:p>0.348101265822785</text:p>
          </table:table-cell>
        </table:table-row>
        <table:table-row table:style-name="ro1">
          <table:table-cell office:value-type="float" office:value="0.534033309196235" calcext:value-type="float">
            <text:p>0.534033309196235</text:p>
          </table:table-cell>
          <table:table-cell office:value-type="float" office:value="0.557204923968139" calcext:value-type="float">
            <text:p>0.557204923968139</text:p>
          </table:table-cell>
          <table:table-cell office:value-type="float" office:value="0.42795076031861" calcext:value-type="float">
            <text:p>0.42795076031861</text:p>
          </table:table-cell>
          <table:table-cell office:value-type="float" office:value="0.544170890658943" calcext:value-type="float">
            <text:p>0.544170890658943</text:p>
          </table:table-cell>
          <table:table-cell office:value-type="float" office:value="0.420347574221579" calcext:value-type="float">
            <text:p>0.420347574221579</text:p>
          </table:table-cell>
          <table:table-cell office:value-type="float" office:value="0.587617668356264" calcext:value-type="float">
            <text:p>0.587617668356264</text:p>
          </table:table-cell>
          <table:table-cell office:value-type="float" office:value="0.5394641564084" calcext:value-type="float">
            <text:p>0.5394641564084</text:p>
          </table:table-cell>
          <table:table-cell office:value-type="float" office:value="0.501810282404055" calcext:value-type="float">
            <text:p>0.501810282404055</text:p>
          </table:table-cell>
          <table:table-cell office:value-type="float" office:value="0.503258508327299" calcext:value-type="float">
            <text:p>0.503258508327299</text:p>
          </table:table-cell>
          <table:table-cell office:value-type="float" office:value="0.320782041998552" calcext:value-type="float">
            <text:p>0.320782041998552</text:p>
          </table:table-cell>
          <table:table-cell office:value-type="float" office:value="0.688631426502534" calcext:value-type="float">
            <text:p>0.688631426502534</text:p>
          </table:table-cell>
          <table:table-cell office:value-type="float" office:value="0.653874004344678" calcext:value-type="float">
            <text:p>0.653874004344678</text:p>
          </table:table-cell>
          <table:table-cell office:value-type="float" office:value="0.503956834532374" calcext:value-type="float">
            <text:p>0.503956834532374</text:p>
          </table:table-cell>
          <table:table-cell office:value-type="float" office:value="0.632014388489209" calcext:value-type="float">
            <text:p>0.632014388489209</text:p>
          </table:table-cell>
          <table:table-cell office:value-type="float" office:value="0.508327299058653" calcext:value-type="float">
            <text:p>0.508327299058653</text:p>
          </table:table-cell>
          <table:table-cell office:value-type="float" office:value="0.534282700421941" calcext:value-type="float">
            <text:p>0.534282700421941</text:p>
          </table:table-cell>
        </table:table-row>
        <table:table-row table:style-name="ro1">
          <table:table-cell office:value-type="float" office:value="0.457639391745112" calcext:value-type="float">
            <text:p>0.457639391745112</text:p>
          </table:table-cell>
          <table:table-cell office:value-type="float" office:value="0.514844315713251" calcext:value-type="float">
            <text:p>0.514844315713251</text:p>
          </table:table-cell>
          <table:table-cell office:value-type="float" office:value="0.592324402606807" calcext:value-type="float">
            <text:p>0.592324402606807</text:p>
          </table:table-cell>
          <table:table-cell office:value-type="float" office:value="0.585445329471397" calcext:value-type="float">
            <text:p>0.585445329471397</text:p>
          </table:table-cell>
          <table:table-cell office:value-type="float" office:value="0.313902968863143" calcext:value-type="float">
            <text:p>0.313902968863143</text:p>
          </table:table-cell>
          <table:table-cell office:value-type="float" office:value="0.556118754525706" calcext:value-type="float">
            <text:p>0.556118754525706</text:p>
          </table:table-cell>
          <table:table-cell office:value-type="float" office:value="0.55394641564084" calcext:value-type="float">
            <text:p>0.55394641564084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379435191889935" calcext:value-type="float">
            <text:p>0.379435191889935</text:p>
          </table:table-cell>
          <table:table-cell office:value-type="float" office:value="0.503258508327299" calcext:value-type="float">
            <text:p>0.503258508327299</text:p>
          </table:table-cell>
          <table:table-cell office:value-type="float" office:value="0.518464880521361" calcext:value-type="float">
            <text:p>0.518464880521361</text:p>
          </table:table-cell>
          <table:table-cell office:value-type="float" office:value="0.587255611875453" calcext:value-type="float">
            <text:p>0.587255611875453</text:p>
          </table:table-cell>
          <table:table-cell office:value-type="float" office:value="0.464028776978417" calcext:value-type="float">
            <text:p>0.464028776978417</text:p>
          </table:table-cell>
          <table:table-cell office:value-type="float" office:value="0.774820143884892" calcext:value-type="float">
            <text:p>0.774820143884892</text:p>
          </table:table-cell>
          <table:table-cell office:value-type="float" office:value="0.444967414916727" calcext:value-type="float">
            <text:p>0.444967414916727</text:p>
          </table:table-cell>
          <table:table-cell office:value-type="float" office:value="0.264767932489451" calcext:value-type="float">
            <text:p>0.264767932489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3:05:56.361330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2-28T14:24:48.189819101</dc:date>
    <meta:editing-duration>P13DT4H8M54S</meta:editing-duration>
    <meta:editing-cycles>484</meta:editing-cycles>
    <meta:generator>LibreOffice/5.4.2.2$Linux_X86_64 LibreOffice_project/40m0$Build-2</meta:generator>
    <meta:document-statistic meta:table-count="14" meta:cell-count="7423" meta:object-count="0"/>
  </office:meta>
</office:document-meta>
</file>